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Tabella1" style:family="table">
      <style:table-properties style:width="6.9229in" table:align="left" style:writing-mode="lr-tb"/>
    </style:style>
    <style:style style:name="Tabella1.A" style:family="table-column">
      <style:table-column-properties style:column-width="1.1056in"/>
    </style:style>
    <style:style style:name="Tabella1.B" style:family="table-column">
      <style:table-column-properties style:column-width="5.8174in"/>
    </style:style>
    <style:style style:name="Tabella1.A1" style:family="table-cell">
      <style:table-cell-properties fo:padding="0.0382in" fo:border-left="0.5pt solid #000000" fo:border-right="none" fo:border-top="0.5pt solid #000000" fo:border-bottom="0.5pt solid #000000"/>
    </style:style>
    <style:style style:name="Tabella1.B1" style:family="table-cell">
      <style:table-cell-properties fo:padding="0.0382in" fo:border="0.5pt solid #000000"/>
    </style:style>
    <style:style style:name="Tabella1.A2" style:family="table-cell">
      <style:table-cell-properties fo:padding="0.0382in" fo:border-left="0.5pt solid #000000" fo:border-right="none" fo:border-top="none" fo:border-bottom="0.5pt solid #000000"/>
    </style:style>
    <style:style style:name="Tabella1.B2" style:family="table-cell">
      <style:table-cell-properties fo:padding="0.0382in" fo:border-left="0.5pt solid #000000" fo:border-right="0.5pt solid #000000" fo:border-top="none" fo:border-bottom="0.5pt solid #000000"/>
    </style:style>
    <style:style style:name="Tabella2" style:family="table">
      <style:table-properties style:width="6.9229in" table:align="left" style:writing-mode="lr-tb"/>
    </style:style>
    <style:style style:name="Tabella2.A" style:family="table-column">
      <style:table-column-properties style:column-width="1.2583in"/>
    </style:style>
    <style:style style:name="Tabella2.B" style:family="table-column">
      <style:table-column-properties style:column-width="1.05in"/>
    </style:style>
    <style:style style:name="Tabella2.C" style:family="table-column">
      <style:table-column-properties style:column-width="1.1542in"/>
    </style:style>
    <style:style style:name="Tabella2.D" style:family="table-column">
      <style:table-column-properties style:column-width="1.2653in"/>
    </style:style>
    <style:style style:name="Tabella2.E" style:family="table-column">
      <style:table-column-properties style:column-width="1.0431in"/>
    </style:style>
    <style:style style:name="Tabella2.F" style:family="table-column">
      <style:table-column-properties style:column-width="1.1521in"/>
    </style:style>
    <style:style style:name="Tabella2.A1" style:family="table-cell">
      <style:table-cell-properties fo:padding="0.0382in" fo:border-left="0.5pt solid #000000" fo:border-right="none" fo:border-top="0.5pt solid #000000" fo:border-bottom="0.5pt solid #000000"/>
    </style:style>
    <style:style style:name="Tabella2.F1" style:family="table-cell">
      <style:table-cell-properties fo:padding="0.0382in" fo:border="0.5pt solid #000000"/>
    </style:style>
    <style:style style:name="Tabella3" style:family="table">
      <style:table-properties style:width="6.925in" table:align="margins" style:writing-mode="lr-tb"/>
    </style:style>
    <style:style style:name="Tabella3.A" style:family="table-column">
      <style:table-column-properties style:column-width="2.3083in" style:rel-column-width="21845*"/>
    </style:style>
    <style:style style:name="Tabella3.A1" style:family="table-cell">
      <style:table-cell-properties fo:padding="0.0382in" fo:border-left="0.5pt solid #000000" fo:border-right="none" fo:border-top="0.5pt solid #000000" fo:border-bottom="0.5pt solid #000000"/>
    </style:style>
    <style:style style:name="Tabella3.C1" style:family="table-cell">
      <style:table-cell-properties fo:padding="0.0382in" fo:border="0.5pt solid #000000"/>
    </style:style>
    <style:style style:name="Tabella3.A2" style:family="table-cell">
      <style:table-cell-properties fo:padding="0.0382in" fo:border-left="0.5pt solid #000000" fo:border-right="none" fo:border-top="none" fo:border-bottom="0.5pt solid #000000"/>
    </style:style>
    <style:style style:name="Tabella3.C2" style:family="table-cell">
      <style:table-cell-properties fo:padding="0.0382in" fo:border-left="0.5pt solid #000000" fo:border-right="0.5pt solid #000000" fo:border-top="none" fo:border-bottom="0.5pt solid #000000"/>
    </style:style>
    <style:style style:name="Tabella4" style:family="table">
      <style:table-properties style:width="6.9229in" table:align="left" style:writing-mode="lr-tb"/>
    </style:style>
    <style:style style:name="Tabella4.A" style:family="table-column">
      <style:table-column-properties style:column-width="1.2979in"/>
    </style:style>
    <style:style style:name="Tabella4.B" style:family="table-column">
      <style:table-column-properties style:column-width="1.1063in"/>
    </style:style>
    <style:style style:name="Tabella4.C" style:family="table-column">
      <style:table-column-properties style:column-width="1.1375in"/>
    </style:style>
    <style:style style:name="Tabella4.D" style:family="table-column">
      <style:table-column-properties style:column-width="0.9854in"/>
    </style:style>
    <style:style style:name="Tabella4.E" style:family="table-column">
      <style:table-column-properties style:column-width="1.1861in"/>
    </style:style>
    <style:style style:name="Tabella4.F" style:family="table-column">
      <style:table-column-properties style:column-width="1.2097in"/>
    </style:style>
    <style:style style:name="Tabella4.A1" style:family="table-cell">
      <style:table-cell-properties fo:padding="0.0382in" fo:border-left="0.5pt solid #000000" fo:border-right="none" fo:border-top="0.5pt solid #000000" fo:border-bottom="0.5pt solid #000000"/>
    </style:style>
    <style:style style:name="Tabella4.F1" style:family="table-cell">
      <style:table-cell-properties fo:padding="0.0382in" fo:border="0.5pt solid #000000"/>
    </style:style>
    <style:style style:name="Tabella5" style:family="table">
      <style:table-properties style:width="6.925in" table:align="margins" style:writing-mode="lr-tb"/>
    </style:style>
    <style:style style:name="Tabella5.A" style:family="table-column">
      <style:table-column-properties style:column-width="0.9889in" style:rel-column-width="9361*"/>
    </style:style>
    <style:style style:name="Tabella5.C" style:family="table-column">
      <style:table-column-properties style:column-width="0.9896in" style:rel-column-width="9362*"/>
    </style:style>
    <style:style style:name="Tabella5.G" style:family="table-column">
      <style:table-column-properties style:column-width="0.9896in" style:rel-column-width="9365*"/>
    </style:style>
    <style:style style:name="Tabella5.A1" style:family="table-cell">
      <style:table-cell-properties fo:padding="0.0382in" fo:border-left="0.5pt solid #000000" fo:border-right="none" fo:border-top="0.5pt solid #000000" fo:border-bottom="0.5pt solid #000000"/>
    </style:style>
    <style:style style:name="Tabella5.G1" style:family="table-cell">
      <style:table-cell-properties fo:padding="0.0382in" fo:border="0.5pt solid #000000"/>
    </style:style>
    <style:style style:name="Tabella5.A2" style:family="table-cell">
      <style:table-cell-properties fo:padding="0.0382in" fo:border-left="0.5pt solid #000000" fo:border-right="none" fo:border-top="none" fo:border-bottom="0.5pt solid #000000"/>
    </style:style>
    <style:style style:name="Tabella5.G2" style:family="table-cell">
      <style:table-cell-properties fo:padding="0.0382in" fo:border-left="0.5pt solid #000000" fo:border-right="0.5pt solid #000000" fo:border-top="none" fo:border-bottom="0.5pt solid #000000"/>
    </style:style>
    <style:style style:name="Tabella6" style:family="table">
      <style:table-properties style:width="6.9229in" table:align="left" style:writing-mode="lr-tb"/>
    </style:style>
    <style:style style:name="Tabella6.A" style:family="table-column">
      <style:table-column-properties style:column-width="1.3847in"/>
    </style:style>
    <style:style style:name="Tabella6.B" style:family="table-column">
      <style:table-column-properties style:column-width="1.8444in"/>
    </style:style>
    <style:style style:name="Tabella6.C" style:family="table-column">
      <style:table-column-properties style:column-width="0.2722in"/>
    </style:style>
    <style:style style:name="Tabella6.D" style:family="table-column">
      <style:table-column-properties style:column-width="3.4215in"/>
    </style:style>
    <style:style style:name="Tabella6.A1" style:family="table-cell">
      <style:table-cell-properties fo:padding="0.0382in" fo:border-left="0.5pt solid #000000" fo:border-right="none" fo:border-top="0.5pt solid #000000" fo:border-bottom="0.5pt solid #000000"/>
    </style:style>
    <style:style style:name="Tabella6.D1" style:family="table-cell">
      <style:table-cell-properties fo:padding="0.0382in" fo:border="0.5pt solid #000000"/>
    </style:style>
    <style:style style:name="Tabella6.A2" style:family="table-cell">
      <style:table-cell-properties fo:padding="0.0382in" fo:border-left="0.5pt solid #000000" fo:border-right="none" fo:border-top="none" fo:border-bottom="0.5pt solid #000000"/>
    </style:style>
    <style:style style:name="Tabella6.D2" style:family="table-cell">
      <style:table-cell-properties fo:padding="0.0382in" fo:border-left="0.5pt solid #000000" fo:border-right="0.5pt solid #000000" fo:border-top="none" fo:border-bottom="0.5pt solid #000000"/>
    </style:style>
    <style:style style:name="Tabella7" style:family="table">
      <style:table-properties style:width="6.925in" table:align="margins" style:writing-mode="lr-tb"/>
    </style:style>
    <style:style style:name="Tabella7.A" style:family="table-column">
      <style:table-column-properties style:column-width="2.3083in" style:rel-column-width="21845*"/>
    </style:style>
    <style:style style:name="Tabella7.A1" style:family="table-cell">
      <style:table-cell-properties fo:padding="0.0382in" fo:border-left="0.5pt solid #000000" fo:border-right="none" fo:border-top="0.5pt solid #000000" fo:border-bottom="0.5pt solid #000000"/>
    </style:style>
    <style:style style:name="Tabella7.C1" style:family="table-cell">
      <style:table-cell-properties fo:padding="0.0382in" fo:border="0.5pt solid #000000"/>
    </style:style>
    <style:style style:name="Tabella7.A2" style:family="table-cell">
      <style:table-cell-properties fo:padding="0.0382in" fo:border-left="0.5pt solid #000000" fo:border-right="none" fo:border-top="none" fo:border-bottom="0.5pt solid #000000"/>
    </style:style>
    <style:style style:name="Tabella7.C2" style:family="table-cell">
      <style:table-cell-properties fo:padding="0.0382in" fo:border-left="0.5pt solid #000000" fo:border-right="0.5pt solid #000000" fo:border-top="none" fo:border-bottom="0.5pt solid #000000"/>
    </style:style>
    <style:style style:name="Tabella8" style:family="table">
      <style:table-properties style:width="6.925in" table:align="margins" style:writing-mode="lr-tb"/>
    </style:style>
    <style:style style:name="Tabella8.A" style:family="table-column">
      <style:table-column-properties style:column-width="1.1535in" style:rel-column-width="10915*"/>
    </style:style>
    <style:style style:name="Tabella8.B" style:family="table-column">
      <style:table-column-properties style:column-width="0.9444in" style:rel-column-width="8937*"/>
    </style:style>
    <style:style style:name="Tabella8.C" style:family="table-column">
      <style:table-column-properties style:column-width="1.25in" style:rel-column-width="11829*"/>
    </style:style>
    <style:style style:name="Tabella8.D" style:family="table-column">
      <style:table-column-properties style:column-width="1.2681in" style:rel-column-width="12000*"/>
    </style:style>
    <style:style style:name="Tabella8.E" style:family="table-column">
      <style:table-column-properties style:column-width="1.4181in" style:rel-column-width="13419*"/>
    </style:style>
    <style:style style:name="Tabella8.F" style:family="table-column">
      <style:table-column-properties style:column-width="0.891in" style:rel-column-width="8435*"/>
    </style:style>
    <style:style style:name="Tabella8.A1" style:family="table-cell">
      <style:table-cell-properties fo:padding="0.0382in" fo:border-left="0.5pt solid #000000" fo:border-right="none" fo:border-top="0.5pt solid #000000" fo:border-bottom="0.5pt solid #000000"/>
    </style:style>
    <style:style style:name="Tabella8.F1" style:family="table-cell">
      <style:table-cell-properties fo:padding="0.0382in" fo:border="0.5pt solid #000000"/>
    </style:style>
    <style:style style:name="Tabella9" style:family="table">
      <style:table-properties style:width="6.925in" table:align="margins" style:writing-mode="lr-tb"/>
    </style:style>
    <style:style style:name="Tabella9.A" style:family="table-column">
      <style:table-column-properties style:column-width="1.7313in" style:rel-column-width="16383*"/>
    </style:style>
    <style:style style:name="Tabella9.D" style:family="table-column">
      <style:table-column-properties style:column-width="1.7313in" style:rel-column-width="16386*"/>
    </style:style>
    <style:style style:name="Tabella9.A1" style:family="table-cell">
      <style:table-cell-properties fo:padding="0.0382in" fo:border-left="0.5pt solid #000000" fo:border-right="none" fo:border-top="0.5pt solid #000000" fo:border-bottom="0.5pt solid #000000"/>
    </style:style>
    <style:style style:name="Tabella9.D1" style:family="table-cell">
      <style:table-cell-properties fo:padding="0.0382in" fo:border="0.5pt solid #000000"/>
    </style:style>
    <style:style style:name="Tabella10" style:family="table">
      <style:table-properties style:width="6.925in" table:align="margins" style:writing-mode="lr-tb"/>
    </style:style>
    <style:style style:name="Tabella10.A" style:family="table-column">
      <style:table-column-properties style:column-width="1.7313in" style:rel-column-width="16383*"/>
    </style:style>
    <style:style style:name="Tabella10.B" style:family="table-column">
      <style:table-column-properties style:column-width="1.2611in" style:rel-column-width="11934*"/>
    </style:style>
    <style:style style:name="Tabella10.C" style:family="table-column">
      <style:table-column-properties style:column-width="1.7333in" style:rel-column-width="16403*"/>
    </style:style>
    <style:style style:name="Tabella10.D" style:family="table-column">
      <style:table-column-properties style:column-width="2.1993in" style:rel-column-width="20815*"/>
    </style:style>
    <style:style style:name="Tabella10.A1" style:family="table-cell">
      <style:table-cell-properties fo:padding="0.0382in" fo:border-left="0.5pt solid #000000" fo:border-right="none" fo:border-top="0.5pt solid #000000" fo:border-bottom="0.5pt solid #000000"/>
    </style:style>
    <style:style style:name="Tabella10.D1" style:family="table-cell">
      <style:table-cell-properties fo:padding="0.0382in" fo:border="0.5pt solid #000000"/>
    </style:style>
    <style:style style:name="Tabella11" style:family="table">
      <style:table-properties style:width="6.925in" table:align="margins" style:writing-mode="lr-tb"/>
    </style:style>
    <style:style style:name="Tabella11.A" style:family="table-column">
      <style:table-column-properties style:column-width="1.7313in" style:rel-column-width="16383*"/>
    </style:style>
    <style:style style:name="Tabella11.B" style:family="table-column">
      <style:table-column-properties style:column-width="1.4535in" style:rel-column-width="13754*"/>
    </style:style>
    <style:style style:name="Tabella11.C" style:family="table-column">
      <style:table-column-properties style:column-width="1.4951in" style:rel-column-width="14149*"/>
    </style:style>
    <style:style style:name="Tabella11.D" style:family="table-column">
      <style:table-column-properties style:column-width="2.2451in" style:rel-column-width="21249*"/>
    </style:style>
    <style:style style:name="Tabella11.A1" style:family="table-cell">
      <style:table-cell-properties fo:padding="0.0382in" fo:border-left="0.5pt solid #000000" fo:border-right="none" fo:border-top="0.5pt solid #000000" fo:border-bottom="0.5pt solid #000000"/>
    </style:style>
    <style:style style:name="Tabella11.D1" style:family="table-cell">
      <style:table-cell-properties fo:padding="0.0382in" fo:border="0.5pt solid #000000"/>
    </style:style>
    <style:style style:name="Tabella12" style:family="table">
      <style:table-properties style:width="6.925in" table:align="margins" style:writing-mode="lr-tb"/>
    </style:style>
    <style:style style:name="Tabella12.A" style:family="table-column">
      <style:table-column-properties style:column-width="1.2875in" style:rel-column-width="12184*"/>
    </style:style>
    <style:style style:name="Tabella12.B" style:family="table-column">
      <style:table-column-properties style:column-width="1.7479in" style:rel-column-width="16541*"/>
    </style:style>
    <style:style style:name="Tabella12.C" style:family="table-column">
      <style:table-column-properties style:column-width="1.5625in" style:rel-column-width="14786*"/>
    </style:style>
    <style:style style:name="Tabella12.D" style:family="table-column">
      <style:table-column-properties style:column-width="2.3271in" style:rel-column-width="22024*"/>
    </style:style>
    <style:style style:name="Tabella12.A1" style:family="table-cell">
      <style:table-cell-properties fo:padding="0.0382in" fo:border-left="0.5pt solid #000000" fo:border-right="none" fo:border-top="0.5pt solid #000000" fo:border-bottom="0.5pt solid #000000"/>
    </style:style>
    <style:style style:name="Tabella12.D1" style:family="table-cell">
      <style:table-cell-properties fo:padding="0.0382in" fo:border="0.5pt solid #000000"/>
    </style:style>
    <style:style style:name="Tabella13" style:family="table">
      <style:table-properties style:width="6.925in" table:align="margins" style:writing-mode="lr-tb"/>
    </style:style>
    <style:style style:name="Tabella13.A" style:family="table-column">
      <style:table-column-properties style:column-width="0.9819in" style:rel-column-width="9292*"/>
    </style:style>
    <style:style style:name="Tabella13.B" style:family="table-column">
      <style:table-column-properties style:column-width="5.9431in" style:rel-column-width="56243*"/>
    </style:style>
    <style:style style:name="Tabella13.A1" style:family="table-cell">
      <style:table-cell-properties fo:padding="0.0382in" fo:border-left="0.5pt solid #000000" fo:border-right="none" fo:border-top="0.5pt solid #000000" fo:border-bottom="0.5pt solid #000000"/>
    </style:style>
    <style:style style:name="Tabella13.B1" style:family="table-cell">
      <style:table-cell-properties fo:padding="0.0382in" fo:border="0.5pt solid #000000"/>
    </style:style>
    <style:style style:name="P1" style:family="paragraph" style:parent-style-name="Title">
      <style:paragraph-properties fo:margin-top="0.1665in" fo:margin-bottom="0.0835in" style:contextual-spacing="false" fo:text-align="start" style:justify-single-word="false" style:writing-mode="lr-tb"/>
      <style:text-properties officeooo:paragraph-rsid="00219edf"/>
    </style:style>
    <style:style style:name="P2" style:family="paragraph" style:parent-style-name="Text_20_body">
      <style:paragraph-properties fo:margin-top="0.1665in" fo:margin-bottom="0.0835in" style:contextual-spacing="false" fo:text-align="start" style:justify-single-word="false" fo:break-before="page" style:writing-mode="lr-tb"/>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9244in" style:type="right" style:leader-style="dotted" style:leader-text="."/>
        </style:tab-stops>
      </style:paragraph-properties>
    </style:style>
    <style:style style:name="P5" style:family="paragraph" style:parent-style-name="Contents_20_3">
      <style:paragraph-properties>
        <style:tab-stops>
          <style:tab-stop style:position="6.9244in" style:type="right" style:leader-style="dotted" style:leader-text="."/>
        </style:tab-stops>
      </style:paragraph-properties>
    </style:style>
    <style:style style:name="P6" style:family="paragraph" style:parent-style-name="Text_20_body">
      <style:paragraph-properties fo:text-align="start" style:justify-single-word="false" style:writing-mode="lr-tb"/>
    </style:style>
    <style:style style:name="P7" style:family="paragraph" style:parent-style-name="Heading_20_1">
      <style:paragraph-properties fo:margin-left="0in" fo:margin-right="0in" fo:text-align="start" style:justify-single-word="false" fo:text-indent="0in" style:auto-text-indent="false" fo:break-before="page" style:writing-mode="lr-tb"/>
      <style:text-properties officeooo:rsid="00219edf" officeooo:paragraph-rsid="00219edf"/>
    </style:style>
    <style:style style:name="P8" style:family="paragraph" style:parent-style-name="Text_20_body">
      <style:paragraph-properties fo:margin-left="0in" fo:margin-right="0in" fo:text-align="start" style:justify-single-word="false" fo:text-indent="0in" style:auto-text-indent="false" style:writing-mode="lr-tb"/>
      <style:text-properties officeooo:rsid="00202c08" officeooo:paragraph-rsid="00202c08"/>
    </style:style>
    <style:style style:name="P9" style:family="paragraph" style:parent-style-name="Heading_20_1">
      <style:text-properties officeooo:rsid="00202c08" officeooo:paragraph-rsid="00202c08"/>
    </style:style>
    <style:style style:name="P10" style:family="paragraph" style:parent-style-name="Text_20_body">
      <style:text-properties fo:language="it" fo:country="IT" officeooo:rsid="0005817b" officeooo:paragraph-rsid="00219edf" style:language-asian="zh" style:country-asian="CN" style:language-complex="hi" style:country-complex="IN"/>
    </style:style>
    <style:style style:name="P11" style:family="paragraph" style:parent-style-name="Text_20_body" style:list-style-name="L1">
      <style:text-properties fo:language="it" fo:country="IT" officeooo:rsid="0005817b" officeooo:paragraph-rsid="00219edf" style:language-asian="zh" style:country-asian="CN" style:language-complex="hi" style:country-complex="IN"/>
    </style:style>
    <style:style style:name="P12" style:family="paragraph" style:parent-style-name="Text_20_body" style:list-style-name="L2">
      <style:text-properties fo:language="it" fo:country="IT" officeooo:rsid="0005817b" officeooo:paragraph-rsid="00219edf" style:language-asian="zh" style:country-asian="CN" style:language-complex="hi" style:country-complex="IN"/>
    </style:style>
    <style:style style:name="P13" style:family="paragraph" style:parent-style-name="Text_20_body">
      <style:text-properties fo:language="it" fo:country="IT" officeooo:rsid="0005817b" officeooo:paragraph-rsid="00259093" style:language-asian="zh" style:country-asian="CN" style:language-complex="hi" style:country-complex="IN"/>
    </style:style>
    <style:style style:name="P14" style:family="paragraph" style:parent-style-name="Hint">
      <style:text-properties fo:language="it" fo:country="IT" style:language-asian="zh" style:country-asian="CN" style:language-complex="hi" style:country-complex="IN"/>
    </style:style>
    <style:style style:name="P15" style:family="paragraph" style:parent-style-name="Hint" style:list-style-name="L3">
      <style:text-properties fo:language="it" fo:country="IT" style:language-asian="zh" style:country-asian="CN" style:language-complex="hi" style:country-complex="IN"/>
    </style:style>
    <style:style style:name="P16" style:family="paragraph" style:parent-style-name="Text_20_body">
      <style:text-properties fo:language="it" fo:country="IT" officeooo:rsid="00067f6e" officeooo:paragraph-rsid="00219edf" style:language-asian="zh" style:country-asian="CN" style:language-complex="hi" style:country-complex="IN"/>
    </style:style>
    <style:style style:name="P17" style:family="paragraph" style:parent-style-name="Text_20_body">
      <style:text-properties fo:language="it" fo:country="IT" officeooo:rsid="0006c4e5" officeooo:paragraph-rsid="00219edf" style:language-asian="zh" style:country-asian="CN" style:language-complex="hi" style:country-complex="IN"/>
    </style:style>
    <style:style style:name="P18" style:family="paragraph" style:parent-style-name="Text_20_body">
      <style:text-properties fo:language="it" fo:country="IT" fo:font-weight="bold" officeooo:rsid="0006c4e5" officeooo:paragraph-rsid="00219edf" style:language-asian="zh" style:country-asian="CN" style:font-weight-asian="bold" style:language-complex="hi" style:country-complex="IN" style:font-weight-complex="bold"/>
    </style:style>
    <style:style style:name="P19" style:family="paragraph" style:parent-style-name="Text_20_body">
      <style:text-properties fo:language="it" fo:country="IT" officeooo:rsid="00202c08" officeooo:paragraph-rsid="00202c08" style:language-asian="zh" style:country-asian="CN" style:language-complex="hi" style:country-complex="IN"/>
    </style:style>
    <style:style style:name="P20" style:family="paragraph" style:parent-style-name="Text_20_body">
      <style:text-properties fo:language="it" fo:country="IT" officeooo:rsid="00249fc9" officeooo:paragraph-rsid="00249fc9" style:language-asian="zh" style:country-asian="CN" style:language-complex="hi" style:country-complex="IN"/>
    </style:style>
    <style:style style:name="P21" style:family="paragraph" style:parent-style-name="Text_20_body" style:list-style-name="L4">
      <style:text-properties fo:language="it" fo:country="IT" officeooo:rsid="00249fc9" officeooo:paragraph-rsid="00249fc9" style:language-asian="zh" style:country-asian="CN" style:language-complex="hi" style:country-complex="IN"/>
    </style:style>
    <style:style style:name="P22" style:family="paragraph" style:parent-style-name="Text_20_body">
      <style:text-properties fo:language="it" fo:country="IT" officeooo:rsid="00249fc9" officeooo:paragraph-rsid="00249fc9" fo:background-color="transparent" style:language-asian="zh" style:country-asian="CN" style:language-complex="hi" style:country-complex="IN"/>
    </style:style>
    <style:style style:name="P23" style:family="paragraph" style:parent-style-name="Hint">
      <style:text-properties fo:language="it" fo:country="IT" officeooo:paragraph-rsid="00249fc9" style:language-asian="zh" style:country-asian="CN" style:language-complex="hi" style:country-complex="IN"/>
    </style:style>
    <style:style style:name="P24" style:family="paragraph" style:parent-style-name="Text_20_body">
      <style:text-properties fo:language="it" fo:country="IT" officeooo:rsid="00259093" officeooo:paragraph-rsid="00249fc9" fo:background-color="transparent" style:language-asian="zh" style:country-asian="CN" style:language-complex="hi" style:country-complex="IN"/>
    </style:style>
    <style:style style:name="P25" style:family="paragraph" style:parent-style-name="Text_20_body">
      <style:text-properties fo:language="it" fo:country="IT" officeooo:rsid="0027be36" officeooo:paragraph-rsid="0027be36" style:language-asian="zh" style:country-asian="CN" style:language-complex="hi" style:country-complex="IN"/>
    </style:style>
    <style:style style:name="P26" style:family="paragraph" style:parent-style-name="Text_20_body" style:list-style-name="L5">
      <style:text-properties fo:language="it" fo:country="IT" officeooo:rsid="0027be36" officeooo:paragraph-rsid="0027be36" style:language-asian="zh" style:country-asian="CN" style:language-complex="hi" style:country-complex="IN"/>
    </style:style>
    <style:style style:name="P27" style:family="paragraph" style:parent-style-name="Text_20_body" style:list-style-name="L5">
      <style:text-properties fo:language="it" fo:country="IT" officeooo:rsid="0027be36" officeooo:paragraph-rsid="0027be36" fo:background-color="transparent" style:language-asian="zh" style:country-asian="CN" style:language-complex="hi" style:country-complex="IN"/>
    </style:style>
    <style:style style:name="P28" style:family="paragraph" style:parent-style-name="Heading_20_2">
      <style:text-properties officeooo:rsid="0027be36" officeooo:paragraph-rsid="0027be36"/>
    </style:style>
    <style:style style:name="P29" style:family="paragraph" style:parent-style-name="Text_20_body">
      <style:text-properties fo:language="it" fo:country="IT" officeooo:rsid="0029d458" officeooo:paragraph-rsid="0029d458" style:language-asian="zh" style:country-asian="CN" style:language-complex="hi" style:country-complex="IN"/>
    </style:style>
    <style:style style:name="P30" style:family="paragraph" style:parent-style-name="Text_20_body" style:list-style-name="L6">
      <style:text-properties fo:language="it" fo:country="IT" officeooo:rsid="0027be36" officeooo:paragraph-rsid="0027be36" style:language-asian="zh" style:country-asian="CN" style:language-complex="hi" style:country-complex="IN"/>
    </style:style>
    <style:style style:name="P31" style:family="paragraph" style:parent-style-name="Text_20_body">
      <style:text-properties fo:language="it" fo:country="IT" officeooo:rsid="0029e368" officeooo:paragraph-rsid="0029e368" style:language-asian="zh" style:country-asian="CN" style:language-complex="hi" style:country-complex="IN"/>
    </style:style>
    <style:style style:name="P32" style:family="paragraph" style:parent-style-name="Heading_20_2">
      <style:text-properties officeooo:rsid="002a9c8b" officeooo:paragraph-rsid="002a9c8b"/>
    </style:style>
    <style:style style:name="P33" style:family="paragraph" style:parent-style-name="Text_20_body">
      <style:text-properties fo:language="it" fo:country="IT" officeooo:rsid="002a9c8b" officeooo:paragraph-rsid="002a9c8b" style:language-asian="zh" style:country-asian="CN" style:language-complex="hi" style:country-complex="IN"/>
    </style:style>
    <style:style style:name="P34" style:family="paragraph" style:parent-style-name="Heading_20_2">
      <style:text-properties officeooo:rsid="002dc0cf" officeooo:paragraph-rsid="002dc0cf"/>
    </style:style>
    <style:style style:name="P35" style:family="paragraph" style:parent-style-name="Text_20_body">
      <style:text-properties fo:language="it" fo:country="IT" officeooo:rsid="002dc0cf" officeooo:paragraph-rsid="002dc0cf" style:language-asian="zh" style:country-asian="CN" style:language-complex="hi" style:country-complex="IN"/>
    </style:style>
    <style:style style:name="P36" style:family="paragraph" style:parent-style-name="Text_20_body" style:list-style-name="L7">
      <style:text-properties fo:language="it" fo:country="IT" officeooo:rsid="002fee8d" officeooo:paragraph-rsid="002fee8d" style:language-asian="zh" style:country-asian="CN" style:language-complex="hi" style:country-complex="IN"/>
    </style:style>
    <style:style style:name="P37" style:family="paragraph" style:parent-style-name="Heading_20_2">
      <style:text-properties officeooo:rsid="004d6ba9" officeooo:paragraph-rsid="004d6ba9"/>
    </style:style>
    <style:style style:name="P38" style:family="paragraph" style:parent-style-name="Text_20_body">
      <style:text-properties fo:language="it" fo:country="IT" officeooo:rsid="0046e315" officeooo:paragraph-rsid="0046e315" style:language-asian="zh" style:country-asian="CN" style:language-complex="hi" style:country-complex="IN"/>
    </style:style>
    <style:style style:name="P39" style:family="paragraph" style:parent-style-name="Text_20_body" style:list-style-name="L8">
      <style:text-properties fo:language="it" fo:country="IT" officeooo:rsid="0046e315" officeooo:paragraph-rsid="0046e315" style:language-asian="zh" style:country-asian="CN" style:language-complex="hi" style:country-complex="IN"/>
    </style:style>
    <style:style style:name="P40" style:family="paragraph" style:parent-style-name="Text_20_body">
      <style:text-properties fo:language="it" fo:country="IT" officeooo:rsid="0048958c" officeooo:paragraph-rsid="0048958c" style:language-asian="zh" style:country-asian="CN" style:language-complex="hi" style:country-complex="IN"/>
    </style:style>
    <style:style style:name="P41" style:family="paragraph" style:parent-style-name="Text_20_body">
      <style:text-properties fo:language="it" fo:country="IT" officeooo:rsid="0048958c" officeooo:paragraph-rsid="0048958c" fo:background-color="#ffff00" style:language-asian="zh" style:country-asian="CN" style:language-complex="hi" style:country-complex="IN"/>
    </style:style>
    <style:style style:name="P42" style:family="paragraph" style:parent-style-name="Text_20_body">
      <style:text-properties fo:language="it" fo:country="IT" officeooo:rsid="00490890" officeooo:paragraph-rsid="00490890" fo:background-color="#ffff00" style:language-asian="zh" style:country-asian="CN" style:language-complex="hi" style:country-complex="IN"/>
    </style:style>
    <style:style style:name="P43" style:family="paragraph" style:parent-style-name="Text_20_body">
      <style:text-properties fo:language="it" fo:country="IT" officeooo:rsid="004c8ec8" officeooo:paragraph-rsid="004c8ec8" fo:background-color="#ffff00" style:language-asian="zh" style:country-asian="CN" style:language-complex="hi" style:country-complex="IN"/>
    </style:style>
    <style:style style:name="P44" style:family="paragraph" style:parent-style-name="Text_20_body">
      <style:text-properties fo:language="it" fo:country="IT" officeooo:rsid="004c8ec8" officeooo:paragraph-rsid="004c8ec8" fo:background-color="transparent" style:language-asian="zh" style:country-asian="CN" style:language-complex="hi" style:country-complex="IN"/>
    </style:style>
    <style:style style:name="P45" style:family="paragraph" style:parent-style-name="Text_20_body">
      <style:text-properties fo:language="it" fo:country="IT" officeooo:rsid="004d6ba9" officeooo:paragraph-rsid="004d6ba9" style:language-asian="zh" style:country-asian="CN" style:language-complex="hi" style:country-complex="IN"/>
    </style:style>
    <style:style style:name="P46" style:family="paragraph" style:parent-style-name="Text_20_body" style:list-style-name="L9">
      <style:text-properties fo:language="it" fo:country="IT" officeooo:rsid="004d6ba9" officeooo:paragraph-rsid="004d6ba9" style:language-asian="zh" style:country-asian="CN" style:language-complex="hi" style:country-complex="IN"/>
    </style:style>
    <style:style style:name="P47" style:family="paragraph" style:parent-style-name="Text_20_body">
      <style:text-properties fo:language="it" fo:country="IT" officeooo:rsid="004f4690" officeooo:paragraph-rsid="004f4690" style:language-asian="zh" style:country-asian="CN" style:language-complex="hi" style:country-complex="IN"/>
    </style:style>
    <style:style style:name="P48" style:family="paragraph" style:parent-style-name="Heading_20_1">
      <style:text-properties officeooo:rsid="004f4690" officeooo:paragraph-rsid="004f4690"/>
    </style:style>
    <style:style style:name="P49" style:family="paragraph" style:parent-style-name="Heading_20_2">
      <style:text-properties officeooo:rsid="004f4690" officeooo:paragraph-rsid="004f4690"/>
    </style:style>
    <style:style style:name="P50" style:family="paragraph" style:parent-style-name="Text_20_body">
      <style:text-properties officeooo:rsid="006418b1" officeooo:paragraph-rsid="006418b1"/>
    </style:style>
    <style:style style:name="P51" style:family="paragraph" style:parent-style-name="Text_20_body">
      <style:text-properties officeooo:rsid="00657daa" officeooo:paragraph-rsid="00657daa"/>
    </style:style>
    <style:style style:name="P52" style:family="paragraph" style:parent-style-name="Heading_20_2">
      <style:text-properties officeooo:rsid="00657daa" officeooo:paragraph-rsid="00657daa"/>
    </style:style>
    <style:style style:name="P53" style:family="paragraph" style:parent-style-name="Code">
      <style:text-properties officeooo:rsid="00657daa" officeooo:paragraph-rsid="00657daa"/>
    </style:style>
    <style:style style:name="P54" style:family="paragraph" style:parent-style-name="Text_20_body">
      <style:text-properties officeooo:rsid="00674792" officeooo:paragraph-rsid="00674792"/>
    </style:style>
    <style:style style:name="P55" style:family="paragraph" style:parent-style-name="Code">
      <style:text-properties officeooo:rsid="00674792" officeooo:paragraph-rsid="00674792"/>
    </style:style>
    <style:style style:name="P56" style:family="paragraph" style:parent-style-name="Text_20_body">
      <style:text-properties officeooo:rsid="006846fe" officeooo:paragraph-rsid="006846fe"/>
    </style:style>
    <style:style style:name="P57" style:family="paragraph" style:parent-style-name="Hint">
      <style:text-properties officeooo:rsid="006846fe" officeooo:paragraph-rsid="006846fe"/>
    </style:style>
    <style:style style:name="P58" style:family="paragraph" style:parent-style-name="Text_20_body">
      <style:text-properties fo:language="it" fo:country="IT" officeooo:rsid="00688051" officeooo:paragraph-rsid="00688051" style:language-asian="zh" style:country-asian="CN" style:language-complex="hi" style:country-complex="IN"/>
    </style:style>
    <style:style style:name="P59" style:family="paragraph" style:parent-style-name="Standard">
      <style:text-properties fo:language="it" fo:country="IT" officeooo:rsid="006b2be3" officeooo:paragraph-rsid="006b2be3" style:language-asian="zh" style:country-asian="CN" style:language-complex="hi" style:country-complex="IN"/>
    </style:style>
    <style:style style:name="P60" style:family="paragraph" style:parent-style-name="Standard">
      <style:text-properties fo:language="it" fo:country="IT" officeooo:rsid="007363a2" officeooo:paragraph-rsid="007363a2" style:language-asian="zh" style:country-asian="CN" style:language-complex="hi" style:country-complex="IN"/>
    </style:style>
    <style:style style:name="P61" style:family="paragraph" style:parent-style-name="Heading_20_2">
      <style:text-properties officeooo:rsid="0074300c" officeooo:paragraph-rsid="0074300c"/>
    </style:style>
    <style:style style:name="P62" style:family="paragraph" style:parent-style-name="Text_20_body">
      <style:text-properties officeooo:rsid="0074300c" officeooo:paragraph-rsid="0074300c"/>
    </style:style>
    <style:style style:name="P63" style:family="paragraph" style:parent-style-name="Text_20_body" style:list-style-name="L10">
      <style:text-properties officeooo:paragraph-rsid="0074300c"/>
    </style:style>
    <style:style style:name="P64" style:family="paragraph" style:parent-style-name="Hint">
      <style:text-properties officeooo:paragraph-rsid="00758404"/>
    </style:style>
    <style:style style:name="P65" style:family="paragraph" style:parent-style-name="Text_20_body">
      <style:text-properties officeooo:rsid="00758404" officeooo:paragraph-rsid="00758404"/>
    </style:style>
    <style:style style:name="P66" style:family="paragraph" style:parent-style-name="Text_20_body">
      <style:text-properties fo:font-weight="bold" officeooo:rsid="00758404" officeooo:paragraph-rsid="00758404" style:font-weight-asian="bold" style:font-weight-complex="bold"/>
    </style:style>
    <style:style style:name="P67" style:family="paragraph" style:parent-style-name="Hint" style:list-style-name="L11"/>
    <style:style style:name="P68" style:family="paragraph" style:parent-style-name="Text_20_body">
      <style:text-properties officeooo:rsid="007724eb" officeooo:paragraph-rsid="007724eb"/>
    </style:style>
    <style:style style:name="P69" style:family="paragraph" style:parent-style-name="Text_20_body">
      <style:text-properties officeooo:rsid="0078480e" officeooo:paragraph-rsid="0078480e"/>
    </style:style>
    <style:style style:name="P70" style:family="paragraph" style:parent-style-name="Hint">
      <style:text-properties fo:language="it" fo:country="IT" officeooo:rsid="0078480e" officeooo:paragraph-rsid="0078480e" style:language-asian="zh" style:country-asian="CN" style:language-complex="hi" style:country-complex="IN"/>
    </style:style>
    <style:style style:name="P71" style:family="paragraph" style:parent-style-name="Hint" style:list-style-name="L12">
      <style:text-properties fo:language="it" fo:country="IT" officeooo:rsid="0078480e" officeooo:paragraph-rsid="0078480e" style:language-asian="zh" style:country-asian="CN" style:language-complex="hi" style:country-complex="IN"/>
    </style:style>
    <style:style style:name="P72" style:family="paragraph" style:parent-style-name="Text_20_body">
      <style:text-properties officeooo:rsid="0078b686" officeooo:paragraph-rsid="0078b686"/>
    </style:style>
    <style:style style:name="P73" style:family="paragraph" style:parent-style-name="Text_20_body">
      <style:text-properties officeooo:rsid="00791430" officeooo:paragraph-rsid="00791430"/>
    </style:style>
    <style:style style:name="P74" style:family="paragraph" style:parent-style-name="Text_20_body" style:list-style-name="L13">
      <style:text-properties officeooo:rsid="00791430" officeooo:paragraph-rsid="00791430"/>
    </style:style>
    <style:style style:name="P75" style:family="paragraph" style:parent-style-name="Text_20_body">
      <style:text-properties officeooo:rsid="007ab3e5" officeooo:paragraph-rsid="007ab3e5"/>
    </style:style>
    <style:style style:name="P76" style:family="paragraph" style:parent-style-name="Text_20_body" style:list-style-name="L14">
      <style:text-properties officeooo:rsid="007ab3e5" officeooo:paragraph-rsid="007ab3e5"/>
    </style:style>
    <style:style style:name="P77" style:family="paragraph" style:parent-style-name="Text_20_body">
      <style:text-properties officeooo:rsid="007bed29" officeooo:paragraph-rsid="007bed29"/>
    </style:style>
    <style:style style:name="P78" style:family="paragraph" style:parent-style-name="Text_20_body">
      <style:text-properties officeooo:rsid="007bed29" officeooo:paragraph-rsid="007bed29" fo:background-color="transparent"/>
    </style:style>
    <style:style style:name="P79" style:family="paragraph" style:parent-style-name="Hint">
      <style:text-properties fo:language="it" fo:country="IT" officeooo:rsid="007d2920" officeooo:paragraph-rsid="007d2920" style:language-asian="zh" style:country-asian="CN" style:language-complex="hi" style:country-complex="IN"/>
    </style:style>
    <style:style style:name="P80" style:family="paragraph" style:parent-style-name="Text_20_body">
      <style:text-properties officeooo:rsid="007e6c65" officeooo:paragraph-rsid="007e6c65"/>
    </style:style>
    <style:style style:name="P81" style:family="paragraph" style:parent-style-name="Hint">
      <style:text-properties fo:font-weight="bold" officeooo:rsid="007e6c65" officeooo:paragraph-rsid="007e6c65" style:font-weight-asian="bold" style:font-weight-complex="bold"/>
    </style:style>
    <style:style style:name="P82" style:family="paragraph" style:parent-style-name="Hint">
      <style:text-properties fo:font-weight="normal" officeooo:rsid="007e6c65" officeooo:paragraph-rsid="007e6c65" style:font-weight-asian="normal" style:font-weight-complex="normal"/>
    </style:style>
    <style:style style:name="P83" style:family="paragraph" style:parent-style-name="Hint">
      <style:text-properties officeooo:rsid="007e6c65" officeooo:paragraph-rsid="007e6c65"/>
    </style:style>
    <style:style style:name="P84" style:family="paragraph" style:parent-style-name="Text_20_body">
      <style:text-properties officeooo:rsid="008593c0" officeooo:paragraph-rsid="008593c0"/>
    </style:style>
    <style:style style:name="P85" style:family="paragraph" style:parent-style-name="Hint">
      <style:text-properties fo:font-weight="bold" officeooo:rsid="008593c0" officeooo:paragraph-rsid="008593c0" style:font-weight-asian="bold" style:font-weight-complex="bold"/>
    </style:style>
    <style:style style:name="P86" style:family="paragraph" style:parent-style-name="Hint" style:list-style-name="L15">
      <style:text-properties officeooo:rsid="008593c0" officeooo:paragraph-rsid="008593c0"/>
    </style:style>
    <style:style style:name="P87" style:family="paragraph" style:parent-style-name="Text_20_body">
      <style:paragraph-properties fo:text-align="center" style:justify-single-word="false"/>
      <style:text-properties officeooo:rsid="008593c0" officeooo:paragraph-rsid="008593c0"/>
    </style:style>
    <style:style style:name="P88" style:family="paragraph" style:parent-style-name="Text_20_body">
      <style:paragraph-properties fo:text-align="start" style:justify-single-word="false"/>
      <style:text-properties officeooo:rsid="008593c0" officeooo:paragraph-rsid="008593c0"/>
    </style:style>
    <style:style style:name="P89" style:family="paragraph" style:parent-style-name="Text_20_body">
      <style:text-properties officeooo:rsid="0085a518" officeooo:paragraph-rsid="0085a518"/>
    </style:style>
    <style:style style:name="P90" style:family="paragraph" style:parent-style-name="Text_20_body" style:list-style-name="L16">
      <style:text-properties officeooo:rsid="0085a518" officeooo:paragraph-rsid="0085a518"/>
    </style:style>
    <style:style style:name="P91" style:family="paragraph" style:parent-style-name="Hint">
      <style:text-properties fo:language="it" fo:country="IT" officeooo:rsid="0085a518" officeooo:paragraph-rsid="0085a518" style:language-asian="zh" style:country-asian="CN" style:language-complex="hi" style:country-complex="IN"/>
    </style:style>
    <style:style style:name="P92" style:family="paragraph" style:parent-style-name="Hint" style:list-style-name="L17">
      <style:text-properties officeooo:paragraph-rsid="0085a518"/>
    </style:style>
    <style:style style:name="P93" style:family="paragraph" style:parent-style-name="Hint">
      <style:text-properties style:text-position="0% 100%" fo:language="it" fo:country="IT" officeooo:rsid="0085a518" officeooo:paragraph-rsid="0085a518" style:language-asian="zh" style:country-asian="CN" style:language-complex="hi" style:country-complex="IN"/>
    </style:style>
    <style:style style:name="P94" style:family="paragraph" style:parent-style-name="Hint">
      <style:text-properties officeooo:rsid="0085a518" officeooo:paragraph-rsid="0085a518"/>
    </style:style>
    <style:style style:name="P95" style:family="paragraph" style:parent-style-name="Text_20_body">
      <style:text-properties officeooo:rsid="0085a518"/>
    </style:style>
    <style:style style:name="P96" style:family="paragraph" style:parent-style-name="Hint">
      <style:text-properties style:text-position="0% 100%" fo:language="it" fo:country="IT" fo:font-weight="bold" officeooo:rsid="00883c2d" officeooo:paragraph-rsid="00883c2d" style:language-asian="zh" style:country-asian="CN" style:font-weight-asian="bold" style:language-complex="hi" style:country-complex="IN" style:font-weight-complex="bold"/>
    </style:style>
    <style:style style:name="P97" style:family="paragraph" style:parent-style-name="Hint">
      <style:text-properties fo:language="it" fo:country="IT" officeooo:rsid="00883c2d" officeooo:paragraph-rsid="00883c2d" style:language-asian="zh" style:country-asian="CN" style:language-complex="hi" style:country-complex="IN"/>
    </style:style>
    <style:style style:name="P98" style:family="paragraph" style:parent-style-name="Text_20_body">
      <style:text-properties officeooo:rsid="00883c2d" officeooo:paragraph-rsid="00883c2d"/>
    </style:style>
    <style:style style:name="P99" style:family="paragraph" style:parent-style-name="Text_20_body">
      <style:text-properties officeooo:rsid="00883c2d" officeooo:paragraph-rsid="0089983b"/>
    </style:style>
    <style:style style:name="P100" style:family="paragraph" style:parent-style-name="Text_20_body" style:list-style-name="L18">
      <style:text-properties officeooo:rsid="00883c2d" officeooo:paragraph-rsid="0089983b"/>
    </style:style>
    <style:style style:name="P101" style:family="paragraph" style:parent-style-name="Text_20_body">
      <style:text-properties officeooo:rsid="0089983b" officeooo:paragraph-rsid="0089983b"/>
    </style:style>
    <style:style style:name="P102" style:family="paragraph" style:parent-style-name="Text_20_body" style:list-style-name="L19">
      <style:text-properties officeooo:rsid="0089983b" officeooo:paragraph-rsid="0089983b"/>
    </style:style>
    <style:style style:name="P103" style:family="paragraph" style:parent-style-name="Text_20_body">
      <style:text-properties officeooo:rsid="0089d728" officeooo:paragraph-rsid="0089d728"/>
    </style:style>
    <style:style style:name="P104" style:family="paragraph" style:parent-style-name="Hint">
      <style:text-properties officeooo:rsid="0089d728" officeooo:paragraph-rsid="0089d728"/>
    </style:style>
    <style:style style:name="P105" style:family="paragraph" style:parent-style-name="Text_20_body">
      <style:text-properties officeooo:rsid="008aa621" officeooo:paragraph-rsid="008aa621"/>
    </style:style>
    <style:style style:name="P106" style:family="paragraph" style:parent-style-name="Alert">
      <style:text-properties fo:language="it" fo:country="IT" officeooo:rsid="008aa621" officeooo:paragraph-rsid="008aa621" style:language-asian="zh" style:country-asian="CN" style:language-complex="hi" style:country-complex="IN"/>
    </style:style>
    <style:style style:name="P107" style:family="paragraph" style:parent-style-name="Alert">
      <style:text-properties officeooo:rsid="008aa621" officeooo:paragraph-rsid="008aa621"/>
    </style:style>
    <style:style style:name="P108" style:family="paragraph" style:parent-style-name="Heading_20_3">
      <style:text-properties officeooo:rsid="008aa621" officeooo:paragraph-rsid="008aa621"/>
    </style:style>
    <style:style style:name="P109" style:family="paragraph" style:parent-style-name="Text_20_body">
      <style:text-properties fo:language="it" fo:country="IT" officeooo:rsid="008aa621" officeooo:paragraph-rsid="008aa621" style:language-asian="zh" style:country-asian="CN" style:language-complex="hi" style:country-complex="IN"/>
    </style:style>
    <style:style style:name="P110" style:family="paragraph" style:parent-style-name="Table_20_Contents">
      <style:text-properties fo:language="it" fo:country="IT" officeooo:rsid="008bd16a" officeooo:paragraph-rsid="008bd16a" style:language-asian="zh" style:country-asian="CN" style:language-complex="hi" style:country-complex="IN"/>
    </style:style>
    <style:style style:name="P111" style:family="paragraph" style:parent-style-name="Text_20_body">
      <style:text-properties fo:language="it" fo:country="IT" officeooo:rsid="008bd16a" officeooo:paragraph-rsid="008bd16a" style:language-asian="zh" style:country-asian="CN" style:language-complex="hi" style:country-complex="IN"/>
    </style:style>
    <style:style style:name="P112" style:family="paragraph" style:parent-style-name="Text_20_body" style:list-style-name="L20">
      <style:text-properties fo:language="it" fo:country="IT" officeooo:rsid="008bd16a" officeooo:paragraph-rsid="008bd16a" style:language-asian="zh" style:country-asian="CN" style:language-complex="hi" style:country-complex="IN"/>
    </style:style>
    <style:style style:name="P113" style:family="paragraph" style:parent-style-name="Heading_20_2">
      <style:text-properties officeooo:rsid="008bd16a" officeooo:paragraph-rsid="008bd16a"/>
    </style:style>
    <style:style style:name="P114" style:family="paragraph" style:parent-style-name="Text_20_body">
      <style:text-properties officeooo:rsid="008bd16a" officeooo:paragraph-rsid="008e8bef"/>
    </style:style>
    <style:style style:name="P115" style:family="paragraph" style:parent-style-name="Text_20_body">
      <style:text-properties officeooo:rsid="008e8bef" officeooo:paragraph-rsid="008e8bef"/>
    </style:style>
    <style:style style:name="P116" style:family="paragraph" style:parent-style-name="Table_20_Contents">
      <style:text-properties officeooo:rsid="008e8bef" officeooo:paragraph-rsid="008e8bef"/>
    </style:style>
    <style:style style:name="P117" style:family="paragraph" style:parent-style-name="Text_20_body" style:list-style-name="L21">
      <style:text-properties officeooo:rsid="008e8bef" officeooo:paragraph-rsid="008e8bef"/>
    </style:style>
    <style:style style:name="P118" style:family="paragraph" style:parent-style-name="Text_20_body" style:list-style-name="L21">
      <style:text-properties officeooo:rsid="008e8bef" officeooo:paragraph-rsid="008eb2cd"/>
    </style:style>
    <style:style style:name="P119" style:family="paragraph" style:parent-style-name="Text_20_body" style:list-style-name="L21">
      <style:text-properties officeooo:rsid="008e8bef" officeooo:paragraph-rsid="008e8bef" fo:background-color="transparent"/>
    </style:style>
    <style:style style:name="P120" style:family="paragraph" style:parent-style-name="Text_20_body">
      <style:text-properties officeooo:rsid="008eb2cd" officeooo:paragraph-rsid="008e8bef" fo:background-color="transparent"/>
    </style:style>
    <style:style style:name="P121" style:family="paragraph" style:parent-style-name="Text_20_body">
      <style:text-properties officeooo:rsid="008eb2cd" officeooo:paragraph-rsid="008eb2cd"/>
    </style:style>
    <style:style style:name="P122" style:family="paragraph" style:parent-style-name="Text_20_body">
      <style:text-properties officeooo:rsid="008f5f5b" officeooo:paragraph-rsid="008f5f5b"/>
    </style:style>
    <style:style style:name="P123" style:family="paragraph" style:parent-style-name="Hint">
      <style:text-properties officeooo:rsid="008faa23" officeooo:paragraph-rsid="008faa23"/>
    </style:style>
    <style:style style:name="P124" style:family="paragraph" style:parent-style-name="Text_20_body">
      <style:text-properties officeooo:rsid="0090d904" officeooo:paragraph-rsid="0090d904"/>
    </style:style>
    <style:style style:name="P125" style:family="paragraph" style:parent-style-name="Heading_20_2">
      <style:paragraph-properties fo:break-before="page"/>
    </style:style>
    <style:style style:name="P126" style:family="paragraph" style:parent-style-name="Text_20_body">
      <style:text-properties officeooo:rsid="0094ed23" officeooo:paragraph-rsid="0094ed23"/>
    </style:style>
    <style:style style:name="P127" style:family="paragraph" style:parent-style-name="Table_20_Contents">
      <style:text-properties fo:language="it" fo:country="IT" officeooo:rsid="0094ed23" officeooo:paragraph-rsid="0094ed23" style:language-asian="zh" style:country-asian="CN" style:language-complex="hi" style:country-complex="IN"/>
    </style:style>
    <style:style style:name="P128" style:family="paragraph" style:parent-style-name="Text_20_body">
      <style:text-properties fo:language="it" fo:country="IT" officeooo:rsid="0094ed23" officeooo:paragraph-rsid="0094ed23" style:language-asian="zh" style:country-asian="CN" style:language-complex="hi" style:country-complex="IN"/>
    </style:style>
    <style:style style:name="P129" style:family="paragraph" style:parent-style-name="Hint">
      <style:text-properties officeooo:rsid="0094ed23" officeooo:paragraph-rsid="0094ed23"/>
    </style:style>
    <style:style style:name="P130" style:family="paragraph" style:parent-style-name="Code">
      <style:text-properties officeooo:rsid="0094ed23" officeooo:paragraph-rsid="0094ed23"/>
    </style:style>
    <style:style style:name="P131" style:family="paragraph" style:parent-style-name="Table_20_Contents">
      <style:text-properties officeooo:rsid="0094ed23" officeooo:paragraph-rsid="0094ed23"/>
    </style:style>
    <style:style style:name="P132" style:family="paragraph" style:parent-style-name="Text_20_body">
      <style:text-properties officeooo:rsid="00962f68" officeooo:paragraph-rsid="00962f68"/>
    </style:style>
    <style:style style:name="P133" style:family="paragraph" style:parent-style-name="Text_20_body">
      <style:text-properties fo:language="it" fo:country="IT" officeooo:rsid="00998b0c" officeooo:paragraph-rsid="00998b0c" style:language-asian="zh" style:country-asian="CN" style:language-complex="hi" style:country-complex="IN"/>
    </style:style>
    <style:style style:name="P134" style:family="paragraph" style:parent-style-name="Text_20_body">
      <style:text-properties officeooo:rsid="00998b0c" officeooo:paragraph-rsid="00998b0c"/>
    </style:style>
    <style:style style:name="P135" style:family="paragraph" style:parent-style-name="Table_20_Contents">
      <style:paragraph-properties fo:text-align="center" style:justify-single-word="false"/>
      <style:text-properties fo:font-weight="bold" officeooo:rsid="009ab1e1" officeooo:paragraph-rsid="009ab1e1" style:font-weight-asian="bold" style:font-weight-complex="bold"/>
    </style:style>
    <style:style style:name="P136" style:family="paragraph" style:parent-style-name="Standard">
      <style:paragraph-properties fo:text-align="center" style:justify-single-word="false"/>
      <style:text-properties fo:font-weight="bold" officeooo:rsid="009ab1e1" officeooo:paragraph-rsid="009ab1e1" style:font-weight-asian="bold" style:font-weight-complex="bold"/>
    </style:style>
    <style:style style:name="P137" style:family="paragraph" style:parent-style-name="Table_20_Contents">
      <style:paragraph-properties fo:text-align="center" style:justify-single-word="false"/>
      <style:text-properties officeooo:rsid="009ab1e1" officeooo:paragraph-rsid="009ab1e1"/>
    </style:style>
    <style:style style:name="P138" style:family="paragraph" style:parent-style-name="Hint">
      <style:text-properties officeooo:rsid="009ab1e1" officeooo:paragraph-rsid="009ab1e1"/>
    </style:style>
    <style:style style:name="P139" style:family="paragraph" style:parent-style-name="Hint">
      <style:text-properties fo:font-weight="normal" officeooo:rsid="009ab1e1" officeooo:paragraph-rsid="009ab1e1" style:font-weight-asian="normal" style:font-weight-complex="normal"/>
    </style:style>
    <style:style style:name="P140" style:family="paragraph" style:parent-style-name="Text_20_body">
      <style:text-properties officeooo:rsid="009ab1e1" officeooo:paragraph-rsid="009ab1e1"/>
    </style:style>
    <style:style style:name="P141" style:family="paragraph" style:parent-style-name="Text_20_body">
      <style:text-properties officeooo:rsid="009ac0e3" officeooo:paragraph-rsid="009ac0e3"/>
    </style:style>
    <style:style style:name="P142" style:family="paragraph" style:parent-style-name="Table_20_Contents">
      <style:text-properties officeooo:rsid="009ac0e3" officeooo:paragraph-rsid="009ac0e3"/>
    </style:style>
    <style:style style:name="P143" style:family="paragraph" style:parent-style-name="Table_20_Contents">
      <style:text-properties fo:font-weight="normal" style:font-weight-asian="normal" style:font-weight-complex="normal"/>
    </style:style>
    <style:style style:name="P144" style:family="paragraph" style:parent-style-name="Hint">
      <style:text-properties officeooo:rsid="009c1834" officeooo:paragraph-rsid="009c1834"/>
    </style:style>
    <style:style style:name="P145" style:family="paragraph" style:parent-style-name="Text_20_body">
      <style:text-properties officeooo:rsid="009c1834" officeooo:paragraph-rsid="009c1834"/>
    </style:style>
    <style:style style:name="P146" style:family="paragraph" style:parent-style-name="Text_20_body" style:list-style-name="L22">
      <style:text-properties officeooo:rsid="009c1834" officeooo:paragraph-rsid="009c1834"/>
    </style:style>
    <style:style style:name="P147" style:family="paragraph" style:parent-style-name="Text_20_body" style:list-style-name="L22">
      <style:text-properties officeooo:rsid="009c3ad9" officeooo:paragraph-rsid="009c3ad9"/>
    </style:style>
    <style:style style:name="P148" style:family="paragraph" style:parent-style-name="Text_20_body">
      <style:text-properties officeooo:rsid="009c3ad9" officeooo:paragraph-rsid="009c3ad9"/>
    </style:style>
    <style:style style:name="P149" style:family="paragraph" style:parent-style-name="Text_20_body">
      <style:text-properties officeooo:rsid="009d9459" officeooo:paragraph-rsid="009d9459"/>
    </style:style>
    <style:style style:name="P150" style:family="paragraph" style:parent-style-name="Code">
      <style:text-properties officeooo:rsid="009c3ad9" officeooo:paragraph-rsid="009c3ad9"/>
    </style:style>
    <style:style style:name="P151" style:family="paragraph" style:parent-style-name="Text_20_body">
      <style:text-properties officeooo:rsid="009e639e" officeooo:paragraph-rsid="009e639e"/>
    </style:style>
    <style:style style:name="P152" style:family="paragraph" style:parent-style-name="Code">
      <style:text-properties officeooo:rsid="009e639e" officeooo:paragraph-rsid="009e639e"/>
    </style:style>
    <style:style style:name="P153" style:family="paragraph" style:parent-style-name="Text_20_body">
      <style:text-properties officeooo:rsid="00a05e60" officeooo:paragraph-rsid="00a05e60"/>
    </style:style>
    <style:style style:name="P154" style:family="paragraph" style:parent-style-name="Text_20_body">
      <style:text-properties officeooo:rsid="00a4e093" officeooo:paragraph-rsid="00a4e093"/>
    </style:style>
    <style:style style:name="P155" style:family="paragraph" style:parent-style-name="Table_20_Contents">
      <style:text-properties fo:language="it" fo:country="IT" officeooo:rsid="0094ed23" officeooo:paragraph-rsid="00a4e093" style:language-asian="zh" style:country-asian="CN" style:language-complex="hi" style:country-complex="IN"/>
    </style:style>
    <style:style style:name="P156" style:family="paragraph" style:parent-style-name="Table_20_Contents">
      <style:text-properties fo:language="it" fo:country="IT" officeooo:rsid="00a4e093" officeooo:paragraph-rsid="00a4e093" style:language-asian="zh" style:country-asian="CN" style:language-complex="hi" style:country-complex="IN"/>
    </style:style>
    <style:style style:name="P157" style:family="paragraph" style:parent-style-name="Standard">
      <style:text-properties officeooo:rsid="00a4e093" officeooo:paragraph-rsid="00a4e093"/>
    </style:style>
    <style:style style:name="P158" style:family="paragraph" style:parent-style-name="Code">
      <style:text-properties officeooo:rsid="00a4e093" officeooo:paragraph-rsid="00a4e093"/>
    </style:style>
    <style:style style:name="P159" style:family="paragraph" style:parent-style-name="Table_20_Contents">
      <style:text-properties officeooo:rsid="00a4e093" officeooo:paragraph-rsid="00a4e093"/>
    </style:style>
    <style:style style:name="P160" style:family="paragraph" style:parent-style-name="Alert">
      <style:text-properties officeooo:rsid="00a4e093" officeooo:paragraph-rsid="00a4e093"/>
    </style:style>
    <style:style style:name="P161" style:family="paragraph" style:parent-style-name="Text_20_body">
      <style:text-properties officeooo:rsid="00a54a4e" officeooo:paragraph-rsid="00a54a4e"/>
    </style:style>
    <style:style style:name="P162" style:family="paragraph" style:parent-style-name="Table_20_Contents">
      <style:text-properties fo:language="it" fo:country="IT" officeooo:rsid="00a842aa" officeooo:paragraph-rsid="00a842aa" style:language-asian="zh" style:country-asian="CN" style:language-complex="hi" style:country-complex="IN"/>
    </style:style>
    <style:style style:name="P163" style:family="paragraph" style:parent-style-name="Hint">
      <style:text-properties officeooo:rsid="00a842aa" officeooo:paragraph-rsid="00a842aa"/>
    </style:style>
    <style:style style:name="P164" style:family="paragraph" style:parent-style-name="Text_20_body">
      <style:text-properties officeooo:rsid="00a842aa" officeooo:paragraph-rsid="00a842aa"/>
    </style:style>
    <style:style style:name="P165" style:family="paragraph" style:parent-style-name="Text_20_body" style:list-style-name="L23">
      <style:text-properties officeooo:rsid="00a842aa" officeooo:paragraph-rsid="00a842aa"/>
    </style:style>
    <style:style style:name="P166" style:family="paragraph" style:parent-style-name="Text_20_body">
      <style:text-properties officeooo:rsid="00a9c56e" officeooo:paragraph-rsid="00a9c56e"/>
    </style:style>
    <style:style style:name="P167" style:family="paragraph" style:parent-style-name="Code">
      <style:text-properties officeooo:rsid="00a9c56e" officeooo:paragraph-rsid="00a9c56e"/>
    </style:style>
    <style:style style:name="P168" style:family="paragraph" style:parent-style-name="Text_20_body">
      <style:text-properties officeooo:rsid="00aaba15" officeooo:paragraph-rsid="00aaba15"/>
    </style:style>
    <style:style style:name="P169" style:family="paragraph" style:parent-style-name="Table_20_Contents">
      <style:text-properties officeooo:rsid="00aaba15" officeooo:paragraph-rsid="00aaba15"/>
    </style:style>
    <style:style style:name="P170" style:family="paragraph" style:parent-style-name="Text_20_body">
      <style:text-properties officeooo:rsid="00ab4668" officeooo:paragraph-rsid="00ab4668"/>
    </style:style>
    <style:style style:name="P171" style:family="paragraph" style:parent-style-name="Text_20_body">
      <style:text-properties fo:font-weight="normal" officeooo:rsid="00ab4668" officeooo:paragraph-rsid="00ab4668" style:font-weight-asian="normal" style:font-weight-complex="normal"/>
    </style:style>
    <style:style style:name="P172" style:family="paragraph" style:parent-style-name="Text_20_body" style:list-style-name="L24">
      <style:text-properties fo:font-weight="normal" officeooo:rsid="00ab4668" officeooo:paragraph-rsid="00ab4668" style:font-weight-asian="normal" style:font-weight-complex="normal"/>
    </style:style>
    <style:style style:name="P173" style:family="paragraph" style:parent-style-name="Text_20_body" style:list-style-name="L25">
      <style:text-properties fo:font-weight="normal" officeooo:rsid="00ab4668" officeooo:paragraph-rsid="00ab4668" style:font-weight-asian="normal" style:font-weight-complex="normal"/>
    </style:style>
    <style:style style:name="P174" style:family="paragraph" style:parent-style-name="Hint">
      <style:text-properties officeooo:rsid="00aec033" officeooo:paragraph-rsid="00aec033"/>
    </style:style>
    <style:style style:name="P175" style:family="paragraph" style:parent-style-name="Text_20_body">
      <style:text-properties officeooo:rsid="00aec033" officeooo:paragraph-rsid="00aec033"/>
    </style:style>
    <style:style style:name="P176" style:family="paragraph" style:parent-style-name="Text_20_body">
      <style:text-properties style:text-position="0% 100%" fo:font-weight="normal" officeooo:rsid="00aec033" officeooo:paragraph-rsid="00aec033" style:font-weight-asian="normal" style:font-weight-complex="normal"/>
    </style:style>
    <style:style style:name="P177" style:family="paragraph" style:parent-style-name="Text_20_body">
      <style:text-properties officeooo:rsid="00b17426" officeooo:paragraph-rsid="00b17426"/>
    </style:style>
    <style:style style:name="P178" style:family="paragraph" style:parent-style-name="Hint">
      <style:text-properties officeooo:rsid="00b17426" officeooo:paragraph-rsid="00b17426"/>
    </style:style>
    <style:style style:name="P179" style:family="paragraph" style:parent-style-name="Information">
      <style:text-properties officeooo:rsid="00b2edf5" officeooo:paragraph-rsid="00b2edf5"/>
    </style:style>
    <style:style style:name="P180" style:family="paragraph" style:parent-style-name="Code">
      <style:text-properties officeooo:rsid="00b20fda" officeooo:paragraph-rsid="00b20fda"/>
    </style:style>
    <style:style style:name="P181" style:family="paragraph" style:parent-style-name="Text_20_body">
      <style:text-properties officeooo:rsid="00b20fda" officeooo:paragraph-rsid="00b20fda"/>
    </style:style>
    <style:style style:name="P182" style:family="paragraph" style:parent-style-name="Text_20_body" style:list-style-name="L26">
      <style:text-properties officeooo:rsid="00b20fda" officeooo:paragraph-rsid="00b20fda"/>
    </style:style>
    <style:style style:name="P183" style:family="paragraph" style:parent-style-name="Text_20_body" style:list-style-name="L26">
      <style:text-properties officeooo:rsid="00b2edf5" officeooo:paragraph-rsid="00b2edf5"/>
    </style:style>
    <style:style style:name="P184" style:family="paragraph" style:parent-style-name="Text_20_body">
      <style:text-properties officeooo:rsid="00b476c8" officeooo:paragraph-rsid="00b476c8"/>
    </style:style>
    <style:style style:name="P185" style:family="paragraph" style:parent-style-name="Text_20_body">
      <style:text-properties officeooo:rsid="00b64ab4" officeooo:paragraph-rsid="00b64ab4"/>
    </style:style>
    <style:style style:name="P186" style:family="paragraph" style:parent-style-name="Text_20_body">
      <style:text-properties officeooo:rsid="00b7d2bb" officeooo:paragraph-rsid="00b7d2bb"/>
    </style:style>
    <style:style style:name="P187" style:family="paragraph" style:parent-style-name="Text_20_body">
      <style:text-properties officeooo:rsid="00b97a4b" officeooo:paragraph-rsid="00b97a4b"/>
    </style:style>
    <style:style style:name="P188" style:family="paragraph" style:parent-style-name="Text_20_body" style:list-style-name="L27">
      <style:text-properties officeooo:rsid="00b97a4b" officeooo:paragraph-rsid="00b97a4b"/>
    </style:style>
    <style:style style:name="P189" style:family="paragraph" style:parent-style-name="Heading_20_2">
      <style:paragraph-properties fo:line-height="120%" fo:text-align="start" style:justify-single-word="false" fo:orphans="0" fo:widows="0" fo:hyphenation-ladder-count="no-limit" fo:hyphenation-keep="auto" loext:hyphenation-keep-type="column" fo:keep-with-next="always" style:punctuation-wrap="simple" style:writing-mode="lr-tb"/>
      <style:text-properties style:font-name="Liberation Sans" fo:language="en" fo:country="US"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loext:hyphenation-no-last-word="false" loext:hyphenation-word-char-count="5" loext:hyphenation-zone="no-limit"/>
    </style:style>
    <style:style style:name="P190" style:family="paragraph" style:parent-style-name="Text_20_body">
      <style:text-properties officeooo:rsid="00bcc2e0" officeooo:paragraph-rsid="00bcc2e0"/>
    </style:style>
    <style:style style:name="P191" style:family="paragraph" style:parent-style-name="Code">
      <style:text-properties fo:language="it" fo:country="IT" officeooo:rsid="00bcc2e0" officeooo:paragraph-rsid="00bcc2e0" style:language-asian="zh" style:country-asian="CN" style:language-complex="hi" style:country-complex="IN"/>
    </style:style>
    <style:style style:name="P192" style:family="paragraph" style:parent-style-name="Information">
      <style:text-properties officeooo:rsid="00bcc2e0" officeooo:paragraph-rsid="00bcc2e0"/>
    </style:style>
    <style:style style:name="P193" style:family="paragraph" style:parent-style-name="Information">
      <style:text-properties fo:language="it" fo:country="IT" officeooo:rsid="00bcc2e0" officeooo:paragraph-rsid="00bcc2e0" style:language-asian="zh" style:country-asian="CN" style:language-complex="hi" style:country-complex="IN"/>
    </style:style>
    <style:style style:name="P194" style:family="paragraph" style:parent-style-name="Text_20_body">
      <style:text-properties officeooo:rsid="00c2712d" officeooo:paragraph-rsid="00c2712d"/>
    </style:style>
    <style:style style:name="P195" style:family="paragraph" style:parent-style-name="Table_20_Contents">
      <style:text-properties officeooo:rsid="00c355d1" officeooo:paragraph-rsid="00c355d1"/>
    </style:style>
    <style:style style:name="P196" style:family="paragraph" style:parent-style-name="Table_20_Contents">
      <style:text-properties officeooo:rsid="00c4c908" officeooo:paragraph-rsid="00c4c908"/>
    </style:style>
    <style:style style:name="P197" style:family="paragraph" style:parent-style-name="Information">
      <style:text-properties officeooo:rsid="00c4c908" officeooo:paragraph-rsid="00c4c908"/>
    </style:style>
    <style:style style:name="P198" style:family="paragraph" style:parent-style-name="Text_20_body">
      <style:text-properties officeooo:rsid="00c4c908" officeooo:paragraph-rsid="00c4c908"/>
    </style:style>
    <style:style style:name="P199" style:family="paragraph" style:parent-style-name="Alert">
      <style:text-properties officeooo:rsid="00c4c908" officeooo:paragraph-rsid="00c4c908"/>
    </style:style>
    <style:style style:name="P200" style:family="paragraph" style:parent-style-name="Text_20_body">
      <style:text-properties officeooo:rsid="00c6339f" officeooo:paragraph-rsid="00c6339f"/>
    </style:style>
    <style:style style:name="P201" style:family="paragraph" style:parent-style-name="Code">
      <style:text-properties officeooo:rsid="00c6339f" officeooo:paragraph-rsid="00c6339f"/>
    </style:style>
    <style:style style:name="P202" style:family="paragraph" style:parent-style-name="Hint">
      <style:text-properties officeooo:rsid="00c6339f" officeooo:paragraph-rsid="00c6339f"/>
    </style:style>
    <style:style style:name="P203" style:family="paragraph" style:parent-style-name="Text_20_body">
      <style:text-properties officeooo:rsid="00c67a9e" officeooo:paragraph-rsid="00c67a9e"/>
    </style:style>
    <style:style style:name="P204" style:family="paragraph" style:parent-style-name="Text_20_body">
      <style:text-properties fo:font-style="normal" officeooo:rsid="00c67a9e" officeooo:paragraph-rsid="00c67a9e" style:font-style-asian="normal" style:font-style-complex="normal"/>
    </style:style>
    <style:style style:name="P205" style:family="paragraph" style:parent-style-name="Text_20_body">
      <style:text-properties officeooo:rsid="00c8a79c" officeooo:paragraph-rsid="00c8a79c"/>
    </style:style>
    <style:style style:name="P206" style:family="paragraph" style:parent-style-name="Code">
      <style:text-properties officeooo:rsid="00c9f7e5" officeooo:paragraph-rsid="00c9f7e5"/>
    </style:style>
    <style:style style:name="P207" style:family="paragraph" style:parent-style-name="Text_20_body">
      <style:text-properties officeooo:rsid="00c9f7e5" officeooo:paragraph-rsid="00c9f7e5"/>
    </style:style>
    <style:style style:name="P208" style:family="paragraph" style:parent-style-name="Text_20_body">
      <style:text-properties officeooo:rsid="00cceb39" officeooo:paragraph-rsid="00cceb39"/>
    </style:style>
    <style:style style:name="P209" style:family="paragraph" style:parent-style-name="Code">
      <style:text-properties officeooo:rsid="00cceb39" officeooo:paragraph-rsid="00cceb39"/>
    </style:style>
    <style:style style:name="P210" style:family="paragraph" style:parent-style-name="Table_20_Contents">
      <style:text-properties officeooo:rsid="00cceb39" officeooo:paragraph-rsid="00cceb39"/>
    </style:style>
    <style:style style:name="P211" style:family="paragraph" style:parent-style-name="Text_20_body">
      <style:text-properties officeooo:rsid="00cdba74" officeooo:paragraph-rsid="00cdba74"/>
    </style:style>
    <style:style style:name="P212" style:family="paragraph" style:parent-style-name="Alert">
      <style:text-properties officeooo:rsid="00cdba74" officeooo:paragraph-rsid="00cdba74"/>
    </style:style>
    <style:style style:name="P213" style:family="paragraph" style:parent-style-name="Heading_20_2">
      <style:text-properties officeooo:rsid="00cdba74" officeooo:paragraph-rsid="00cdba74"/>
    </style:style>
    <style:style style:name="P214" style:family="paragraph" style:parent-style-name="Hint">
      <style:text-properties officeooo:rsid="00cfa6d5" officeooo:paragraph-rsid="00cfa6d5"/>
    </style:style>
    <style:style style:name="P215" style:family="paragraph" style:parent-style-name="Alert">
      <style:text-properties officeooo:rsid="00cfa6d5" officeooo:paragraph-rsid="00cfa6d5"/>
    </style:style>
    <style:style style:name="P216" style:family="paragraph" style:parent-style-name="Text_20_body">
      <style:text-properties officeooo:rsid="00cfa6d5" officeooo:paragraph-rsid="00cfa6d5"/>
    </style:style>
    <style:style style:name="P217" style:family="paragraph" style:parent-style-name="Code">
      <style:text-properties officeooo:rsid="00cfa6d5" officeooo:paragraph-rsid="00cfa6d5"/>
    </style:style>
    <style:style style:name="P218" style:family="paragraph" style:parent-style-name="Text_20_body">
      <style:text-properties officeooo:rsid="00d33272" officeooo:paragraph-rsid="00d33272"/>
    </style:style>
    <style:style style:name="P219" style:family="paragraph" style:parent-style-name="Table_20_Contents">
      <style:text-properties officeooo:rsid="00d4e14e" officeooo:paragraph-rsid="00d4e14e"/>
    </style:style>
    <style:style style:name="P220" style:family="paragraph" style:parent-style-name="Text_20_body">
      <style:text-properties officeooo:rsid="00d4e14e" officeooo:paragraph-rsid="00d4e14e"/>
    </style:style>
    <style:style style:name="P221" style:family="paragraph" style:parent-style-name="Hint">
      <style:text-properties officeooo:rsid="00d773cf" officeooo:paragraph-rsid="00d773cf"/>
    </style:style>
    <style:style style:name="P222" style:family="paragraph" style:parent-style-name="Text_20_body">
      <style:text-properties officeooo:rsid="00d773cf" officeooo:paragraph-rsid="00d773cf"/>
    </style:style>
    <style:style style:name="P223" style:family="paragraph" style:parent-style-name="Text_20_body" style:list-style-name="L28">
      <style:text-properties officeooo:rsid="00d773cf" officeooo:paragraph-rsid="00d773cf"/>
    </style:style>
    <style:style style:name="P224" style:family="paragraph" style:parent-style-name="Heading_20_1">
      <style:text-properties officeooo:paragraph-rsid="00d05424"/>
    </style:style>
    <style:style style:name="P225" style:family="paragraph" style:parent-style-name="Heading_20_2">
      <style:text-properties officeooo:paragraph-rsid="00d05424"/>
    </style:style>
    <style:style style:name="P226" style:family="paragraph" style:parent-style-name="Text_20_body">
      <style:text-properties officeooo:rsid="00ce4a92" officeooo:paragraph-rsid="00d05424"/>
    </style:style>
    <style:style style:name="P227" style:family="paragraph" style:parent-style-name="Code">
      <style:text-properties officeooo:rsid="00ce6632" officeooo:paragraph-rsid="00d05424"/>
    </style:style>
    <style:style style:name="P228" style:family="paragraph" style:parent-style-name="Text_20_body">
      <style:text-properties officeooo:rsid="00ce6632" officeooo:paragraph-rsid="00d05424"/>
    </style:style>
    <style:style style:name="P229" style:family="paragraph" style:parent-style-name="Code">
      <style:text-properties officeooo:rsid="00d04ffc" officeooo:paragraph-rsid="00d05424"/>
    </style:style>
    <style:style style:name="P230" style:family="paragraph" style:parent-style-name="Code">
      <style:text-properties officeooo:paragraph-rsid="00d05424"/>
    </style:style>
    <style:style style:name="P231" style:family="paragraph" style:parent-style-name="Alert">
      <style:text-properties officeooo:rsid="00ce6632" officeooo:paragraph-rsid="00d05424"/>
    </style:style>
    <style:style style:name="P232" style:family="paragraph" style:parent-style-name="Text_20_body">
      <style:text-properties officeooo:rsid="00ced62d" officeooo:paragraph-rsid="00d05424"/>
    </style:style>
    <style:style style:name="P233" style:family="paragraph" style:parent-style-name="Text_20_body">
      <style:text-properties officeooo:rsid="00d1f629" officeooo:paragraph-rsid="00d05424"/>
    </style:style>
    <style:style style:name="P234" style:family="paragraph" style:parent-style-name="Text_20_body">
      <style:text-properties officeooo:rsid="00d1fec5" officeooo:paragraph-rsid="00d05424"/>
    </style:style>
    <style:style style:name="P235" style:family="paragraph" style:parent-style-name="Code">
      <style:text-properties officeooo:rsid="00d3201d" officeooo:paragraph-rsid="00d05424"/>
    </style:style>
    <style:style style:name="P236" style:family="paragraph" style:parent-style-name="Text_20_body">
      <style:text-properties officeooo:rsid="00d54eab" officeooo:paragraph-rsid="00d05424"/>
    </style:style>
    <style:style style:name="P237" style:family="paragraph" style:parent-style-name="Text_20_body">
      <style:text-properties officeooo:rsid="00d5ce84" officeooo:paragraph-rsid="00d05424"/>
    </style:style>
    <style:style style:name="P238" style:family="paragraph" style:parent-style-name="Text_20_body">
      <style:text-properties officeooo:rsid="00d72f85" officeooo:paragraph-rsid="00d05424"/>
    </style:style>
    <style:style style:name="P239" style:family="paragraph" style:parent-style-name="Text_20_body" style:list-style-name="L29">
      <style:text-properties officeooo:rsid="00d72f85" officeooo:paragraph-rsid="00d05424"/>
    </style:style>
    <style:style style:name="P240" style:family="paragraph" style:parent-style-name="Text_20_body">
      <style:text-properties officeooo:rsid="00d836a3" officeooo:paragraph-rsid="00d836a3"/>
    </style:style>
    <style:style style:name="P241" style:family="paragraph" style:parent-style-name="Code">
      <style:text-properties officeooo:rsid="00d836a3" officeooo:paragraph-rsid="00d836a3"/>
    </style:style>
    <style:style style:name="P242" style:family="paragraph" style:parent-style-name="Text_20_body">
      <style:text-properties officeooo:rsid="00d84998" officeooo:paragraph-rsid="00d84998"/>
    </style:style>
    <style:style style:name="P243" style:family="paragraph" style:parent-style-name="Text_20_body">
      <style:text-properties officeooo:rsid="00d9d01c" officeooo:paragraph-rsid="00d9d01c"/>
    </style:style>
    <style:style style:name="P244" style:family="paragraph" style:parent-style-name="Text_20_body">
      <style:text-properties officeooo:rsid="00da9e93" officeooo:paragraph-rsid="00da9e93"/>
    </style:style>
    <style:style style:name="P245" style:family="paragraph" style:parent-style-name="Text_20_body">
      <style:paragraph-properties fo:text-align="justify" style:justify-single-word="false"/>
      <style:text-properties officeooo:rsid="00da9e93" officeooo:paragraph-rsid="00da9e93"/>
    </style:style>
    <style:style style:name="P246" style:family="paragraph" style:parent-style-name="Text_20_body">
      <style:text-properties officeooo:rsid="00dc3cf4" officeooo:paragraph-rsid="00dc3cf4"/>
    </style:style>
    <style:style style:name="P247" style:family="paragraph" style:parent-style-name="Code">
      <style:text-properties officeooo:rsid="00dc3cf4" officeooo:paragraph-rsid="00dc3cf4"/>
    </style:style>
    <style:style style:name="P248" style:family="paragraph" style:parent-style-name="Text_20_body">
      <style:text-properties officeooo:rsid="00dd5180" officeooo:paragraph-rsid="00dd5180"/>
    </style:style>
    <style:style style:name="P249" style:family="paragraph" style:parent-style-name="Heading_20_2">
      <style:text-properties officeooo:rsid="00dd5180" officeooo:paragraph-rsid="00dd5180"/>
    </style:style>
    <style:style style:name="P250" style:family="paragraph" style:parent-style-name="Text_20_body" style:list-style-name="L30">
      <style:text-properties officeooo:rsid="00dd5180" officeooo:paragraph-rsid="00dd5180"/>
    </style:style>
    <style:style style:name="P251" style:family="paragraph" style:parent-style-name="Alert">
      <style:text-properties officeooo:rsid="00dddcf7" officeooo:paragraph-rsid="00dddcf7"/>
    </style:style>
    <style:style style:name="P252" style:family="paragraph" style:parent-style-name="Hint">
      <style:text-properties officeooo:rsid="00dddcf7" officeooo:paragraph-rsid="00dddcf7"/>
    </style:style>
    <style:style style:name="P253" style:family="paragraph" style:parent-style-name="Text_20_body">
      <style:text-properties officeooo:rsid="00dddcf7" officeooo:paragraph-rsid="00dddcf7"/>
    </style:style>
    <style:style style:name="P254" style:family="paragraph" style:parent-style-name="Text_20_body">
      <style:text-properties officeooo:rsid="00def009" officeooo:paragraph-rsid="00def009"/>
    </style:style>
    <style:style style:name="P255" style:family="paragraph" style:parent-style-name="Text_20_body">
      <style:text-properties officeooo:rsid="00df1bd9" officeooo:paragraph-rsid="00df1bd9"/>
    </style:style>
    <style:style style:name="P256" style:family="paragraph" style:parent-style-name="Code">
      <style:text-properties officeooo:rsid="00e0427a" officeooo:paragraph-rsid="00e0427a"/>
    </style:style>
    <style:style style:name="P257" style:family="paragraph" style:parent-style-name="Text_20_body">
      <style:text-properties officeooo:rsid="00e0427a" officeooo:paragraph-rsid="00e0427a"/>
    </style:style>
    <style:style style:name="P258" style:family="paragraph" style:parent-style-name="Text_20_body">
      <style:text-properties officeooo:rsid="00e08951" officeooo:paragraph-rsid="00e08951"/>
    </style:style>
    <style:style style:name="P259" style:family="paragraph" style:parent-style-name="Text_20_body">
      <style:text-properties officeooo:rsid="00e0ac28" officeooo:paragraph-rsid="00e0ac28"/>
    </style:style>
    <style:style style:name="P260" style:family="paragraph" style:parent-style-name="Text_20_body">
      <style:text-properties officeooo:rsid="00e0ea94" officeooo:paragraph-rsid="00e0ea94"/>
    </style:style>
    <style:style style:name="P261" style:family="paragraph" style:parent-style-name="Text_20_body">
      <style:text-properties officeooo:rsid="00e2408a" officeooo:paragraph-rsid="00e2408a"/>
    </style:style>
    <style:style style:name="P262" style:family="paragraph" style:parent-style-name="Code">
      <style:text-properties officeooo:rsid="00e2408a" officeooo:paragraph-rsid="00e2408a"/>
    </style:style>
    <style:style style:name="P263" style:family="paragraph" style:parent-style-name="Text_20_body">
      <style:text-properties officeooo:rsid="00e52cc5" officeooo:paragraph-rsid="00e52cc5"/>
    </style:style>
    <style:style style:name="P264" style:family="paragraph" style:parent-style-name="Text_20_body" style:list-style-name="L31">
      <style:text-properties officeooo:rsid="00e52cc5" officeooo:paragraph-rsid="00e52cc5"/>
    </style:style>
    <style:style style:name="P265" style:family="paragraph" style:parent-style-name="Text_20_body" style:list-style-name="L32">
      <style:text-properties officeooo:rsid="00e52cc5" officeooo:paragraph-rsid="00e52cc5"/>
    </style:style>
    <style:style style:name="P266" style:family="paragraph" style:parent-style-name="Alert">
      <style:text-properties officeooo:rsid="00e5d0a2" officeooo:paragraph-rsid="00e5d0a2"/>
    </style:style>
    <style:style style:name="P267" style:family="paragraph" style:parent-style-name="Hint">
      <style:text-properties officeooo:rsid="00e5d0a2" officeooo:paragraph-rsid="00e5d0a2"/>
    </style:style>
    <style:style style:name="P268" style:family="paragraph" style:parent-style-name="Text_20_body">
      <style:text-properties officeooo:rsid="00e5e88c" officeooo:paragraph-rsid="00e5e88c"/>
    </style:style>
    <style:style style:name="P269" style:family="paragraph" style:parent-style-name="Text_20_body" style:list-style-name="L33">
      <style:text-properties officeooo:rsid="00e5e88c" officeooo:paragraph-rsid="00e5e88c"/>
    </style:style>
    <style:style style:name="P270" style:family="paragraph" style:parent-style-name="Heading_20_1">
      <style:paragraph-properties fo:break-before="page"/>
      <style:text-properties fo:language="it" fo:country="IT" officeooo:rsid="0090d904" officeooo:paragraph-rsid="0090d904"/>
    </style:style>
    <style:style style:name="P271" style:family="paragraph" style:parent-style-name="Text_20_body">
      <style:text-properties fo:language="it" fo:country="IT" officeooo:rsid="0090d904" officeooo:paragraph-rsid="0090d904"/>
    </style:style>
    <style:style style:name="P272" style:family="paragraph" style:parent-style-name="Text_20_body" style:list-style-name="L34">
      <style:text-properties fo:language="it" fo:country="IT" officeooo:rsid="0090d904" officeooo:paragraph-rsid="0090d904"/>
    </style:style>
    <style:style style:name="P273" style:family="paragraph" style:parent-style-name="Text_20_body">
      <style:text-properties officeooo:rsid="0091eaae" officeooo:paragraph-rsid="0091eaae"/>
    </style:style>
    <style:style style:name="P274" style:family="paragraph" style:parent-style-name="Text_20_body" style:list-style-name="L35">
      <style:text-properties fo:language="it" fo:country="IT" style:text-underline-style="none" officeooo:rsid="0091eaae" officeooo:paragraph-rsid="0091eaae"/>
    </style:style>
    <style:style style:name="P275" style:family="paragraph" style:parent-style-name="Text_20_body">
      <style:text-properties fo:language="it" fo:country="IT" style:text-underline-style="none" officeooo:rsid="00d9d01c" officeooo:paragraph-rsid="00d9d01c"/>
    </style:style>
    <style:style style:name="P276" style:family="paragraph" style:parent-style-name="Text_20_body" style:list-style-name="L35">
      <style:text-properties fo:language="it" fo:country="IT" style:text-underline-style="none" officeooo:rsid="00d9d01c" officeooo:paragraph-rsid="00d9d01c"/>
    </style:style>
    <style:style style:name="P277" style:family="paragraph" style:parent-style-name="Heading_20_1">
      <style:text-properties fo:language="it" fo:country="IT" officeooo:rsid="00202c08" officeooo:paragraph-rsid="00202c08"/>
    </style:style>
    <style:style style:name="P278" style:family="paragraph" style:parent-style-name="Text_20_body" style:list-style-name="L36">
      <style:text-properties fo:language="it" fo:country="IT" officeooo:paragraph-rsid="00219edf" style:language-asian="zh" style:country-asian="CN" style:language-complex="hi" style:country-complex="IN"/>
    </style:style>
    <style:style style:name="P279" style:family="paragraph" style:parent-style-name="Text_20_body" style:list-style-name="L36">
      <style:text-properties fo:language="it" fo:country="IT" officeooo:paragraph-rsid="0029034d" style:language-asian="zh" style:country-asian="CN" style:language-complex="hi" style:country-complex="IN"/>
    </style:style>
    <style:style style:name="P280" style:family="paragraph" style:parent-style-name="Text_20_body" style:list-style-name="L36">
      <style:text-properties fo:language="it" fo:country="IT" officeooo:paragraph-rsid="0029d458" style:language-asian="zh" style:country-asian="CN" style:language-complex="hi" style:country-complex="IN"/>
    </style:style>
    <style:style style:name="P281" style:family="paragraph" style:parent-style-name="Text_20_body" style:list-style-name="L36">
      <style:text-properties fo:language="it" fo:country="IT" officeooo:rsid="003176a4" officeooo:paragraph-rsid="003176a4" fo:background-color="#ffffa6" style:language-asian="zh" style:country-asian="CN" style:language-complex="hi" style:country-complex="IN"/>
    </style:style>
    <style:style style:name="P282" style:family="paragraph" style:parent-style-name="Text_20_body" style:list-style-name="L36">
      <style:text-properties fo:language="it" fo:country="IT" officeooo:rsid="00383ba8" officeooo:paragraph-rsid="00383ba8" fo:background-color="transparent" style:language-asian="zh" style:country-asian="CN" style:language-complex="hi" style:country-complex="IN"/>
    </style:style>
    <style:style style:name="P283" style:family="paragraph" style:parent-style-name="Text_20_body" style:list-style-name="L36">
      <style:text-properties fo:language="it" fo:country="IT" officeooo:rsid="0046e315" officeooo:paragraph-rsid="0046e315" fo:background-color="transparent" style:language-asian="zh" style:country-asian="CN" style:language-complex="hi" style:country-complex="IN"/>
    </style:style>
    <style:style style:name="P284" style:family="paragraph" style:parent-style-name="Text_20_body" style:list-style-name="L36">
      <style:text-properties fo:language="it" fo:country="IT" officeooo:rsid="0048958c" officeooo:paragraph-rsid="0048958c" fo:background-color="transparent" style:language-asian="zh" style:country-asian="CN" style:language-complex="hi" style:country-complex="IN"/>
    </style:style>
    <style:style style:name="P285" style:family="paragraph" style:parent-style-name="Text_20_body" style:list-style-name="L36">
      <style:text-properties fo:language="it" fo:country="IT" officeooo:rsid="005fc131" officeooo:paragraph-rsid="005fc131" fo:background-color="transparent" style:language-asian="zh" style:country-asian="CN" style:language-complex="hi" style:country-complex="IN"/>
    </style:style>
    <style:style style:name="P286" style:family="paragraph" style:parent-style-name="Text_20_body" style:list-style-name="L36">
      <style:text-properties fo:language="it" fo:country="IT" officeooo:rsid="006df363" officeooo:paragraph-rsid="006df363" fo:background-color="transparent" style:language-asian="zh" style:country-asian="CN" style:language-complex="hi" style:country-complex="IN"/>
    </style:style>
    <style:style style:name="P287" style:family="paragraph" style:parent-style-name="Text_20_body" style:list-style-name="L36">
      <style:text-properties fo:language="it" fo:country="IT" officeooo:rsid="00717bdd" officeooo:paragraph-rsid="00717bdd" fo:background-color="transparent" style:language-asian="zh" style:country-asian="CN" style:language-complex="hi" style:country-complex="IN"/>
    </style:style>
    <style:style style:name="P288" style:family="paragraph" style:parent-style-name="Heading_20_1">
      <style:text-properties officeooo:rsid="00330567" officeooo:paragraph-rsid="00330567"/>
    </style:style>
    <style:style style:name="P289" style:family="paragraph" style:parent-style-name="Text_20_body" style:list-style-name="L37">
      <style:text-properties officeooo:paragraph-rsid="00330567"/>
    </style:style>
    <style:style style:name="P290" style:family="paragraph" style:parent-style-name="Text_20_body" style:list-style-name="L37">
      <style:text-properties fo:language="it" fo:country="IT" officeooo:rsid="0045bb52" officeooo:paragraph-rsid="00330567" style:language-asian="zh" style:country-asian="CN" style:language-complex="hi" style:country-complex="IN"/>
    </style:style>
    <style:style style:name="P291" style:family="paragraph" style:parent-style-name="Heading_20_1">
      <style:text-properties officeooo:rsid="0035eb09" officeooo:paragraph-rsid="0035eb09"/>
    </style:style>
    <style:style style:name="P292" style:family="paragraph" style:parent-style-name="Text_20_body" style:list-style-name="L38">
      <style:text-properties fo:language="it" fo:country="IT" officeooo:rsid="0035eb09" officeooo:paragraph-rsid="0035eb09" style:language-asian="zh" style:country-asian="CN" style:language-complex="hi" style:country-complex="IN"/>
    </style:style>
    <style:style style:name="P293" style:family="paragraph" style:parent-style-name="Text_20_body" style:list-style-name="L38">
      <style:text-properties fo:language="it" fo:country="IT" officeooo:rsid="003786fe" officeooo:paragraph-rsid="003786fe" style:language-asian="zh" style:country-asian="CN" style:language-complex="hi" style:country-complex="IN"/>
    </style:style>
    <style:style style:name="P294" style:family="paragraph" style:parent-style-name="Text_20_body" style:list-style-name="L38">
      <style:text-properties fo:language="it" fo:country="IT" officeooo:rsid="005bc544" officeooo:paragraph-rsid="005bc544" style:language-asian="zh" style:country-asian="CN" style:language-complex="hi" style:country-complex="IN"/>
    </style:style>
    <style:style style:name="P295" style:family="paragraph" style:parent-style-name="Text_20_body" style:list-style-name="L38">
      <style:text-properties fo:language="it" fo:country="IT" officeooo:rsid="0037b45c" officeooo:paragraph-rsid="0037b45c" style:language-asian="zh" style:country-asian="CN" style:language-complex="hi" style:country-complex="IN"/>
    </style:style>
    <style:style style:name="P296" style:family="paragraph" style:parent-style-name="Text_20_body" style:list-style-name="L38">
      <style:text-properties fo:language="it" fo:country="IT" officeooo:rsid="00383ba8" officeooo:paragraph-rsid="00383ba8" style:language-asian="zh" style:country-asian="CN" style:language-complex="hi" style:country-complex="IN"/>
    </style:style>
    <style:style style:name="P297" style:family="paragraph" style:parent-style-name="Text_20_body" style:list-style-name="L38">
      <style:text-properties fo:language="it" fo:country="IT" officeooo:rsid="0052a32a" officeooo:paragraph-rsid="0052a32a" style:language-asian="zh" style:country-asian="CN" style:language-complex="hi" style:country-complex="IN"/>
    </style:style>
    <style:style style:name="P298" style:family="paragraph" style:parent-style-name="Heading_20_1">
      <style:text-properties officeooo:rsid="003f769c" officeooo:paragraph-rsid="003f769c"/>
    </style:style>
    <style:style style:name="P299" style:family="paragraph" style:parent-style-name="Text_20_body" style:list-style-name="L39">
      <style:text-properties officeooo:rsid="00a44ffc" officeooo:paragraph-rsid="00a44ffc"/>
    </style:style>
    <style:style style:name="P300" style:family="paragraph" style:parent-style-name="Text_20_body" style:list-style-name="L39">
      <style:text-properties officeooo:rsid="003f769c" officeooo:paragraph-rsid="003f769c"/>
    </style:style>
    <style:style style:name="P301" style:family="paragraph" style:parent-style-name="Text_20_body" style:list-style-name="L39">
      <style:text-properties officeooo:rsid="0042f3fc" officeooo:paragraph-rsid="0042f3fc"/>
    </style:style>
    <style:style style:name="P302" style:family="paragraph" style:parent-style-name="Text_20_body" style:list-style-name="L39">
      <style:text-properties officeooo:rsid="00577b0c" officeooo:paragraph-rsid="00577b0c"/>
    </style:style>
    <style:style style:name="P303" style:family="paragraph" style:parent-style-name="Text_20_body" style:list-style-name="L39">
      <style:text-properties officeooo:rsid="0059f767" officeooo:paragraph-rsid="0059f767"/>
    </style:style>
    <style:style style:name="P304" style:family="paragraph" style:parent-style-name="Text_20_body" style:list-style-name="L39">
      <style:text-properties officeooo:rsid="0061ae94" officeooo:paragraph-rsid="0061ae94"/>
    </style:style>
    <style:style style:name="P305" style:family="paragraph" style:parent-style-name="Text_20_body" style:list-style-name="L39">
      <style:text-properties officeooo:rsid="008010e6" officeooo:paragraph-rsid="008010e6"/>
    </style:style>
    <style:style style:name="P306" style:family="paragraph" style:parent-style-name="Text_20_body" style:list-style-name="L39">
      <style:text-properties officeooo:rsid="0083a320" officeooo:paragraph-rsid="0083a320"/>
    </style:style>
    <style:style style:name="P307" style:family="paragraph" style:parent-style-name="Text_20_body" style:list-style-name="L39">
      <style:text-properties officeooo:rsid="0084811c" officeooo:paragraph-rsid="0084811c"/>
    </style:style>
    <style:style style:name="T1" style:family="text">
      <style:text-properties officeooo:rsid="00219edf"/>
    </style:style>
    <style:style style:name="T2" style:family="text">
      <style:text-properties fo:font-weight="bold" style:font-weight-asian="bold" style:font-weight-complex="bold"/>
    </style:style>
    <style:style style:name="T3" style:family="text">
      <style:text-properties fo:background-color="#ffff00" loext:char-shading-value="0"/>
    </style:style>
    <style:style style:name="T4" style:family="text">
      <style:text-properties fo:background-color="transparent" loext:char-shading-value="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officeooo:rsid="00249fc9"/>
    </style:style>
    <style:style style:name="T9" style:family="text">
      <style:text-properties officeooo:rsid="00259093" fo:background-color="transparent" loext:char-shading-value="0"/>
    </style:style>
    <style:style style:name="T10" style:family="text">
      <style:text-properties officeooo:rsid="0030e40d"/>
    </style:style>
    <style:style style:name="T11" style:family="text">
      <style:text-properties officeooo:rsid="0029034d"/>
    </style:style>
    <style:style style:name="T12" style:family="text">
      <style:text-properties officeooo:rsid="0029e368"/>
    </style:style>
    <style:style style:name="T13" style:family="text">
      <style:text-properties officeooo:rsid="0048958c"/>
    </style:style>
    <style:style style:name="T14" style:family="text">
      <style:text-properties officeooo:rsid="00e7fcf9"/>
    </style:style>
    <style:style style:name="T15" style:family="text">
      <style:text-properties officeooo:rsid="00490890" fo:background-color="transparent" loext:char-shading-value="0"/>
    </style:style>
    <style:style style:name="T16" style:family="text">
      <style:text-properties officeooo:rsid="004ae7bc" fo:background-color="transparent" loext:char-shading-value="0"/>
    </style:style>
    <style:style style:name="T17" style:family="text">
      <style:text-properties officeooo:rsid="004d6ba9" fo:background-color="transparent" loext:char-shading-value="0"/>
    </style:style>
    <style:style style:name="T18" style:family="text">
      <style:text-properties fo:background-color="#ffffa6" loext:char-shading-value="0"/>
    </style:style>
    <style:style style:name="T19" style:family="text">
      <style:text-properties fo:font-weight="bold" officeooo:rsid="00b476c8" style:font-weight-asian="bold" style:font-weight-complex="bold"/>
    </style:style>
    <style:style style:name="T20" style:family="text">
      <style:text-properties officeooo:rsid="00e965e2"/>
    </style:style>
    <style:style style:name="T21" style:family="text">
      <style:text-properties officeooo:rsid="00657daa"/>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674792" style:font-style-asian="normal" style:font-style-complex="normal"/>
    </style:style>
    <style:style style:name="T25" style:family="text">
      <style:text-properties officeooo:rsid="006667d9"/>
    </style:style>
    <style:style style:name="T26" style:family="text">
      <style:text-properties officeooo:rsid="006846fe"/>
    </style:style>
    <style:style style:name="T27" style:family="text">
      <style:text-properties officeooo:rsid="006a22be"/>
    </style:style>
    <style:style style:name="T28" style:family="text">
      <style:text-properties officeooo:rsid="0074300c"/>
    </style:style>
    <style:style style:name="T29" style:family="text">
      <style:text-properties officeooo:rsid="00758404"/>
    </style:style>
    <style:style style:name="T30" style:family="text">
      <style:text-properties style:text-position="sub 58%"/>
    </style:style>
    <style:style style:name="T31" style:family="text">
      <style:text-properties style:text-position="0% 100%"/>
    </style:style>
    <style:style style:name="T32" style:family="text">
      <style:text-properties fo:font-weight="normal" style:font-weight-asian="normal" style:font-weight-complex="normal"/>
    </style:style>
    <style:style style:name="T33" style:family="text">
      <style:text-properties style:text-position="super 58%"/>
    </style:style>
    <style:style style:name="T34" style:family="text">
      <style:text-properties fo:background-color="#ff8000" loext:char-shading-value="0"/>
    </style:style>
    <style:style style:name="T35" style:family="text">
      <style:text-properties officeooo:rsid="007d2920"/>
    </style:style>
    <style:style style:name="T36" style:family="text">
      <style:text-properties fo:background-color="#ed4c05" loext:char-shading-value="0"/>
    </style:style>
    <style:style style:name="T37" style:family="text">
      <style:text-properties officeooo:rsid="007e6c65"/>
    </style:style>
    <style:style style:name="T38" style:family="text">
      <style:text-properties fo:background-color="#ffff6d" loext:char-shading-value="0"/>
    </style:style>
    <style:style style:name="T39" style:family="text">
      <style:text-properties style:text-position="super 58%" fo:background-color="#ffff6d" loext:char-shading-value="0"/>
    </style:style>
    <style:style style:name="T40" style:family="text">
      <style:text-properties style:text-position="0% 100%" fo:background-color="#ffff6d" loext:char-shading-value="0"/>
    </style:style>
    <style:style style:name="T41" style:family="text">
      <style:text-properties style:text-position="0% 100%" fo:language="it" fo:country="IT" officeooo:rsid="0085a518" style:language-asian="zh" style:country-asian="CN" style:language-complex="hi" style:country-complex="IN"/>
    </style:style>
    <style:style style:name="T42" style:family="text">
      <style:text-properties style:text-position="sub 58%" fo:language="it" fo:country="IT" officeooo:rsid="0085a518" style:language-asian="zh" style:country-asian="CN" style:language-complex="hi" style:country-complex="IN"/>
    </style:style>
    <style:style style:name="T43" style:family="text">
      <style:text-properties style:text-position="0% 100%" fo:language="it" fo:country="IT" style:language-asian="zh" style:country-asian="CN" style:language-complex="hi" style:country-complex="IN"/>
    </style:style>
    <style:style style:name="T44" style:family="text">
      <style:text-properties style:text-position="0% 100%" officeooo:rsid="0085f525"/>
    </style:style>
    <style:style style:name="T45" style:family="text">
      <style:text-properties officeooo:rsid="00883c2d"/>
    </style:style>
    <style:style style:name="T46" style:family="text">
      <style:text-properties officeooo:rsid="0089d728"/>
    </style:style>
    <style:style style:name="T47" style:family="text">
      <style:text-properties officeooo:rsid="008aa621"/>
    </style:style>
    <style:style style:name="T48" style:family="text">
      <style:text-properties fo:language="it" fo:country="IT" style:language-asian="zh" style:country-asian="CN" style:language-complex="hi" style:country-complex="IN"/>
    </style:style>
    <style:style style:name="T49" style:family="text">
      <style:text-properties fo:language="it" fo:country="IT" fo:font-weight="bold" style:language-asian="zh" style:country-asian="CN" style:font-weight-asian="bold" style:language-complex="hi" style:country-complex="IN" style:font-weight-complex="bold"/>
    </style:style>
    <style:style style:name="T50" style:family="text">
      <style:text-properties officeooo:rsid="008e8bef"/>
    </style:style>
    <style:style style:name="T51" style:family="text">
      <style:text-properties style:text-position="super 58%" officeooo:rsid="008e8bef"/>
    </style:style>
    <style:style style:name="T52" style:family="text">
      <style:text-properties officeooo:rsid="008eb2cd" fo:background-color="transparent" loext:char-shading-value="0"/>
    </style:style>
    <style:style style:name="T53" style:family="text">
      <style:text-properties officeooo:rsid="008f18a6" fo:background-color="transparent" loext:char-shading-value="0"/>
    </style:style>
    <style:style style:name="T54" style:family="text">
      <style:text-properties officeooo:rsid="008f5f5b" fo:background-color="transparent" loext:char-shading-value="0"/>
    </style:style>
    <style:style style:name="T55" style:family="text">
      <style:text-properties style:text-underline-style="solid" style:text-underline-width="auto" style:text-underline-color="font-color" officeooo:rsid="008faa23"/>
    </style:style>
    <style:style style:name="T56" style:family="text">
      <style:text-properties officeooo:rsid="0094ed23"/>
    </style:style>
    <style:style style:name="T57" style:family="text">
      <style:text-properties officeooo:rsid="00962f68"/>
    </style:style>
    <style:style style:name="T58" style:family="text">
      <style:text-properties officeooo:rsid="00998b0c"/>
    </style:style>
    <style:style style:name="T59" style:family="text">
      <style:text-properties officeooo:rsid="009ac0e3"/>
    </style:style>
    <style:style style:name="T60" style:family="text">
      <style:text-properties fo:font-weight="bold" fo:background-color="#dee6ef" loext:char-shading-value="0" style:font-weight-asian="bold" style:font-weight-complex="bold"/>
    </style:style>
    <style:style style:name="T61" style:family="text">
      <style:text-properties officeooo:rsid="009c6393"/>
    </style:style>
    <style:style style:name="T62" style:family="text">
      <style:text-properties officeooo:rsid="009c3ad9"/>
    </style:style>
    <style:style style:name="T63" style:family="text">
      <style:text-properties officeooo:rsid="009d9459"/>
    </style:style>
    <style:style style:name="T64" style:family="text">
      <style:text-properties officeooo:rsid="00a05e60"/>
    </style:style>
    <style:style style:name="T65" style:family="text">
      <style:text-properties style:text-position="0% 100%" officeooo:rsid="00a255e3"/>
    </style:style>
    <style:style style:name="T66" style:family="text">
      <style:text-properties style:text-position="0% 100%" officeooo:rsid="00a44ffc"/>
    </style:style>
    <style:style style:name="T67" style:family="text">
      <style:text-properties officeooo:rsid="00a4e093"/>
    </style:style>
    <style:style style:name="T68" style:family="text">
      <style:text-properties officeooo:rsid="00df1bd9"/>
    </style:style>
    <style:style style:name="T69" style:family="text">
      <style:text-properties fo:font-weight="bold" officeooo:rsid="00a4e093" style:font-weight-asian="bold" style:font-weight-complex="bold"/>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officeooo:rsid="00a65bf4" style:font-style-asian="normal" style:font-style-complex="normal"/>
    </style:style>
    <style:style style:name="T72" style:family="text">
      <style:text-properties style:text-position="super 58%" fo:font-style="normal" officeooo:rsid="00a65bf4" style:font-style-asian="normal" style:font-style-complex="normal"/>
    </style:style>
    <style:style style:name="T73" style:family="text">
      <style:text-properties style:text-position="0% 100%" fo:font-style="normal" officeooo:rsid="00a65bf4" style:font-style-asian="normal" style:font-style-complex="normal"/>
    </style:style>
    <style:style style:name="T74" style:family="text">
      <style:text-properties officeooo:rsid="00a9c56e"/>
    </style:style>
    <style:style style:name="T75" style:family="text">
      <style:text-properties officeooo:rsid="00aaba15"/>
    </style:style>
    <style:style style:name="T76" style:family="text">
      <style:text-properties officeooo:rsid="00aec033"/>
    </style:style>
    <style:style style:name="T77" style:family="text">
      <style:text-properties fo:font-weight="normal" officeooo:rsid="00ae11f9" style:font-weight-asian="normal" style:font-weight-complex="normal"/>
    </style:style>
    <style:style style:name="T78" style:family="text">
      <style:text-properties style:text-position="super 58%" fo:font-weight="normal" style:font-weight-asian="normal" style:font-weight-complex="normal"/>
    </style:style>
    <style:style style:name="T79" style:family="text">
      <style:text-properties style:text-position="0% 100%" fo:font-weight="normal" style:font-weight-asian="normal" style:font-weight-complex="normal"/>
    </style:style>
    <style:style style:name="T80" style:family="text">
      <style:text-properties officeooo:rsid="00b20fda"/>
    </style:style>
    <style:style style:name="T81" style:family="text">
      <style:text-properties officeooo:rsid="00b476c8"/>
    </style:style>
    <style:style style:name="T82" style:family="text">
      <style:text-properties officeooo:rsid="00c11b03"/>
    </style:style>
    <style:style style:name="T83" style:family="text">
      <style:text-properties officeooo:rsid="00bfc4c7"/>
    </style:style>
    <style:style style:name="T84" style:family="text">
      <style:text-properties fo:font-weight="normal" officeooo:rsid="00bfc4c7" style:font-weight-asian="normal" style:font-weight-complex="normal"/>
    </style:style>
    <style:style style:name="T85" style:family="text">
      <style:text-properties officeooo:rsid="00b97a4b"/>
    </style:style>
    <style:style style:name="T86" style:family="text">
      <style:text-properties officeooo:rsid="00ed5e18"/>
    </style:style>
    <style:style style:name="T87" style:family="text">
      <style:text-properties officeooo:rsid="00bcc2e0"/>
    </style:style>
    <style:style style:name="T88" style:family="text">
      <style:text-properties officeooo:rsid="00be3eeb"/>
    </style:style>
    <style:style style:name="T89" style:family="text">
      <style:text-properties officeooo:rsid="00c355d1"/>
    </style:style>
    <style:style style:name="T90" style:family="text">
      <style:text-properties officeooo:rsid="00c4c908"/>
    </style:style>
    <style:style style:name="T91" style:family="text">
      <style:text-properties officeooo:rsid="00c6339f"/>
    </style:style>
    <style:style style:name="T92" style:family="text">
      <style:text-properties officeooo:rsid="00c67a9e"/>
    </style:style>
    <style:style style:name="T93" style:family="text">
      <style:text-properties officeooo:rsid="00cbbf73"/>
    </style:style>
    <style:style style:name="T94" style:family="text">
      <style:text-properties style:text-position="0% 100%" officeooo:rsid="00cfa6d5"/>
    </style:style>
    <style:style style:name="T95" style:family="text">
      <style:text-properties fo:font-weight="normal" officeooo:rsid="00d4e14e" style:font-weight-asian="normal" style:font-weight-complex="normal"/>
    </style:style>
    <style:style style:name="T96" style:family="text">
      <style:text-properties officeooo:rsid="00d4e14e"/>
    </style:style>
    <style:style style:name="T97" style:family="text">
      <style:text-properties officeooo:rsid="00cc8cc0"/>
    </style:style>
    <style:style style:name="T98" style:family="text">
      <style:text-properties officeooo:rsid="00ce6632"/>
    </style:style>
    <style:style style:name="T99" style:family="text">
      <style:text-properties officeooo:rsid="00ced62d"/>
    </style:style>
    <style:style style:name="T100" style:family="text">
      <style:text-properties officeooo:rsid="00d04ffc"/>
    </style:style>
    <style:style style:name="T101" style:family="text">
      <style:text-properties officeooo:rsid="00d1fec5"/>
    </style:style>
    <style:style style:name="T102" style:family="text">
      <style:text-properties officeooo:rsid="00d3201d"/>
    </style:style>
    <style:style style:name="T103" style:family="text">
      <style:text-properties officeooo:rsid="00d4fb63"/>
    </style:style>
    <style:style style:name="T104" style:family="text">
      <style:text-properties officeooo:rsid="00d54eab"/>
    </style:style>
    <style:style style:name="T105" style:family="text">
      <style:text-properties officeooo:rsid="00d72f85"/>
    </style:style>
    <style:style style:name="T106" style:family="text">
      <style:text-properties officeooo:rsid="00d836a3"/>
    </style:style>
    <style:style style:name="T107" style:family="text">
      <style:text-properties officeooo:rsid="00d84998"/>
    </style:style>
    <style:style style:name="T108" style:family="text">
      <style:text-properties officeooo:rsid="00d9d01c"/>
    </style:style>
    <style:style style:name="T109" style:family="text">
      <style:text-properties fo:font-weight="bold" fo:background-color="#ffff00" loext:char-shading-value="0" style:font-weight-asian="bold" style:font-weight-complex="bold"/>
    </style:style>
    <style:style style:name="T110" style:family="text">
      <style:text-properties officeooo:rsid="00dc3cf4"/>
    </style:style>
    <style:style style:name="T111" style:family="text">
      <style:text-properties officeooo:rsid="00dd5180" fo:background-color="transparent" loext:char-shading-value="0"/>
    </style:style>
    <style:style style:name="T112" style:family="text">
      <style:text-properties fo:font-weight="bold" officeooo:rsid="00def009" style:font-weight-asian="bold" style:font-weight-complex="bold"/>
    </style:style>
    <style:style style:name="T113" style:family="text">
      <style:text-properties officeooo:rsid="00def009"/>
    </style:style>
    <style:style style:name="T114" style:family="text">
      <style:text-properties fo:language="it" fo:country="IT"/>
    </style:style>
    <style:style style:name="T115" style:family="text">
      <style:text-properties fo:language="it" fo:country="IT" style:text-underline-style="solid" style:text-underline-width="auto" style:text-underline-color="font-color"/>
    </style:style>
    <style:style style:name="T116" style:family="text">
      <style:text-properties fo:language="it" fo:country="IT" style:text-underline-style="none"/>
    </style:style>
    <style:style style:name="T117" style:family="text">
      <style:text-properties officeooo:rsid="0005817b"/>
    </style:style>
    <style:style style:name="T118" style:family="text">
      <style:text-properties officeooo:rsid="005143de"/>
    </style:style>
    <style:style style:name="T119" style:family="text">
      <style:text-properties fo:language="it" fo:country="IT" officeooo:rsid="00330567" style:language-asian="zh" style:country-asian="CN" style:language-complex="hi" style:country-complex="IN"/>
    </style:style>
    <style:style style:name="T120" style:family="text">
      <style:text-properties fo:language="it" fo:country="IT" officeooo:rsid="0045bb52" style:language-asian="zh" style:country-asian="CN" style:language-complex="hi" style:country-complex="IN"/>
    </style:style>
    <style:style style:name="T121" style:family="text">
      <style:text-properties fo:language="it" fo:country="IT" officeooo:rsid="005bd65c" style:language-asian="zh" style:country-asian="CN" style:language-complex="hi" style:country-complex="IN"/>
    </style:style>
    <style:style style:name="T122" style:family="text">
      <style:text-properties fo:language="it" fo:country="IT" officeooo:rsid="006fec49" style:language-asian="zh" style:country-asian="CN" style:language-complex="hi" style:country-complex="IN"/>
    </style:style>
    <style:style style:name="T123" style:family="text">
      <style:text-properties officeooo:rsid="003786fe"/>
    </style:style>
    <style:style style:name="T124" style:family="text">
      <style:text-properties officeooo:rsid="0038f325"/>
    </style:style>
    <style:style style:name="T125" style:family="text">
      <style:text-properties style:text-position="0% 100%" officeooo:rsid="0038f325"/>
    </style:style>
    <style:style style:name="T126" style:family="text">
      <style:text-properties style:text-position="0% 100%" officeooo:rsid="003ad727"/>
    </style:style>
    <style:style style:name="T127" style:family="text">
      <style:text-properties style:text-position="0% 100%" style:text-underline-style="solid" style:text-underline-width="auto" style:text-underline-color="font-color" officeooo:rsid="0038f325"/>
    </style:style>
    <style:style style:name="T128" style:family="text">
      <style:text-properties style:text-position="0% 100%" style:text-underline-style="none" officeooo:rsid="0038f325"/>
    </style:style>
    <style:style style:name="T129" style:family="text">
      <style:text-properties style:text-position="0% 100%" style:text-underline-style="none"/>
    </style:style>
    <style:style style:name="T130" style:family="text">
      <style:text-properties officeooo:rsid="005477ae"/>
    </style:style>
    <style:style style:name="T131" style:family="text">
      <style:text-properties officeooo:rsid="005686e5"/>
    </style:style>
    <style:style style:name="T132" style:family="text">
      <style:text-properties fo:font-weight="bold" officeooo:rsid="00588b7d" fo:background-color="#ffff00" loext:char-shading-value="0" style:font-weight-asian="bold" style:font-weight-complex="bold"/>
    </style:style>
    <style:style style:name="T133" style:family="text">
      <style:text-properties officeooo:rsid="00588b7d"/>
    </style:style>
    <style:style style:name="T134" style:family="text">
      <style:text-properties officeooo:rsid="00637cce"/>
    </style:style>
    <style:style style:name="T135" style:family="text">
      <style:text-properties officeooo:rsid="00814dd4"/>
    </style:style>
    <style:style style:name="T136" style:family="text">
      <style:text-properties officeooo:rsid="0082ae03"/>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chitetture e reti di calcolatori 0081809INGINF05</text:p>
      <text:p text:style-name="P2"/>
      <text:table-of-content text:style-name="Sect1" text:protected="true" text:name="Table of Contents1">
        <text:table-of-content-source text:outline-level="10">
          <text:index-title-template text:style-name="Heading">Indice del cors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Heading">Indice del corso</text:p>
          </text:index-title>
          <text:p text:style-name="P3"><text:a xlink:type="simple" xlink:href="#__RefHeading___Toc120_203374189" text:style-name="Index_20_Link" text:visited-style-name="Index_20_Link">1 Intro<text:tab/>5</text:a></text:p>
          <text:p text:style-name="P3"><text:a xlink:type="simple" xlink:href="#__RefHeading___Toc166_1046217070" text:style-name="Index_20_Link" text:visited-style-name="Index_20_Link">2 Introduzione alla progettazione dei computer<text:tab/>5</text:a></text:p>
          <text:p text:style-name="P4"><text:a xlink:type="simple" xlink:href="#__RefHeading___Toc746_2372062789" text:style-name="Index_20_Link" text:visited-style-name="Index_20_Link">2.1 Linguaggi<text:tab/>6</text:a></text:p>
          <text:p text:style-name="P4"><text:a xlink:type="simple" xlink:href="#__RefHeading___Toc748_2372062789" text:style-name="Index_20_Link" text:visited-style-name="Index_20_Link">2.2 Hardware<text:tab/>6</text:a></text:p>
          <text:p text:style-name="P4"><text:a xlink:type="simple" xlink:href="#__RefHeading___Toc750_2372062789" text:style-name="Index_20_Link" text:visited-style-name="Index_20_Link">2.3 Software<text:tab/>7</text:a></text:p>
          <text:p text:style-name="P3"><text:a xlink:type="simple" xlink:href="#__RefHeading___Toc752_2372062789" text:style-name="Index_20_Link" text:visited-style-name="Index_20_Link">3 La Gerarchia dei Linguaggi di programmazione e i Registri<text:tab/>7</text:a></text:p>
          <text:p text:style-name="P4"><text:a xlink:type="simple" xlink:href="#__RefHeading___Toc754_2372062789" text:style-name="Index_20_Link" text:visited-style-name="Index_20_Link">3.1 Linguaggio macchina<text:tab/>7</text:a></text:p>
          <text:p text:style-name="P4"><text:a xlink:type="simple" xlink:href="#__RefHeading___Toc756_2372062789" text:style-name="Index_20_Link" text:visited-style-name="Index_20_Link">3.2 Linguaggio Assembly<text:tab/>7</text:a></text:p>
          <text:p text:style-name="P4"><text:a xlink:type="simple" xlink:href="#__RefHeading___Toc758_2372062789" text:style-name="Index_20_Link" text:visited-style-name="Index_20_Link">3.3 Linguaggi ad Alto Livello<text:tab/>7</text:a></text:p>
          <text:p text:style-name="P4"><text:a xlink:type="simple" xlink:href="#__RefHeading___Toc760_2372062789" text:style-name="Index_20_Link" text:visited-style-name="Index_20_Link">3.4 Registri<text:tab/>8</text:a></text:p>
          <text:p text:style-name="P4"><text:a xlink:type="simple" xlink:href="#__RefHeading___Toc762_2372062789" text:style-name="Index_20_Link" text:visited-style-name="Index_20_Link">3.5 Registri del processore MIPS<text:tab/>8</text:a></text:p>
          <text:p text:style-name="P3"><text:a xlink:type="simple" xlink:href="#__RefHeading___Toc764_2372062789" text:style-name="Index_20_Link" text:visited-style-name="Index_20_Link">4 Le Istruzioni Aritmetiche dell’Assembly MIPS<text:tab/>8</text:a></text:p>
          <text:p text:style-name="P4"><text:a xlink:type="simple" xlink:href="#__RefHeading___Toc766_2372062789" text:style-name="Index_20_Link" text:visited-style-name="Index_20_Link">4.1 Sintassi dell’assembly MIPS<text:tab/>8</text:a></text:p>
          <text:p text:style-name="P4"><text:a xlink:type="simple" xlink:href="#__RefHeading___Toc768_2372062789" text:style-name="Index_20_Link" text:visited-style-name="Index_20_Link">4.2 Addizione: Istruzione add<text:tab/>8</text:a></text:p>
          <text:p text:style-name="P4"><text:a xlink:type="simple" xlink:href="#__RefHeading___Toc770_2372062789" text:style-name="Index_20_Link" text:visited-style-name="Index_20_Link">4.3 Addizione: istruzione addi<text:tab/>9</text:a></text:p>
          <text:p text:style-name="P4"><text:a xlink:type="simple" xlink:href="#__RefHeading___Toc772_2372062789" text:style-name="Index_20_Link" text:visited-style-name="Index_20_Link">4.4 Sottrazione: istruzione sub<text:tab/>9</text:a></text:p>
          <text:p text:style-name="P3"><text:a xlink:type="simple" xlink:href="#__RefHeading___Toc774_2372062789" text:style-name="Index_20_Link" text:visited-style-name="Index_20_Link">5 Notazione posizionale pesata<text:tab/>9</text:a></text:p>
          <text:p text:style-name="P4"><text:a xlink:type="simple" xlink:href="#__RefHeading___Toc776_2372062789" text:style-name="Index_20_Link" text:visited-style-name="Index_20_Link">5.1 Sequenze binarie<text:tab/>9</text:a></text:p>
          <text:p text:style-name="P4"><text:a xlink:type="simple" xlink:href="#__RefHeading___Toc3563_648367460" text:style-name="Index_20_Link" text:visited-style-name="Index_20_Link">5.2 Notazione posizionale pesata: regole di rappresentazione<text:tab/>10</text:a></text:p>
          <text:p text:style-name="P4"><text:a xlink:type="simple" xlink:href="#__RefHeading___Toc3565_648367460" text:style-name="Index_20_Link" text:visited-style-name="Index_20_Link">5.3 Metodi di conversione di base<text:tab/>10</text:a></text:p>
          <text:p text:style-name="P4"><text:a xlink:type="simple" xlink:href="#__RefHeading___Toc3567_648367460" text:style-name="Index_20_Link" text:visited-style-name="Index_20_Link">5.4 Rappresentazione in base 2<text:tab/>10</text:a></text:p>
          <text:p text:style-name="P4"><text:a xlink:type="simple" xlink:href="#__RefHeading___Toc3569_648367460" text:style-name="Index_20_Link" text:visited-style-name="Index_20_Link">5.5 Contenuto ed indirizzi dei registri nell’Architettura MIPS<text:tab/>11</text:a></text:p>
          <text:p text:style-name="P3"><text:a xlink:type="simple" xlink:href="#__RefHeading___Toc3571_648367460" text:style-name="Index_20_Link" text:visited-style-name="Index_20_Link">6 Notazione in complemento a 2<text:tab/>11</text:a></text:p>
          <text:p text:style-name="P4"><text:a xlink:type="simple" xlink:href="#__RefHeading___Toc3573_648367460" text:style-name="Index_20_Link" text:visited-style-name="Index_20_Link">6.1 Addizione di interi positivi<text:tab/>11</text:a></text:p>
          <text:p text:style-name="P4"><text:a xlink:type="simple" xlink:href="#__RefHeading___Toc3575_648367460" text:style-name="Index_20_Link" text:visited-style-name="Index_20_Link">6.2 Notazione in modulo e segno<text:tab/>11</text:a></text:p>
          <text:p text:style-name="P4"><text:a xlink:type="simple" xlink:href="#__RefHeading___Toc3577_648367460" text:style-name="Index_20_Link" text:visited-style-name="Index_20_Link">6.3 Notazione in complemento a 2: regole di rappresentazione<text:tab/>11</text:a></text:p>
          <text:p text:style-name="P4"><text:a xlink:type="simple" xlink:href="#__RefHeading___Toc3579_648367460" text:style-name="Index_20_Link" text:visited-style-name="Index_20_Link">6.4 Addizione di interi in complemento a 2<text:tab/>12</text:a></text:p>
          <text:p text:style-name="P4"><text:a xlink:type="simple" xlink:href="#__RefHeading___Toc3581_648367460" text:style-name="Index_20_Link" text:visited-style-name="Index_20_Link">6.5 Intervallo dei valori rappresentabili in complemento a 2<text:tab/>12</text:a></text:p>
          <text:p text:style-name="P3"><text:a xlink:type="simple" xlink:href="#__RefHeading___Toc3583_648367460" text:style-name="Index_20_Link" text:visited-style-name="Index_20_Link">7 Proprietà della Notazione in complemento a 2<text:tab/>12</text:a></text:p>
          <text:p text:style-name="P4"><text:a xlink:type="simple" xlink:href="#__RefHeading___Toc3585_648367460" text:style-name="Index_20_Link" text:visited-style-name="Index_20_Link">7.1 Regola per la rappresentazione dell’opposto di un numero<text:tab/>12</text:a></text:p>
          <text:p text:style-name="P4"><text:a xlink:type="simple" xlink:href="#__RefHeading___Toc3587_648367460" text:style-name="Index_20_Link" text:visited-style-name="Index_20_Link">7.2 Sottrazione come somma con l’opposto<text:tab/>12</text:a></text:p>
          <text:p text:style-name="P4"><text:a xlink:type="simple" xlink:href="#__RefHeading___Toc3589_648367460" text:style-name="Index_20_Link" text:visited-style-name="Index_20_Link">7.3 Regola per riconoscere l’Overflow<text:tab/>13</text:a></text:p>
          <text:p text:style-name="P4"><text:a xlink:type="simple" xlink:href="#__RefHeading___Toc3591_648367460" text:style-name="Index_20_Link" text:visited-style-name="Index_20_Link">7.4 Regola per l’estensione del segno<text:tab/>13</text:a></text:p>
          <text:p text:style-name="P3"><text:a xlink:type="simple" xlink:href="#__RefHeading___Toc3593_648367460" text:style-name="Index_20_Link" text:visited-style-name="Index_20_Link">8 Formato di Tipo R per add e sub e Indirizzamento tramite registro<text:tab/>14</text:a></text:p>
          <text:p text:style-name="P4"><text:a xlink:type="simple" xlink:href="#__RefHeading___Toc3595_648367460" text:style-name="Index_20_Link" text:visited-style-name="Index_20_Link">8.1 Formati e modalità di indirizzamento<text:tab/>14</text:a></text:p>
          <text:p text:style-name="P5"><text:a xlink:type="simple" xlink:href="#__RefHeading___Toc3597_648367460" text:style-name="Index_20_Link" text:visited-style-name="Index_20_Link">8.1.1 Formati e modalità di indirizzamento nelle istruzioni del MIPS<text:tab/>14</text:a></text:p>
          <text:p text:style-name="P4"><text:a xlink:type="simple" xlink:href="#__RefHeading___Toc3599_648367460" text:style-name="Index_20_Link" text:visited-style-name="Index_20_Link">8.2 Il formato di Tipo R<text:tab/>15</text:a></text:p>
          <text:p text:style-name="P4"><text:a xlink:type="simple" xlink:href="#__RefHeading___Toc3601_648367460" text:style-name="Index_20_Link" text:visited-style-name="Index_20_Link">8.3 L’Indirizzamento tramite registro<text:tab/>15</text:a></text:p>
          <text:p text:style-name="P4"><text:a xlink:type="simple" xlink:href="#__RefHeading___Toc3603_648367460" text:style-name="Index_20_Link" text:visited-style-name="Index_20_Link"><text:soft-page-break/>8.4 Formato di Tipo R per add e sub<text:tab/>16</text:a></text:p>
          <text:p text:style-name="P3"><text:a xlink:type="simple" xlink:href="#__RefHeading___Toc3605_648367460" text:style-name="Index_20_Link" text:visited-style-name="Index_20_Link">9 Le istruzioni Logiche e di Shift<text:tab/>16</text:a></text:p>
          <text:p text:style-name="P4"><text:a xlink:type="simple" xlink:href="#__RefHeading___Toc3607_648367460" text:style-name="Index_20_Link" text:visited-style-name="Index_20_Link">9.1 Operatori logici AND, OR e di shift<text:tab/>16</text:a></text:p>
          <text:p text:style-name="P4"><text:a xlink:type="simple" xlink:href="#__RefHeading___Toc3609_648367460" text:style-name="Index_20_Link" text:visited-style-name="Index_20_Link">9.2 Assembly MIPS: le istruzioni AND, OR, SLL, SRL<text:tab/>17</text:a></text:p>
          <text:p text:style-name="P4"><text:a xlink:type="simple" xlink:href="#__RefHeading___Toc3611_648367460" text:style-name="Index_20_Link" text:visited-style-name="Index_20_Link">9.3 Assembly MIPS: le istruzioni AND, OR, SLL, SRL<text:tab/>18</text:a></text:p>
          <text:p text:style-name="P3"><text:a xlink:type="simple" xlink:href="#__RefHeading___Toc3613_648367460" text:style-name="Index_20_Link" text:visited-style-name="Index_20_Link">10 Formato di Tipo I per addi e Indirizzamento immediato<text:tab/>18</text:a></text:p>
          <text:p text:style-name="P4"><text:a xlink:type="simple" xlink:href="#__RefHeading___Toc3615_648367460" text:style-name="Index_20_Link" text:visited-style-name="Index_20_Link">10.1 Il Formato di Tipo I e le relative Modalità di Indirizzamento<text:tab/>18</text:a></text:p>
          <text:p text:style-name="P4"><text:a xlink:type="simple" xlink:href="#__RefHeading___Toc3617_648367460" text:style-name="Index_20_Link" text:visited-style-name="Index_20_Link">10.2 L’Indirizzamento immediato<text:tab/>19</text:a></text:p>
          <text:p text:style-name="P4"><text:a xlink:type="simple" xlink:href="#__RefHeading___Toc3619_648367460" text:style-name="Index_20_Link" text:visited-style-name="Index_20_Link">10.3 Formato di Tipo I e Indirizzamento Immediato per istruzione addi<text:tab/>19</text:a></text:p>
          <text:p text:style-name="P3"><text:a xlink:type="simple" xlink:href="#__RefHeading___Toc3621_648367460" text:style-name="Index_20_Link" text:visited-style-name="Index_20_Link">11 Istruzioni lw e sw Assembly MIPS e Indirizzamento tramite Base e Offset<text:tab/>20</text:a></text:p>
          <text:p text:style-name="P4"><text:a xlink:type="simple" xlink:href="#__RefHeading___Toc3623_648367460" text:style-name="Index_20_Link" text:visited-style-name="Index_20_Link">11.1 <text:s/>La memoria principale della architettura MIPS<text:tab/>20</text:a></text:p>
          <text:p text:style-name="P4"><text:a xlink:type="simple" xlink:href="#__RefHeading___Toc3625_648367460" text:style-name="Index_20_Link" text:visited-style-name="Index_20_Link">11.2 <text:s/>Istruzione Assembly MIPS Load Word<text:tab/>21</text:a></text:p>
          <text:p text:style-name="P4"><text:a xlink:type="simple" xlink:href="#__RefHeading___Toc3627_648367460" text:style-name="Index_20_Link" text:visited-style-name="Index_20_Link">11.3 <text:s/>Indirizzamento tramite Base e Offset per lw<text:tab/>21</text:a></text:p>
          <text:p text:style-name="P4"><text:a xlink:type="simple" xlink:href="#__RefHeading___Toc3629_648367460" text:style-name="Index_20_Link" text:visited-style-name="Index_20_Link">11.4 <text:s/>Istruzione Assembly MIPS Store Word<text:tab/>22</text:a></text:p>
          <text:p text:style-name="P4"><text:a xlink:type="simple" xlink:href="#__RefHeading___Toc3631_648367460" text:style-name="Index_20_Link" text:visited-style-name="Index_20_Link">11.5 <text:s/>Indirizzamento tramite Base e Offset per sw<text:tab/>22</text:a></text:p>
          <text:p text:style-name="P3"><text:a xlink:type="simple" xlink:href="#__RefHeading___Toc3633_648367460" text:style-name="Index_20_Link" text:visited-style-name="Index_20_Link">12 Formato di Tipo I per lw e sw e gestione del Tipo di dato Array<text:tab/>22</text:a></text:p>
          <text:p text:style-name="P4"><text:a xlink:type="simple" xlink:href="#__RefHeading___Toc3635_648367460" text:style-name="Index_20_Link" text:visited-style-name="Index_20_Link">12.1 Formato di tipo I e indirizzamento tramite base e offset per lw e sw<text:tab/>22</text:a></text:p>
          <text:p text:style-name="P4"><text:a xlink:type="simple" xlink:href="#__RefHeading___Toc3637_648367460" text:style-name="Index_20_Link" text:visited-style-name="Index_20_Link">12.2 Gestione del Tipo di dato Array<text:tab/>22</text:a></text:p>
          <text:p text:style-name="P3"><text:a xlink:type="simple" xlink:href="#__RefHeading___Toc3639_648367460" text:style-name="Index_20_Link" text:visited-style-name="Index_20_Link">13 Istruzioni di salto condizionato su uguaglianza e disuguaglianza<text:tab/>23</text:a></text:p>
          <text:p text:style-name="P4"><text:a xlink:type="simple" xlink:href="#__RefHeading___Toc3641_648367460" text:style-name="Index_20_Link" text:visited-style-name="Index_20_Link">13.1 Istruzioni Assembly MIPS beq e bne<text:tab/>23</text:a></text:p>
          <text:p text:style-name="P4"><text:a xlink:type="simple" xlink:href="#__RefHeading___Toc3643_648367460" text:style-name="Index_20_Link" text:visited-style-name="Index_20_Link">13.2 Formato di Tipo I per beq e bne<text:tab/>24</text:a></text:p>
          <text:p text:style-name="P4"><text:a xlink:type="simple" xlink:href="#__RefHeading___Toc3645_648367460" text:style-name="Index_20_Link" text:visited-style-name="Index_20_Link">13.3 Indirizzamento relativo al Program Counter per beq e bne<text:tab/>24</text:a></text:p>
          <text:p text:style-name="P3"><text:a xlink:type="simple" xlink:href="#__RefHeading___Toc3647_648367460" text:style-name="Index_20_Link" text:visited-style-name="Index_20_Link">14 Istruzione di salto incondizionato<text:tab/>24</text:a></text:p>
          <text:p text:style-name="P4"><text:a xlink:type="simple" xlink:href="#__RefHeading___Toc3649_648367460" text:style-name="Index_20_Link" text:visited-style-name="Index_20_Link">14.1 Istruzione Assembly MIPS j<text:tab/>24</text:a></text:p>
          <text:p text:style-name="P4"><text:a xlink:type="simple" xlink:href="#__RefHeading___Toc3651_648367460" text:style-name="Index_20_Link" text:visited-style-name="Index_20_Link">14.2 Formato di Tipo J per j<text:tab/>25</text:a></text:p>
          <text:p text:style-name="P4"><text:a xlink:type="simple" xlink:href="#__RefHeading___Toc3653_648367460" text:style-name="Index_20_Link" text:visited-style-name="Index_20_Link">14.3 Indirizzamento pseudodiretto per “j”<text:tab/>25</text:a></text:p>
          <text:p text:style-name="P3"><text:a xlink:type="simple" xlink:href="#__RefHeading___Toc3655_648367460" text:style-name="Index_20_Link" text:visited-style-name="Index_20_Link">15 Traduzione in Assembly MIPS della istruzione if-else e dei cicli for e while<text:tab/>25</text:a></text:p>
          <text:p text:style-name="P4"><text:a xlink:type="simple" xlink:href="#__RefHeading___Toc3657_648367460" text:style-name="Index_20_Link" text:visited-style-name="Index_20_Link">15.1 Traduzione dell’istruzione if-else<text:tab/>25</text:a></text:p>
          <text:p text:style-name="P4"><text:a xlink:type="simple" xlink:href="#__RefHeading___Toc3659_648367460" text:style-name="Index_20_Link" text:visited-style-name="Index_20_Link">15.2 Traduzione del ciclo for<text:tab/>26</text:a></text:p>
          <text:p text:style-name="P4"><text:a xlink:type="simple" xlink:href="#__RefHeading___Toc3661_648367460" text:style-name="Index_20_Link" text:visited-style-name="Index_20_Link">15.3 Traduzione del ciclo while<text:tab/>27</text:a></text:p>
          <text:p text:style-name="P3"><text:a xlink:type="simple" xlink:href="#__RefHeading___Toc3663_648367460" text:style-name="Index_20_Link" text:visited-style-name="Index_20_Link">16 Gestione della chiamata di procedura con le istruzioni jal e jr<text:tab/>28</text:a></text:p>
          <text:p text:style-name="P4"><text:a xlink:type="simple" xlink:href="#__RefHeading___Toc3665_648367460" text:style-name="Index_20_Link" text:visited-style-name="Index_20_Link">16.1 La chiamata di procedura<text:tab/>28</text:a></text:p>
          <text:p text:style-name="P4"><text:a xlink:type="simple" xlink:href="#__RefHeading___Toc3667_648367460" text:style-name="Index_20_Link" text:visited-style-name="Index_20_Link">16.2 Le istruzioni Assembly MIPS jal e jr<text:tab/>28</text:a></text:p>
          <text:p text:style-name="P4"><text:a xlink:type="simple" xlink:href="#__RefHeading___Toc3669_648367460" text:style-name="Index_20_Link" text:visited-style-name="Index_20_Link">16.3 Annidamento di chiamate di procedura e call stack<text:tab/>28</text:a></text:p>
          <text:p text:style-name="P4"><text:a xlink:type="simple" xlink:href="#__RefHeading___Toc3671_648367460" text:style-name="Index_20_Link" text:visited-style-name="Index_20_Link">16.4 Formato e Modalità di Indirizzamento di jal<text:tab/>29</text:a></text:p>
          <text:p text:style-name="P4"><text:a xlink:type="simple" xlink:href="#__RefHeading___Toc3673_648367460" text:style-name="Index_20_Link" text:visited-style-name="Index_20_Link">16.5 Formato e Modalità di Indirizzamento di jr<text:tab/>29</text:a></text:p>
          <text:p text:style-name="P3"><text:a xlink:type="simple" xlink:href="#__RefHeading___Toc3675_648367460" text:style-name="Index_20_Link" text:visited-style-name="Index_20_Link">17 Istruzioni di confronto e interi unsigned<text:tab/>29</text:a></text:p>
          <text:p text:style-name="P4"><text:a xlink:type="simple" xlink:href="#__RefHeading___Toc3677_648367460" text:style-name="Index_20_Link" text:visited-style-name="Index_20_Link">17.1 Istruzione Assembly MIPS slt<text:tab/>29</text:a></text:p>
          <text:p text:style-name="P4"><text:a xlink:type="simple" xlink:href="#__RefHeading___Toc3679_648367460" text:style-name="Index_20_Link" text:visited-style-name="Index_20_Link">17.2 Tipo di dato unsigned<text:tab/>30</text:a></text:p>
          <text:p text:style-name="P4"><text:a xlink:type="simple" xlink:href="#__RefHeading___Toc3681_648367460" text:style-name="Index_20_Link" text:visited-style-name="Index_20_Link">17.3 Istruzioni aritmetiche con operandi unsigned addu e subu<text:tab/>30</text:a></text:p>
          <text:p text:style-name="P4"><text:a xlink:type="simple" xlink:href="#__RefHeading___Toc3683_648367460" text:style-name="Index_20_Link" text:visited-style-name="Index_20_Link">17.4 Istruzione di confronto tra operandi unsigned sltu<text:tab/>30</text:a></text:p>
          <text:p text:style-name="P3"><text:a xlink:type="simple" xlink:href="#__RefHeading___Toc3685_648367460" text:style-name="Index_20_Link" text:visited-style-name="Index_20_Link">18 Operandi immediati e costanti a 32 bit<text:tab/>30</text:a></text:p>
          <text:p text:style-name="P4"><text:a xlink:type="simple" xlink:href="#__RefHeading___Toc3687_648367460" text:style-name="Index_20_Link" text:visited-style-name="Index_20_Link">18.1 Istruzione di confronto con operando immediato slti<text:tab/>30</text:a></text:p>
          <text:p text:style-name="P4"><text:a xlink:type="simple" xlink:href="#__RefHeading___Toc3689_648367460" text:style-name="Index_20_Link" text:visited-style-name="Index_20_Link"><text:soft-page-break/>18.2 Istruzioni logiche con operando immediato andi e ori<text:tab/>30</text:a></text:p>
          <text:p text:style-name="P4"><text:a xlink:type="simple" xlink:href="#__RefHeading___Toc3691_648367460" text:style-name="Index_20_Link" text:visited-style-name="Index_20_Link">18.3 Costanti a 32 bit<text:tab/>31</text:a></text:p>
          <text:p text:style-name="P3"><text:a xlink:type="simple" xlink:href="#__RefHeading___Toc3693_648367460" text:style-name="Index_20_Link" text:visited-style-name="Index_20_Link">19 Codifica dei caratteri e Tipi di dato carattere e stringa<text:tab/>31</text:a></text:p>
          <text:p text:style-name="P4"><text:a xlink:type="simple" xlink:href="#__RefHeading___Toc3695_648367460" text:style-name="Index_20_Link" text:visited-style-name="Index_20_Link">19.1 Codifica ASCII per i caratteri<text:tab/>31</text:a></text:p>
          <text:p text:style-name="P4"><text:a xlink:type="simple" xlink:href="#__RefHeading___Toc3697_648367460" text:style-name="Index_20_Link" text:visited-style-name="Index_20_Link">19.2 Codifica Unicode per i caratteri<text:tab/>31</text:a></text:p>
          <text:p text:style-name="P4"><text:a xlink:type="simple" xlink:href="#__RefHeading___Toc3699_648367460" text:style-name="Index_20_Link" text:visited-style-name="Index_20_Link">19.3 Gestione dei tipi di dato carattere e stringa in Assembly MIPS<text:tab/>31</text:a></text:p>
          <text:p text:style-name="P3"><text:a xlink:type="simple" xlink:href="#__RefHeading___Toc3701_648367460" text:style-name="Index_20_Link" text:visited-style-name="Index_20_Link">20 Istruzioni Load e Store per Byte e half word, e Tipi di dato interi<text:tab/>32</text:a></text:p>
          <text:p text:style-name="P4"><text:a xlink:type="simple" xlink:href="#__RefHeading___Toc3703_648367460" text:style-name="Index_20_Link" text:visited-style-name="Index_20_Link">20.1 ISTRUZIONI ASSEMBLY MISPS PER TRASFERIMENTO DI BYTE E HALF WORD<text:tab/>32</text:a></text:p>
          <text:p text:style-name="P4"><text:a xlink:type="simple" xlink:href="#__RefHeading___Toc3705_648367460" text:style-name="Index_20_Link" text:visited-style-name="Index_20_Link">20.2 Formato e Indirizzamento per trasferimento di Byte e half word<text:tab/>32</text:a></text:p>
          <text:p text:style-name="P4"><text:a xlink:type="simple" xlink:href="#__RefHeading___Toc3707_648367460" text:style-name="Index_20_Link" text:visited-style-name="Index_20_Link">20.3 Tipi di dato primitivi per gli interi<text:tab/>32</text:a></text:p>
          <text:p text:style-name="P3"><text:a xlink:type="simple" xlink:href="#__RefHeading___Toc3709_648367460" text:style-name="Index_20_Link" text:visited-style-name="Index_20_Link">21 Tabella dei registri del processore MIPS<text:tab/>34</text:a></text:p>
          <text:p text:style-name="P3"><text:a xlink:type="simple" xlink:href="#__RefHeading___Toc168_1046217070" text:style-name="Index_20_Link" text:visited-style-name="Index_20_Link">22 Glossario<text:tab/>34</text:a></text:p>
          <text:p text:style-name="P3"><text:a xlink:type="simple" xlink:href="#__RefHeading___Toc778_2372062789" text:style-name="Index_20_Link" text:visited-style-name="Index_20_Link">23 Link utili<text:tab/>34</text:a></text:p>
          <text:p text:style-name="P3"><text:a xlink:type="simple" xlink:href="#__RefHeading___Toc780_2372062789" text:style-name="Index_20_Link" text:visited-style-name="Index_20_Link">24 Numeri ricorrenti<text:tab/>35</text:a></text:p>
          <text:p text:style-name="P3"><text:a xlink:type="simple" xlink:href="#__RefHeading___Toc782_2372062789" text:style-name="Index_20_Link" text:visited-style-name="Index_20_Link">25 Pagine importanti<text:tab/>35</text:a></text:p>
        </text:index-body>
      </text:table-of-content>
      <text:p text:style-name="P6"/>
      <text:h text:style-name="P7" text:outline-level="1"><text:bookmark-start text:name="__RefHeading___Toc120_203374189"/>Intro<text:bookmark-end text:name="__RefHeading___Toc120_203374189"/></text:h>
      <text:p text:style-name="P8">- <text:span text:style-name="T1">Intro -</text:span></text:p>
      <text:h text:style-name="P9" text:outline-level="1"><text:bookmark-start text:name="__RefHeading___Toc166_1046217070"/>Introduzione alla progettazione dei computer<text:bookmark-end text:name="__RefHeading___Toc166_1046217070"/></text:h>
      <text:p text:style-name="P10">Nella realizzazione di un calcolatore è necessario considerare due parti fondamentali (su cui vengono effettuate continue ricerche):</text:p>
      <text:list text:style-name="L1">
        <text:list-item>
          <text:p text:style-name="P11">tecnologia: in avanzamento veloce, sempre più veloci ed efficienti con costi ridotti</text:p>
        </text:list-item>
        <text:list-item>
          <text:p text:style-name="P11">idee: praticamente <text:span text:style-name="T2">immutate</text:span> dalle prima macchine realizzate. (le ricerche provano a trovare macchine basati su concezioni di idee innovative)</text:p>
        </text:list-item>
      </text:list>
      <text:p text:style-name="P10">Il primo prototipo di macchina programmabile nasce nel 1837 da Charles Babbage (<text:span text:style-name="T3">Macchina Analitica</text:span>), contenente da tutte le funzioni principali (programmata con schede perforate). Effettuava calcoli in controllo automatico.</text:p>
      <text:p text:style-name="P10">Nel <text:span text:style-name="T2">1936 Alan Turing</text:span> definisce <text:span text:style-name="T3">matematicamente</text:span> e risponde alle domande fondamentali:</text:p>
      <text:list text:style-name="L2">
        <text:list-item>
          <text:p text:style-name="P12">che cos’è un “calcolatore”?</text:p>
        </text:list-item>
        <text:list-item>
          <text:p text:style-name="P12">quali sono i problemi che può risolvere?</text:p>
        </text:list-item>
      </text:list>
      <text:p text:style-name="P13">Il concetto di computer è legato al concetto di algoritmo risolutivo di un problema, si definiscono le caratteristiche principali. </text:p>
      <text:p text:style-name="P14">Caratteristiche principali dell’algoritmo:</text:p>
      <text:list text:style-name="L3">
        <text:list-item>
          <text:p text:style-name="P15">la lista di azioni è <text:span text:style-name="T3">finita</text:span><text:span text:style-name="T4"> (DEVONO ESSERE FINITE)</text:span>;</text:p>
        </text:list-item>
        <text:list-item>
          <text:p text:style-name="P15">ogni azione è comprensibile per la macchina senza ambiguità;</text:p>
        </text:list-item>
        <text:list-item>
          <text:p text:style-name="P15">ogni azione è eseguibile da parte della macchina;</text:p>
        </text:list-item>
        <text:list-item>
          <text:p text:style-name="P15">le azioni vengono <text:span text:style-name="T5">svolte in sequenza</text:span> a partire dalla prima;</text:p>
        </text:list-item>
        <text:list-item>
          <text:p text:style-name="P15">la lista può comprendere azioni, dette di <text:span text:style-name="T5">salto</text:span>, che cambiano l’ordine di esecuzione passando all’esecuzione di un’azione della lista diversa dalla successiva;</text:p>
        </text:list-item>
        <text:list-item>
          <text:p text:style-name="P15">la lista include una azione di arresto che ferma l’esecuzione da parte della macchina.</text:p>
        </text:list-item>
      </text:list>
      <text:p text:style-name="P16">Altre nozioni:</text:p>
      <text:p text:style-name="P17"><text:span text:style-name="T2">Computazione algoritmica</text:span>: esecuzione della lista di azioni dell’algoritmo da parte della macchina, <text:span text:style-name="T5">in sequenza a partire dalla prima.</text:span><text:span text:style-name="T6"> Le azioni sono scandite da intervalli di tempo (istanti), parti possono essere ciclicamente ripetute (anche all’infinito).</text:span></text:p>
      <text:p text:style-name="P18"><text:span text:style-name="T6">Problema algoritmicamente risolubile</text:span><text:span text:style-name="T7">: significa che tale problema può essere risolto da un algoritmo per un QUALSIASI insieme di dati (generici).</text:span></text:p>
      <text:p text:style-name="P19"/>
      <text:p text:style-name="P20">Nel 1936 Turing definisce la Macchina di Turing, capace di eseguire computazione algorima, di importanza storica perché definisce (con modelli matematici PRECISI):</text:p>
      <text:list text:style-name="L4">
        <text:list-item>
          <text:p text:style-name="P21">I principi alla base della computazione algoritmica</text:p>
        </text:list-item>
        <text:list-item>
          <text:p text:style-name="P21">i requisiti minimi necessari per costruire un qualunque dispositivo che sia capace di effettuare una computazione algoritmica</text:p>
        </text:list-item>
      </text:list>
      <text:p text:style-name="P20">La macchina assume un numero FINITO di stati e può scrivere o leggere su un nastro un simbolo alfabetico, il nastro è infinito ma la sequenza di simboli è finita.</text:p>
      <text:p text:style-name="P20">La macchina effettua transizioni di stato in istanti di tempo. <text:span text:style-name="T3">Lo stato successivo dipende dallo stato </text:span><text:soft-page-break/><text:span text:style-name="T3">attuale e dal simbolo letto dal nastro.</text:span><text:span text:style-name="T4"> Si può anche scrivere sul nastro il risultato della computazione.</text:span></text:p>
      <text:p text:style-name="P22"/>
      <text:p text:style-name="P23">E’ matematicamente dimostrabile che è possibile codificare un qualsiasi algoritmo con I simboli alfabetici e definire una Macchina di Turing che esegua l’algoritmo codificato </text:p>
      <text:p text:style-name="P23"><text:tab/>QUINDI </text:p>
      <text:p text:style-name="P23"><text:span text:style-name="T8">L</text:span>a macchina di Turing può eseguire qualsiasi algoritmo</text:p>
      <text:p text:style-name="P22"/>
      <text:p text:style-name="P22">La macchina vendo solo un numero finito di stati ha un numero finito di azioni base, come i computer attuali.</text:p>
      <text:p text:style-name="P20"><text:span text:style-name="T4">La macchina di Turing è di difficile </text:span><text:span text:style-name="T9">realizzazione nel 1945 John Von Neumann definisce il modello della macchina di Von Neumann contenente memoria (codifica dell’algoritmo in lettura e dati in r/w), e altri dispositivi di calcolo. Tale macchina è di più facile realizzazione contenendo però tutte le idee della macchina di Turing.</text:span></text:p>
      <text:p text:style-name="P24"/>
      <text:p text:style-name="P25"><text:span text:style-name="T9">T</text:span><text:span text:style-name="T4">eoria della computazione:</text:span></text:p>
      <text:list text:style-name="L5">
        <text:list-item>
          <text:p text:style-name="P26"><text:span text:style-name="T4">Teorema 1: la macchina di Turing e di Von Neuman hanno la stessa potenza computazionale, risolvono lo stesso sottoinsieme dei problemi, cioè l’</text:span><text:span text:style-name="T3">insieme dei problemi algoritmicamente risolvibili</text:span></text:p>
        </text:list-item>
        <text:list-item>
          <text:p text:style-name="P27">Teorema 2: esistono problemi che NON sono algoritmicamente risolvibili, non esistono algoritmi che restituiscono soluzione</text:p>
        </text:list-item>
      </text:list>
      <text:h text:style-name="P28" text:outline-level="2"><text:bookmark-start text:name="__RefHeading___Toc746_2372062789"/>Linguaggi<text:bookmark-end text:name="__RefHeading___Toc746_2372062789"/></text:h>
      <text:p text:style-name="P25">Importante negli algoritmi è che le azioni NON devono essere ambigue, per <text:span text:style-name="T10">fare</text:span> ciò si utilizzano i <text:span text:style-name="T2">linguaggi formali</text:span> <text:span text:style-name="T11">dove le informazioni sono rappresentate senza ambiguità.</text:span></text:p>
      <text:p text:style-name="P29">Un linguaggio formale utilizzato per la codifica di algoritmi è detto <text:span text:style-name="T2">Linguaggio di Programmazione.</text:span></text:p>
      <text:list text:style-name="L6">
        <text:list-item>
          <text:p text:style-name="P30">ALGORITMO scritto in un Linguaggio di Programmazione è detto PROGRAMMA,</text:p>
        </text:list-item>
        <text:list-item>
          <text:p text:style-name="P30">una AZIONE scritta in un Linguaggio di Programmazione è detta ISTRUZIONE.</text:p>
        </text:list-item>
      </text:list>
      <text:p text:style-name="P29">Le macchine possono comprendere solo il linguaggio macchina, direttamente connesso alla struttura fisica del PC, <text:span text:style-name="T12">o</text:span>gni computer ha il suo.</text:p>
      <text:p text:style-name="P31">I linguaggio macchina è molto diverso dal linguaggio dell’uomo detto linguaggio naturale.</text:p>
      <text:p text:style-name="P31">I Linguaggi ad Alto livello sono più facili da utilizzare dall’uomo ma non comprensibili alle macchine, per tradurli è necessario utilizzare il <text:span text:style-name="T2">COMPILATORE</text:span>.</text:p>
      <text:h text:style-name="P32" text:outline-level="2"><text:bookmark-start text:name="__RefHeading___Toc748_2372062789"/>Hardware<text:bookmark-end text:name="__RefHeading___Toc748_2372062789"/></text:h>
      <text:p text:style-name="P33">Componenti FISICHE del computer. Gestisce informazioni esterne (input), le elabora (ALU), memorizza, fornisce elaborazioni esterne (output), controlla l’esecuzione <text:span text:style-name="T3">nel tempo</text:span> delle funzioni (unità do controllo CU).</text:p>
      <text:p text:style-name="P33">La CPU è la fusione di unità aritmetico logica (ALU) e CU. La comunicazione tra le parti avviene tramite <text:span text:style-name="T3">BUS</text:span> (Binary Unit System). Le esecuzioni delle operazioni sono scandite nel tempo dal CLOCK. Durante l’esecuzione degli algoritmi si passa di stato nel tempo, il clock scandisce tali passaggi.</text:p>
      <text:p text:style-name="P33"/>
      <text:h text:style-name="P34" text:outline-level="2"><text:bookmark-start text:name="__RefHeading___Toc750_2372062789"/><text:soft-page-break/>Software<text:bookmark-end text:name="__RefHeading___Toc750_2372062789"/></text:h>
      <text:p text:style-name="P35">Insieme dei programmi (algoritmi) residenti in memoria. Distinti in Software Utente e Software di Sistema. I software utenti risolvono problemi specifici. Il software di sistema è diviso in:</text:p>
      <text:list text:style-name="L7">
        <text:list-item>
          <text:p text:style-name="P36">Sistema operativo</text:p>
          <text:list>
            <text:list-item>
              <text:p text:style-name="P36">gestisce l’hardware assegnando i programmi da eseguire</text:p>
            </text:list-item>
            <text:list-item>
              <text:p text:style-name="P36">interagisce con l’utente</text:p>
            </text:list-item>
          </text:list>
        </text:list-item>
        <text:list-item>
          <text:p text:style-name="P36">Compilatore: traduce da linguaggi ad alto livello in equivalenti a linguaggio macchina</text:p>
        </text:list-item>
      </text:list>
      <text:h text:style-name="Heading_20_1" text:outline-level="1"><text:bookmark-start text:name="__RefHeading___Toc752_2372062789"/>La Gerarchia dei Linguaggi di programmazione e i Registri<text:bookmark-end text:name="__RefHeading___Toc752_2372062789"/></text:h>
      <text:h text:style-name="P37" text:outline-level="2"><text:bookmark-start text:name="__RefHeading___Toc754_2372062789"/>Linguaggio macchina<text:bookmark-end text:name="__RefHeading___Toc754_2372062789"/></text:h>
      <text:p text:style-name="P38">Una macchina sa eseguire SOLO il linguaggio macchina (numero finito di azioni), un computer viene progettato a partire dal linguaggio macchina, ovvero la sua architettura.</text:p>
      <text:p text:style-name="P38">Principalmente esistono due approcci di progettazione:</text:p>
      <text:list text:style-name="L8">
        <text:list-item>
          <text:p text:style-name="P39">Architetture CISC (Complex Instruction Set Computer), istruzioni complesse. Una istruzione effettua varie azioni, <text:span text:style-name="T13">più lente, hardware complesso, programmi più piccoli.</text:span></text:p>
        </text:list-item>
        <text:list-item>
          <text:p text:style-name="P39">Architetture RISC (Reduced Instruction Set Computer), [ristrette più che ridotte rispetto a CISC], istruzioni semplici e veloci, <text:span text:style-name="T13">hardware più semplice, programmi più grossi</text:span></text:p>
        </text:list-item>
      </text:list>
      <text:p text:style-name="P40">Tutti i linguaggi macchina sono sequenz<text:span text:style-name="T14">e</text:span> binarie, bit (binary digit). La lunghezza delle istruzioni influenza l’hardware. Nel MIPS sono TUTTE lunghe 32 bit, assieme ai dati (32 bit).</text:p>
      <text:p text:style-name="P41">La distinzione tra dati e istruzioni nasce da come il computer usa e preleva le sequenze.</text:p>
      <text:p text:style-name="P41">Un programma in un linguaggio macchina è utilizzabile <text:s/>SOLO sui computer che eseguono tale linguagio.</text:p>
      <text:h text:style-name="P37" text:outline-level="2"><text:bookmark-start text:name="__RefHeading___Toc756_2372062789"/>Linguaggio Assembly<text:bookmark-end text:name="__RefHeading___Toc756_2372062789"/></text:h>
      <text:p text:style-name="P41"><text:span text:style-name="T4">Il linguaggio Assembly (linguaggio formale) permette di NON codificare un programma in binario ma con simboli alfanumerici inglesi e numeri in decimale. L’assebler è un programma che traduce i simboli in linguaggio macchina. </text:span><text:span text:style-name="T15">Ad una istruzione assmbly corrisponde una istruzione macchina.</text:span></text:p>
      <text:p text:style-name="P42"><text:span text:style-name="T4">Ogni computer ha il suo Assembly, la progettazione dell’architettura parte dal linguaggio assembly e connessione macchina, </text:span><text:span text:style-name="T16">ha gli stessi svantaggi del linguaggio macchina, è più facile da leggere perché separa l’istruzione e i dati ma è comunque complesso gestire un programma in Asse</text:span><text:span text:style-name="T17">m</text:span><text:span text:style-name="T16">bly.</text:span></text:p>
      <text:h text:style-name="P37" text:outline-level="2"><text:bookmark-start text:name="__RefHeading___Toc758_2372062789"/>Linguaggi ad Alto Livello<text:bookmark-end text:name="__RefHeading___Toc758_2372062789"/></text:h>
      <text:p text:style-name="P43"><text:span text:style-name="T16">I </text:span><text:span text:style-name="T4">linguaggi ad alto livello sono linguaggi formali che sono più facili da usare perché hanno regole più semplici e più vicine all’uomo. Sono tipicamente più brevi e sono indipendenti dal linguaggio macchina, sono stati creati i compilatori per tradurre i linguaggi da alto livello a macchina (in molti casi generano prima il codice assembly che viene tradotto dall’assembler). Attualmente l’assembly viene usato per applicazioni particolari di ottimizzazione (soprattutto su sistemi embedded).</text:span></text:p>
      <text:p text:style-name="P44"/>
      <text:p text:style-name="P44"/>
      <text:h text:style-name="P37" text:outline-level="2"><text:bookmark-start text:name="__RefHeading___Toc760_2372062789"/><text:soft-page-break/>Registri<text:bookmark-end text:name="__RefHeading___Toc760_2372062789"/></text:h>
      <text:p text:style-name="P45">Il registro è un dispositivo di memorizzazione per memorizzare istruzioni e dati e per elaborarli.</text:p>
      <text:p text:style-name="P45">Il registro è l’unità MINIMA di memorizzazione, possono esserci:</text:p>
      <text:list text:style-name="L9">
        <text:list-item>
          <text:p text:style-name="P46">registri isolati: collegati a dispositivi con compiti particolari. Vengono usati automaticamente per compiti SPECIFICI. Ogni registro ha un nome in base al suo compito es Program Counter (PC)</text:p>
        </text:list-item>
        <text:list-item>
          <text:p text:style-name="P46">blocchi di registri: più registri in sequenza, ogni registro ha un indirizzo per essere individuato in modo UNIVOCO, se non lo si ha non si può accedere alla informazione. <text:span text:style-name="T18">Di fissata lunghezza e di numero finito</text:span>.</text:p>
        </text:list-item>
      </text:list>
      <text:p text:style-name="P45">I registri sono numerati da 0, se si hanno N registri si hanno gli indirizzi da 0 a N-1.<text:line-break/>L’accesso a un registro può essere fatto in lettura (SENZA distruggere il contenuto) e scrittura (SOSTITUZIONE).</text:p>
      <text:p text:style-name="P45">La memoria principale contiene un blocco di registri separato da quelli del processore collegato da BUS, molto più grande ma lenta, usato per memorizzare dati e programmi.<text:line-break/>I registri del processore sono pochi ma veloci ed utilizzati per eseguire istruzioni.</text:p>
      <text:h text:style-name="P37" text:outline-level="2"><text:bookmark-start text:name="__RefHeading___Toc762_2372062789"/>Registri del processore MIPS<text:bookmark-end text:name="__RefHeading___Toc762_2372062789"/></text:h>
      <text:p text:style-name="P47">La lunghezza dei registri del MIPS è 32bit, i registri sono a sua volta 32, anche se alcuni di essi sono rieservati e non direttamente utilizzabili. Nell’Assembly MIPS per indicare <text:span text:style-name="T2">l’indirizzo di un registro </text:span><text:span text:style-name="T19">del processore</text:span><text:span text:style-name="T2"> si usa il “$”</text:span> seguito da due caratteri alfanumerici per distinguere i registri in base allo scopo.<text:line-break/>I registri per i dati sono denominati da $t0 a $t9 e $s0 a $s9. Altri registri sono riservati per chiamata di procedura. L’indirizzo $zero contiene la costante 0 (tutti i bit a 0), NON modificabile.</text:p>
      <text:h text:style-name="P48" text:outline-level="1"><text:bookmark-start text:name="__RefHeading___Toc764_2372062789"/>Le Istruzioni Aritmetiche dell’Assembly MIPS<text:bookmark-end text:name="__RefHeading___Toc764_2372062789"/></text:h>
      <text:h text:style-name="P49" text:outline-level="2"><text:bookmark-start text:name="__RefHeading___Toc766_2372062789"/>Sintassi dell’assembly MIPS<text:bookmark-end text:name="__RefHeading___Toc766_2372062789"/></text:h>
      <text:p text:style-name="P50">Le istruzioni sono dette comandi esegui<text:span text:style-name="T20">ti</text:span> ciecamente, <text:span text:style-name="T21">seguono regole precise (linguaggio formale).</text:span></text:p>
      <text:p text:style-name="P51">La macchina non guarda la semantica (significato), quello lo deve conoscere il programmatore.<text:line-break/>L’assembly MIPS usa simboli inglesi e numeri decimali, ogni istruzione è su una riga. La sequenza alfanumeri<text:span text:style-name="T20">c</text:span>a iniziale è il codice operativo (istruzione), gli altri simboli sono i dati e/o registri.<text:line-break/>I commenti iniziano per ‘#’ (da li in poi l’assembler ignora la riga e va alla successiva)</text:p>
      <text:h text:style-name="P52" text:outline-level="2"><text:bookmark-start text:name="__RefHeading___Toc768_2372062789"/>Addizione: Istruzione add<text:bookmark-end text:name="__RefHeading___Toc768_2372062789"/></text:h>
      <text:p text:style-name="P51">Per una medesima operazione sono presenti più istruzioni (es se tra registri o in memoria), l’addizione può essere <text:span text:style-name="T22">add</text:span><text:span text:style-name="T23"> (registri) oppure </text:span><text:span text:style-name="T22">addi</text:span><text:span text:style-name="T23"> (immediata). </text:span><text:span text:style-name="T24">L’add somma interi con segno.</text:span></text:p>
      <text:p text:style-name="P53">add $t0, $s1, $s2</text:p>
      <text:p text:style-name="P53">$t0 destinazione</text:p>
      <text:p text:style-name="P53">$s1 - $s2 addendi</text:p>
      <text:p text:style-name="P51">Solo $t0 viene modificato, gli addendi restano invariati. I dati degli addendi devono essere già caricati.</text:p>
      <text:p text:style-name="P51"><text:soft-page-break/>E’ possibile impostare un registro sia come destinazione che come addendo <text:span text:style-name="T25">(o anche come destinazione ed entrambi gli addendi)</text:span></text:p>
      <text:h text:style-name="Heading_20_2" text:outline-level="2"><text:bookmark-start text:name="__RefHeading___Toc770_2372062789"/>Addizione: istruzione addi<text:bookmark-end text:name="__RefHeading___Toc770_2372062789"/></text:h>
      <text:p text:style-name="P54">Identica ad <text:span text:style-name="T22">add</text:span>, ma un addendo è dato come valore immediato invece che tramite registro.</text:p>
      <text:p text:style-name="Code">addi $t1, $s0, 350</text:p>
      <text:p text:style-name="P55">$t1 destinazione</text:p>
      <text:p text:style-name="P55">$s0 addendo</text:p>
      <text:p text:style-name="P55">350 (numero con segno immediato)</text:p>
      <text:p text:style-name="P54">Come l’istruzione precedente viene modificato solo il registro destinazione, il registro contenente l’addendo resta invariato. Un addendo può esere usato anche come destinazione.</text:p>
      <text:h text:style-name="Heading_20_2" text:outline-level="2"><text:bookmark-start text:name="__RefHeading___Toc772_2372062789"/>Sottrazione: istruzione sub<text:bookmark-end text:name="__RefHeading___Toc772_2372062789"/></text:h>
      <text:p text:style-name="P54">Effettua una sot<text:span text:style-name="T20">t</text:span>razione tra operandi interi con segno, analogo ad <text:span text:style-name="T22">add</text:span><text:span text:style-name="T23">.</text:span></text:p>
      <text:p text:style-name="Code">sub $t0, $s1, $s2</text:p>
      <text:p text:style-name="P55">$t0 <text:span text:style-name="T26">risultato, </text:span>destinazione</text:p>
      <text:p text:style-name="P55">$s1 minuendo (l’ordine del registro è importante, non vale la prop. commutativa)</text:p>
      <text:p text:style-name="P55">$s2 sottraendo (l’ordine del registro è importante, non vale la prop. Commutativa)</text:p>
      <text:p text:style-name="P56">Non esiste in Assembly una sottrazione con operando costante, si può utilizzare l’add con l’opposto della costante (ricordare che l’idea è avere un set di istruzioni semplificato).</text:p>
      <text:p text:style-name="P57">Presenti esempi importanti al termine della lezione</text:p>
      <text:h text:style-name="Heading_20_1" text:outline-level="1"><text:bookmark-start text:name="__RefHeading___Toc774_2372062789"/>Notazione posizionale pesata<text:bookmark-end text:name="__RefHeading___Toc774_2372062789"/></text:h>
      <text:h text:style-name="Heading_20_2" text:outline-level="2"><text:bookmark-start text:name="__RefHeading___Toc776_2372062789"/>Sequenze binarie<text:bookmark-end text:name="__RefHeading___Toc776_2372062789"/></text:h>
      <text:p text:style-name="P58">Abbiamo due tipi di informazioni da registrare: i dati e le istruzioni. Entrambe sono salvate tramite segnali elettrici (alti e bassi) riconducibili a due simboli dell’alfabeto {0 (basso),1 (alto)}. I due simboli sono associati ad intervalli con valori di soglia distinti tra massimi e minimi.</text:p>
      <text:p text:style-name="P58">Usando solo due simboli le informazioni salvate occupano molto più spazio ma si evita incertezze che possono verificarsi all’aumentare del numero di livelli utilizzati (es oscillazioni).</text:p>
      <text:p text:style-name="P14"><text:span text:style-name="T27">S</text:span>equenza di 1 cifra binaria è detta bit (binary digit);</text:p>
      <text:p text:style-name="P14"><text:span text:style-name="T27">S</text:span>equenza di 8 cifre binarie è detta byte <text:span text:style-name="T27">(cioè 8 bit)</text:span>;</text:p>
      <text:p text:style-name="P14"><text:span text:style-name="T27">S</text:span>equenza di 32 cifre binarie è detta parola <text:span text:style-name="T27">(word, 32 bit, 4 byte)</text:span>.</text:p>
      <text:p text:style-name="P59">Sono I blocchi di memoria MINIMI a cui la macchina riesce ad accedere.</text:p>
      <text:p text:style-name="P60">I dati sono elaborati salvando i dati tramite apposite notazioni (con regole identiche tra le varie architetture es naturali, reali, razionali/irrazionali). Dato che in un computer tutto è finito è possibile rappresentare solo sequenze di lunghezze finite, es i valori interi sono compresi tra massimo e minimo e quelli frazionari hanno una certa precisione massima che in molti casi porterà ad un errore di <text:span text:style-name="T28">approssimazione.</text:span></text:p>
      <text:h text:style-name="P61" text:outline-level="2"><text:bookmark-start text:name="__RefHeading___Toc3563_648367460"/><text:soft-page-break/>Notazione posizionale pesata: regole di rappresentazione<text:bookmark-end text:name="__RefHeading___Toc3563_648367460"/></text:h>
      <text:p text:style-name="P62">La notazione pesata in base B (generica) rappresenta interi positivi, il pedice indica la base B.<text:line-break/><text:line-break/>Regole:</text:p>
      <text:list text:style-name="L10">
        <text:list-item>
          <text:p text:style-name="P63">sequenza finita di cifre nell’alfabeto {0, 1, 2, 3, …, B-1} <text:span text:style-name="T28">(nella vita quotidiana è implicito B=10)</text:span></text:p>
        </text:list-item>
        <text:list-item>
          <text:p text:style-name="P63">ogni cifra è moltiplicata per un peso diverso associato alla posizione che occupa nella sequenza <text:span text:style-name="T28">(es 589 = 5*10^2 + 8 * 10^1 + 9*10^0; ricordare che B^0 = 1 per definizione)</text:span></text:p>
        </text:list-item>
        <text:list-item>
          <text:p text:style-name="P63">i pesi sono tutte le potenze della base B a partire da B0 in ordine crescente da destra verso</text:p>
          <text:p text:style-name="P63">sinistra</text:p>
        </text:list-item>
        <text:list-item>
          <text:p text:style-name="P63">il valore del numero è dato dalla somma di tutte le cifre moltiplicate per i relativi pesi.</text:p>
        </text:list-item>
      </text:list>
      <text:p text:style-name="P62">A destra abbiamo la cifra più significativa, a sinistra la meno significativa. Una cifra identica di simboli riportata in basi diverse corrisponde a valori diversi (decimale, binaria etc.), se formata da solo 0 è 0 se formata da tutti 0 con la cifra meno significativa a 1 è 1.</text:p>
      <text:h text:style-name="Heading_20_2" text:outline-level="2"><text:bookmark-start text:name="__RefHeading___Toc3565_648367460"/>Metodi di conversione di base<text:bookmark-end text:name="__RefHeading___Toc3565_648367460"/></text:h>
      <text:p text:style-name="Text_20_body"><text:span text:style-name="T2">Conversione tramite metodo aritmetico</text:span> (<text:span text:style-name="T29">da base B=X </text:span>a base B=10)</text:p>
      <text:p text:style-name="P64">132<text:span text:style-name="T30">5</text:span><text:span text:style-name="T31"> = 1 * 5^2 + 3 * 5^1 + 2 * 5^0 = 1*25 + 3*5 + 2*1 = 42</text:span></text:p>
      <text:p text:style-name="P65">Il numero per cui moltiplicare i valori varia con la base in questo caso si passa da B=5 a B=10.</text:p>
      <text:p text:style-name="P65"/>
      <text:p text:style-name="P66">Metodo delle divisioni successive:<text:span text:style-name="T32"> (da base B=10 a base B=X)</text:span></text:p>
      <text:list text:style-name="L11">
        <text:list-item>
          <text:p text:style-name="P67">si effettua una prima divisione del numero per la nuova base B</text:p>
        </text:list-item>
        <text:list-item>
          <text:p text:style-name="P67">si ripete sul quoziente ottenuto la divisione per B fino a quando il quoziente è maggiore o uguale a B.</text:p>
        </text:list-item>
      </text:list>
      <text:p text:style-name="Hint">La sequenza delle cifre della rappresentazione nella nuova base B si costruisce a partire dalla</text:p>
      <text:p text:style-name="Hint">cifra più significativa considerando l’ultimo quoziente minore di B e tutti i resti procedendo</text:p>
      <text:p text:style-name="Hint">dall’ultimo fino al primo.</text:p>
      <text:p text:style-name="P68">Da 90<text:span text:style-name="T30">10</text:span><text:span text:style-name="T31"> a base 8:</text:span></text:p>
      <text:p text:style-name="P68">90/8 = 11 resto 2</text:p>
      <text:p text:style-name="P68">11/8 = 1 resto 3</text:p>
      <text:p text:style-name="P68">1&lt;8 – Mi fermo.</text:p>
      <text:p text:style-name="P68">Costruisco il numero usando i resti con la cifra pià significativa come ultima divisione: 132<text:span text:style-name="T30">8</text:span></text:p>
      <text:h text:style-name="Heading_20_2" text:outline-level="2"><text:bookmark-start text:name="__RefHeading___Toc3567_648367460"/>Rappresentazione in base 2<text:bookmark-end text:name="__RefHeading___Toc3567_648367460"/></text:h>
      <text:p text:style-name="P69">Le conversioni da/in base 2 seguono gli stessi passi già descritti sopra, ovviamente esistono solo i valori 0 ed 1. E’ presente la proprietà per cui se la cifra MENO significativa è 0 il numero è pari, se 1 il numero è dispari (i contributi dopo la prima cifra sono moltiplicati per la base 2 e quindi sarà un numero sicuramente pari, solo la cifra meno significativa è dispari e la relativa somma con gli attributi pari darà un numero dispari).</text:p>
      <text:p text:style-name="P69">Proprietà combinatorie fondamentali:</text:p>
      <text:p text:style-name="P70">Fissato una lunghezza N di sequenze binarie {0,1} si ha:</text:p>
      <text:list text:style-name="L12">
        <text:list-item>
          <text:p text:style-name="P71">I <text:span text:style-name="T3">valori</text:span> vanno da 0 ad 2<text:span text:style-name="T33">N</text:span><text:span text:style-name="T31">-1</text:span></text:p>
        </text:list-item>
        <text:list-item>
          <text:p text:style-name="P71"><text:soft-page-break/>Le <text:span text:style-name="T3">combinazioni</text:span> diverse sono 2<text:span text:style-name="T33">N</text:span></text:p>
        </text:list-item>
      </text:list>
      <text:h text:style-name="Heading_20_2" text:outline-level="2"><text:bookmark-start text:name="__RefHeading___Toc3569_648367460"/>Contenuto ed indirizzi dei registri nell’Architettura MIPS<text:bookmark-end text:name="__RefHeading___Toc3569_648367460"/></text:h>
      <text:p text:style-name="P72">Il processore MIPS fissa la lunghezza dei valori <text:span text:style-name="T3">dei registri del processore</text:span> come sequenze di <text:span text:style-name="T3">32 bit</text:span>. Di conseguenza è possibile avere 2<text:span text:style-name="T33">N</text:span><text:span text:style-name="T31"> combinazioni diverse e in notazione posizionale pesata valori da 0 a 2</text:span><text:span text:style-name="T33">N</text:span><text:span text:style-name="T31">-1 circa 4 miliardi (ricordare che tutti 0 è una combinazione, per questo si perde un valore).</text:span></text:p>
      <text:p text:style-name="P72">Se una operazione porta un valore maggiore si verifica un errore di overflow (traboccamento), che porta ad errori nella esecuzione del programma, il processore ha sistemi di controllo per tale errore.</text:p>
      <text:p text:style-name="P72"><text:span text:style-name="T3">Il numero di registri del processore è 32</text:span>, di conseguenza per indicarli sono necessari indirizzi a <text:span text:style-name="T3">5 bit</text:span> (2<text:span text:style-name="T33">5</text:span><text:span text:style-name="T31"> = 32 COMBINAZIONI, non valori</text:span>)</text:p>
      <text:h text:style-name="Heading_20_1" text:outline-level="1"><text:bookmark-start text:name="__RefHeading___Toc3571_648367460"/>Notazione in complemento a 2<text:bookmark-end text:name="__RefHeading___Toc3571_648367460"/></text:h>
      <text:h text:style-name="Heading_20_2" text:outline-level="2"><text:bookmark-start text:name="__RefHeading___Toc3573_648367460"/>Addizione di interi positivi<text:bookmark-end text:name="__RefHeading___Toc3573_648367460"/></text:h>
      <text:p text:style-name="P73">L’addizione in qualsiasi base si effettua sommando i valori sulle singole posizioni della sequenza calcolando la somma degli operandi ed il riporto (la parte più significativa).</text:p>
      <text:p text:style-name="P73">Regola dell’addizione in notazione posizionale pesata in qualsiasi base:</text:p>
      <text:list text:style-name="L13">
        <text:list-item>
          <text:p text:style-name="P74">si pone uguale a 0 il riporto sulla posizione della cifra meno significativa (più a destra);</text:p>
        </text:list-item>
        <text:list-item>
          <text:p text:style-name="P74">procedendo da destra verso sinistra, su ogni posizione si esegue la somma delle relative</text:p>
          <text:p text:style-name="P74">tre cifre degli operandi e del riporto;</text:p>
        </text:list-item>
        <text:list-item>
          <text:p text:style-name="P74">la cifra meno significativa della somma ottenuta fornisce la cifra del risultato relativo</text:p>
          <text:p text:style-name="P74">alla posizione, e quella più significativa fornisce il riporto sulla posizione successiva;</text:p>
        </text:list-item>
        <text:list-item>
          <text:p text:style-name="P74">nella posizione più significativa (più a sinistra) la cifra calcolata come riporto sulla</text:p>
          <text:p text:style-name="P74">posizione successiva non è utilizzata nella rappresentazione del risultato.</text:p>
        </text:list-item>
      </text:list>
      <text:p text:style-name="P75">In base due gli operandi sono 3 (i due addendi ed il resto) quindi 2<text:span text:style-name="T33">3</text:span><text:span text:style-name="T31"> combinazioni:</text:span></text:p>
      <text:list text:style-name="L14">
        <text:list-item>
          <text:p text:style-name="P76">Tutte e 3 a 0 <text:tab/><text:tab/>= 0 (00)</text:p>
        </text:list-item>
        <text:list-item>
          <text:p text:style-name="P76">Una cifra 1 le altre 0<text:tab/>= 1 (01)</text:p>
        </text:list-item>
        <text:list-item>
          <text:p text:style-name="P76">Due cifre 1 e l'altra 0<text:tab/>= 2 (10)</text:p>
        </text:list-item>
        <text:list-item>
          <text:p text:style-name="P76">Tutte a 1 <text:tab/><text:tab/>= 3 (11)</text:p>
        </text:list-item>
      </text:list>
      <text:h text:style-name="Heading_20_2" text:outline-level="2"><text:bookmark-start text:name="__RefHeading___Toc3575_648367460"/>Notazione in modulo e segno<text:bookmark-end text:name="__RefHeading___Toc3575_648367460"/></text:h>
      <text:p text:style-name="P77">E’ la notazione con cui gestiamo i numeri negativi, abbiamo il segno separato dal valore (modulo).</text:p>
      <text:p text:style-name="P77">In binario può essere usato il bit più significativo per salvare l’informazione relativa al segno (bit di segno), usando lo 0 per i numeri positivi e il valore 1 per i negativi.</text:p>
      <text:p text:style-name="P77">Se i segni sono uguali il risultato è la somma, se i segni sono discordi il risultato è la differenza tra il numero con il modulo maggiore e quello con modulo minore; il segno è dato dal numero maggiore.</text:p>
      <text:p text:style-name="P77">Per evitare tali controlli e semplificare l’hardware dell’ALU si utilizza la notazione in complemento alla base B (notazione in complemento a due nei computer), per velocizzare e diminuire la complessità.</text:p>
      <text:h text:style-name="Heading_20_2" text:outline-level="2"><text:bookmark-start text:name="__RefHeading___Toc3577_648367460"/>Notazione in complemento a 2: regole di rappresentazione<text:bookmark-end text:name="__RefHeading___Toc3577_648367460"/></text:h>
      <text:p text:style-name="P77">Si basa su sequenze di <text:span text:style-name="T3">lunghezza fissa</text:span><text:span text:style-name="T4">. Si usano le stesse regole di rappresentazione della notazione </text:span><text:soft-page-break/><text:span text:style-name="T4">posizionale pesata ma </text:span><text:span text:style-name="T34">la cifra più significativa ha un peso NEGATIVO</text:span><text:span text:style-name="T4"> mentre gli altri hanno peso positivo come già visto precedentemente.</text:span></text:p>
      <text:p text:style-name="P78">Il valor negativo varia in base alla lunghezza della sequenza e dimezza il numero di valori rappresentabili nella sequenza di bit presenti. <text:span text:style-name="T35">Non si ha modulo e segno separati ma congiunti nel calcolo del valore.</text:span></text:p>
      <text:p text:style-name="Text_20_body"><text:span text:style-name="T36">1</text:span>11101 = <text:span text:style-name="T36">1x(−25)</text:span> + 1x24 + 1x23 + 1x22 + 0x21 + 1x20 = <text:span text:style-name="T36">−32</text:span> + 16 + 8 + 4 + 0 + 1 = <text:span text:style-name="T36">−32</text:span> + 29 = −3</text:p>
      <text:p text:style-name="Text_20_body"/>
      <text:p text:style-name="P79">Proprietà del bit più significativo: il bit più significativo determina il segno: se 0 positivo, se 1 negativo</text:p>
      <text:p text:style-name="Text_20_body"/>
      <text:h text:style-name="Heading_20_2" text:outline-level="2"><text:bookmark-start text:name="__RefHeading___Toc3579_648367460"/>Addizione di interi in complemento a 2<text:bookmark-end text:name="__RefHeading___Toc3579_648367460"/></text:h>
      <text:p text:style-name="P80">Oltre ad eliminare il problema di analizzare i segni ed i moduli per stabilire come effettuare l’addizione si ha:</text:p>
      <text:p text:style-name="Hint">Proprietà dell’addizione:</text:p>
      <text:p text:style-name="Hint">La somma di due numeri con segno si effettua <text:span text:style-name="T37">SEMPRE </text:span>sommando le <text:span text:style-name="T37">sequenze binarie che li rappresenta, senza dovere valutare modulo e segno</text:span></text:p>
      <text:h text:style-name="Heading_20_2" text:outline-level="2"><text:bookmark-start text:name="__RefHeading___Toc3581_648367460"/>Intervallo dei valori rappresentabili in complemento a 2<text:bookmark-end text:name="__RefHeading___Toc3581_648367460"/></text:h>
      <text:p text:style-name="P80">Usando sempre lunghezze finite si hanno valori compresi tra massimo e minimo</text:p>
      <text:p text:style-name="P81">Sequenze di lunghezza N, rappresentazione in complemento a 2</text:p>
      <text:p text:style-name="P82">INTERVALLO DI RAPPRESENTAZIONE = [ 2<text:span text:style-name="T33">N−1</text:span> , 2<text:span text:style-name="T33">N−1</text:span>  1 ]</text:p>
      <text:p text:style-name="P82">Minimo negativo -2<text:span text:style-name="T33">N-1</text:span></text:p>
      <text:p text:style-name="P82">Massimo positivo 2<text:span text:style-name="T33">N-1</text:span> – 1</text:p>
      <text:p text:style-name="P80">Dato che il minimo è sul bit più significativo SICURAMENTE è più grande dei numeri positivi.</text:p>
      <text:p text:style-name="P83">Il valore -1 è rappresentato da una serie di tutti bit a valore 1, indipendentemente dalla lunghezza</text:p>
      <text:p text:style-name="P80">Se l’operazione porta ad avere un risultato troppo grande non rappresentabile si ha errore di overflow.</text:p>
      <text:h text:style-name="Heading_20_1" text:outline-level="1"><text:bookmark-start text:name="__RefHeading___Toc3583_648367460"/>Proprietà della Notazione in complemento a 2<text:bookmark-end text:name="__RefHeading___Toc3583_648367460"/></text:h>
      <text:h text:style-name="Heading_20_2" text:outline-level="2"><text:bookmark-start text:name="__RefHeading___Toc3585_648367460"/>Regola per la rappresentazione dell’opposto di un numero<text:bookmark-end text:name="__RefHeading___Toc3585_648367460"/></text:h>
      <text:p text:style-name="P84">La notazione in complemento a due permette di effettuare addizioni senza considerare il modulo e il segno degli operandi e gode di ulteriori proprietà.</text:p>
      <text:p text:style-name="P85">Proprietà per ottenere l’opposto del numero</text:p>
      <text:list text:style-name="L15">
        <text:list-item>
          <text:p text:style-name="P86">Complementare la sequenza del numero bit a bit (scambiare gli 0 con 1 e viceversa)</text:p>
        </text:list-item>
        <text:list-item>
          <text:p text:style-name="P86">Sommare alla sequenza ottenuta il valore 1</text:p>
        </text:list-item>
      </text:list>
      <text:p text:style-name="P84">Per verificare la correttezza è possibile sommare ad un numero il suo opposto e verificare che la relativa somma sia 0 (ignorando il riporto finale).</text:p>
      <text:h text:style-name="Heading_20_2" text:outline-level="2"><text:bookmark-start text:name="__RefHeading___Toc3587_648367460"/>Sottrazione come somma con l’opposto<text:bookmark-end text:name="__RefHeading___Toc3587_648367460"/></text:h>
      <text:p text:style-name="P84">Utilizzando la notazione in complemento a due è possibile effettuare la sottrazione come somma di un numero per l’opposto dell’altro (sottrazione come somma con l’opposto)</text:p>
      <text:p text:style-name="P87"><text:soft-page-break/><draw:frame draw:style-name="fr1" draw:name="Oggetto1" text:anchor-type="as-char" svg:y="-0.1528in" svg:width="1.1126in" svg:height="0.2016in" draw:z-index="0"><draw:object xlink:href="./Object 1" xlink:type="simple" xlink:show="embed" xlink:actuate="onLoad"/><draw:image xlink:href="./ObjectReplacements/Object 1" xlink:type="simple" xlink:show="embed" xlink:actuate="onLoad"/></draw:frame></text:p>
      <text:p text:style-name="P88">In questo modo si utilizza lo stesso hardware (circuito) per fare l’addizione con piccole modifiche.</text:p>
      <text:p text:style-name="P88">Nei linguaggi ad alto livello si usa la dichiarazione del tipo per indicare come salvare ed usare i dati in una variabile (se con o senza segno, es <text:span text:style-name="T22">int</text:span><text:span text:style-name="T23"> del C/C++</text:span>).</text:p>
      <text:h text:style-name="Heading_20_2" text:outline-level="2"><text:bookmark-start text:name="__RefHeading___Toc3589_648367460"/>Regola per riconoscere l’Overflow<text:bookmark-end text:name="__RefHeading___Toc3589_648367460"/></text:h>
      <text:p text:style-name="P89">La notazione in complemento a due definisce la lunghezza della sequenza sulla quale effettuare i calcoli (compresi tra massimo e minimo). <text:span text:style-name="T38">L’intervallo di una lunghezza a N bit è [-2</text:span><text:span text:style-name="T39">N-1</text:span><text:span text:style-name="T40">, 2</text:span><text:span text:style-name="T39">N-1</text:span><text:span text:style-name="T40">-1</text:span><text:span text:style-name="T38">]</text:span>.</text:p>
      <text:p text:style-name="P89">Se il calcolo di un numero esce da tale intervallo si ha un errore di overflow (traboccamento) e la sequenza nel registro NON è corretta. Per rappresentare tale numero sarebbe necessario utilizzare più bit di quelli effettivamente disponibili.</text:p>
      <text:p text:style-name="P89">È molto importante riconoscere tale tipo di errore altrimenti il programma porterebbe ad avere risultati errati, esistono due casi:</text:p>
      <text:list text:style-name="L16">
        <text:list-item>
          <text:p text:style-name="P90">Numeri con segni diversi: impossibile andare in overflow</text:p>
        </text:list-item>
        <text:list-item>
          <text:p text:style-name="P90">Numeri con segno uguale: possibile overflow</text:p>
        </text:list-item>
      </text:list>
      <text:p text:style-name="P89">Si ha la seguente regola:</text:p>
      <text:p text:style-name="P91">Regola per riconoscere l’overflow</text:p>
      <text:p text:style-name="P91">Indicando i due resti con:</text:p>
      <text:list text:style-name="L17">
        <text:list-item>
          <text:p text:style-name="P92"><text:span text:style-name="T41">C</text:span><text:span text:style-name="T42">N-1</text:span><text:span text:style-name="T41"> (riporto su bit più significativo della sequenza)</text:span></text:p>
        </text:list-item>
        <text:list-item>
          <text:p text:style-name="P92"><text:span text:style-name="T41">C</text:span><text:span text:style-name="T42">N</text:span><text:span text:style-name="T41"> (riporto non usato, riporto della cifra successiva della lunghezza massima della sequenza)</text:span></text:p>
        </text:list-item>
      </text:list>
      <text:p text:style-name="P93">Se i riporti sono uguali il risultato è corretto, se i due riporti sono DIVERSI si ha l’errore di overflow:</text:p>
      <text:p text:style-name="P94"><text:span text:style-name="T43"><text:tab/><text:tab/><text:tab/><text:tab/><text:tab/><text:tab/><text:tab/></text:span><text:span text:style-name="T43"><draw:frame draw:style-name="fr1" draw:name="Oggetto2" text:anchor-type="as-char" svg:y="-0.1492in" svg:width="0.6862in" svg:height="0.2102in" draw:z-index="1"><draw:object xlink:href="./Object 2" xlink:type="simple" xlink:show="embed" xlink:actuate="onLoad"/><draw:image xlink:href="./ObjectReplacements/Object 2" xlink:type="simple" xlink:show="embed" xlink:actuate="onLoad"/></draw:frame></text:span></text:p>
      <text:p text:style-name="P89">Tale regola riconosce anche il caso in cui si effettua l’opposto del minimo numero negativo -2<text:span text:style-name="T33">N-1</text:span><text:span text:style-name="T31"> che </text:span><text:span text:style-name="T44">non</text:span><text:span text:style-name="T31"> è rappresentabile sulla stessa sequenza di bit come </text:span><text:span text:style-name="T44">valore</text:span><text:span text:style-name="T31"> positivo (vedere l’intervallo massimo).</text:span></text:p>
      <text:h text:style-name="Heading_20_2" text:outline-level="2"><text:bookmark-start text:name="__RefHeading___Toc3591_648367460"/>Regola per l’estensione del segno<text:bookmark-end text:name="__RefHeading___Toc3591_648367460"/></text:h>
      <text:p text:style-name="P95">Il valore di un numero scritto in complemento a 2 è legato al peso negativo in base alla cifra più significativa, <text:span text:style-name="T45">l’estensione del segno serve per mantenere il valore invariato allungando il numero di bit con cui la cifra è rappresentata. Molto usata nelle istruzioni di trasferimento dati dove numeri da 16bit sono convertiti a 32bit da dare all’ALU (lezioni successive)</text:span></text:p>
      <text:p text:style-name="P96">Regola per estensione del segno</text:p>
      <text:p text:style-name="P97">Aggiungendo a <text:span text:style-name="T5">sinistra</text:span> della sequenza un numero qualsiasi di <text:span text:style-name="T5">bit tutti uguali al bit di segno</text:span> il valore rappresentato dalla sequenzaresta invariato (se positivo 0, se negativo 1).</text:p>
      <text:p text:style-name="P98">Gli standard di rappresentazione dei numeri sono stati standardizzati nelle varie famiglie di processori per facilitare la portabilità dei programmi. Il MIPS mediante queste convenzioni riesce ad avere un hardware semplificato che utilizza lo stesso circuito per effettuare più operazioni</text:p>
      <text:h text:style-name="Heading_20_1" text:outline-level="1"><text:bookmark-start text:name="__RefHeading___Toc3593_648367460"/><text:soft-page-break/>Formato di Tipo R per add e sub e Indirizzamento tramite registro<text:bookmark-end text:name="__RefHeading___Toc3593_648367460"/></text:h>
      <text:h text:style-name="Heading_20_2" text:outline-level="2"><text:bookmark-start text:name="__RefHeading___Toc3595_648367460"/>Formati e modalità di indirizzamento<text:bookmark-end text:name="__RefHeading___Toc3595_648367460"/></text:h>
      <text:p text:style-name="P99">Le istruzioni binarie che costituiscono il linguaggio macchina devono essere strutturate in modo che siano presenti:</text:p>
      <text:list text:style-name="L18">
        <text:list-item>
          <text:p text:style-name="P100">tutte le informazioni necessarie ad eseguire l’istruzione</text:p>
        </text:list-item>
        <text:list-item>
          <text:p text:style-name="P100">indicare dove reperire i dati su cui eseguire tale operazione.</text:p>
        </text:list-item>
      </text:list>
      <text:p text:style-name="P101">Ogni istruzione a 32 bit (nel MIPS sono tutte fisse <text:span text:style-name="T46">a 32bit</text:span> non è così nei CISC) è completa e non necessita di altre informazioni <text:span text:style-name="T46">aggiuntive</text:span> per essere eseguita, <text:span text:style-name="T46">è una caratteristica fondamentale di progettazione dell’architettura.</text:span></text:p>
      <text:p text:style-name="P101">Tutte le operazioni hanno due nozioni fondamentali alla base di tutti i linguaggi macchina, sono necessarie entrambe e sono alla base per la definizione dell’architettura del calcolatore:</text:p>
      <text:list text:style-name="L19">
        <text:list-item>
          <text:p text:style-name="P102">Formato della istruzione</text:p>
        </text:list-item>
        <text:list-item>
          <text:p text:style-name="P102">Modalità di indirizzamento</text:p>
        </text:list-item>
      </text:list>
      <text:p text:style-name="P103">Ogni istruzione è suddivisa in campi (sotto sequenze) in cui sono rappresentate le informazioni in modo univoco. La divisione è prettamente <text:span text:style-name="T5">logica e non fisica</text:span> e i vari campi occupano sempre la stessa posizione ed hanno la stessa lunghezza in base alla tipologia di formato a cui appartengono.</text:p>
      <text:p text:style-name="P104">Il <text:span text:style-name="T2">formato</text:span> di una istruzione in linguaggio macchina è dato dalla struttura dei campi (sotto sequenza) nella sequenza dei bit e ne specifica, per ogni campo, la lunghezza <text:s/>e la posizione.</text:p>
      <text:p text:style-name="P103"/>
      <text:p text:style-name="P103">La modalità di indirizzamento invece indica come reperire i dati della istruzione usando i campi specificati (<text:span text:style-name="T47">cioè </text:span>come usare le informazioni dei campi <text:span text:style-name="T47">per ottenere le informazioni</text:span>).</text:p>
      <text:p text:style-name="P105">Tutti i registri e le locazioni di memoria hanno un indirizzo, se non si conosce tale indirizzo non è possibile accedere alla informazione in nessun modo.</text:p>
      <text:p text:style-name="Hint">La MODALITÀ DI INDIRIZZAMENTO</text:p>
      <text:p text:style-name="Hint">di un'istruzione in Linguaggio Macchina stabilisce le regole per determinare gli indirizzi dei registri coinvolti nell’esecuzione, mediante il contenuto dei campi stabiliti dal Formato dell’istruzione.</text:p>
      <text:p text:style-name="P106">Il <text:span text:style-name="T2">formato</text:span> è la specificazione del contenuto in campi della istruzione (lunghezza e posizione)</text:p>
      <text:p text:style-name="P107"><text:span text:style-name="T48">La </text:span><text:span text:style-name="T49">modalità</text:span><text:span text:style-name="T48"> di indirizzamento è usata per calcolare gli indirizzi, <text:s/>a cui accedere per il recupero i dati</text:span></text:p>
      <text:h text:style-name="P108" text:outline-level="3"><text:bookmark-start text:name="__RefHeading___Toc3597_648367460"/>Formati e modalità di indirizzamento nelle istruzioni del MIPS<text:bookmark-end text:name="__RefHeading___Toc3597_648367460"/></text:h>
      <text:p text:style-name="P109">Tutte le istruzioni nel MIPS sono lunghe 32 bit, le varie istruzioni appartengono ad uno dei tre formati.</text:p>
      <table:table table:name="Tabella1" table:style-name="Tabella1">
        <table:table-column table:style-name="Tabella1.A"/>
        <table:table-column table:style-name="Tabella1.B"/>
        <table:table-row>
          <table:table-cell table:style-name="Tabella1.A1" office:value-type="string">
            <text:p text:style-name="P110">Formato Tipo R (Register)</text:p>
          </table:table-cell>
          <table:table-cell table:style-name="Tabella1.B1" office:value-type="string">
            <text:p text:style-name="P110">Gli operandi <text:s/>e la destinazione dell’operazione sono in registri interni al processore</text:p>
          </table:table-cell>
        </table:table-row>
        <table:table-row>
          <table:table-cell table:style-name="Tabella1.A2" office:value-type="string">
            <text:p text:style-name="P110">Formato Tipo I (Immediate)</text:p>
          </table:table-cell>
          <table:table-cell table:style-name="Tabella1.B2" office:value-type="string">
            <text:p text:style-name="P110">Un campo è specificato da un numero usato come operando incluso direttamente nella istruzione. Usati per calcolare indirizzi di memoria, come salti o come operandi</text:p>
          </table:table-cell>
        </table:table-row>
        <table:table-row>
          <table:table-cell table:style-name="Tabella1.A2" office:value-type="string">
            <text:p text:style-name="P110">Formato tipo J (Jump)</text:p>
          </table:table-cell>
          <table:table-cell table:style-name="Tabella1.B2" office:value-type="string">
            <text:p text:style-name="P110">Un campo dell’istruzione contiene un numero intero con segno per calcolare l’indirizzo di memoria a cui saltare.</text:p>
          </table:table-cell>
        </table:table-row>
      </table:table>
      <text:p text:style-name="P111">I tipi sono specifici del MIPS ma molte regole sono comuni a tutte le piattaforme.</text:p>
      <text:p text:style-name="P111"><text:soft-page-break/>I tre tipi di formato usano uno dei seguenti tipi di indirizzamento (varia in base alla operazione):</text:p>
      <text:list text:style-name="L20">
        <text:list-item>
          <text:p text:style-name="P112">Indirizzamento tramite registro (Tipo R).</text:p>
        </text:list-item>
        <text:list-item>
          <text:p text:style-name="P112">Indirizzamento immediato (Tipo I).</text:p>
        </text:list-item>
        <text:list-item>
          <text:p text:style-name="P112">Indirizzamento tramite Base e Offset (Tipo I).</text:p>
        </text:list-item>
        <text:list-item>
          <text:p text:style-name="P112">Indirizzamento relativo al Program Counter (Tipo I).</text:p>
        </text:list-item>
        <text:list-item>
          <text:p text:style-name="P112">Indirizzamento pseudodiretto (Tipo J).</text:p>
        </text:list-item>
      </text:list>
      <text:p text:style-name="P111">Per ragioni di sicurezza non è possibile accedere in <text:span text:style-name="T2">modifica</text:span> alle locazioni di memoria che conservano la lista delle istruzioni dei programmi da eseguire.</text:p>
      <text:h text:style-name="P113" text:outline-level="2"><text:bookmark-start text:name="__RefHeading___Toc3599_648367460"/>Il formato di Tipo R<text:bookmark-end text:name="__RefHeading___Toc3599_648367460"/></text:h>
      <text:p text:style-name="P114">Nelle istruzioni di tipo R tutti gli operandi sono <text:span text:style-name="T50">contenuti nei</text:span> registri del processore. <text:span text:style-name="T50">Usate da tutte le istruzioni aritmetico logiche.</text:span></text:p>
      <text:p text:style-name="P114"><text:span text:style-name="T50">Per identificare uno dei 32 registri è necessario utilizzare 5 bit (2</text:span><text:span text:style-name="T51">5</text:span><text:span text:style-name="T50">=32 combinazioni).</text:span></text:p>
      <text:p text:style-name="P115">Il formato R divide i 32 bit dell’istruzione in 6 campi:</text:p>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row>
          <table:table-cell table:style-name="Tabella2.A1" office:value-type="string">
            <text:p text:style-name="P116">op</text:p>
            <text:p text:style-name="P116">(Operation Code) [6 bit]</text:p>
          </table:table-cell>
          <table:table-cell table:style-name="Tabella2.A1" office:value-type="string">
            <text:p text:style-name="P116">rs</text:p>
            <text:p text:style-name="P116">(primo operando) [5bit]</text:p>
          </table:table-cell>
          <table:table-cell table:style-name="Tabella2.A1" office:value-type="string">
            <text:p text:style-name="P116">rt </text:p>
            <text:p text:style-name="P116">(secondo operando) [5bit]</text:p>
          </table:table-cell>
          <table:table-cell table:style-name="Tabella2.A1" office:value-type="string">
            <text:p text:style-name="P116">rd </text:p>
            <text:p text:style-name="P116">(register destination) [5 bit]</text:p>
          </table:table-cell>
          <table:table-cell table:style-name="Tabella2.A1" office:value-type="string">
            <text:p text:style-name="P116">shamt </text:p>
            <text:p text:style-name="P116">(shift) [5bit]</text:p>
          </table:table-cell>
          <table:table-cell table:style-name="Tabella2.F1" office:value-type="string">
            <text:p text:style-name="P116">funct </text:p>
            <text:p text:style-name="P116">(funzione) [6 bit]</text:p>
          </table:table-cell>
        </table:table-row>
      </table:table>
      <text:p text:style-name="P115"/>
      <text:list text:style-name="L21">
        <text:list-item>
          <text:p text:style-name="P117">OP: codice operativo, <text:span text:style-name="T38">presente in tutte le istruzioni.</text:span><text:span text:style-name="T4"> Indica l’operazione e il formato dell’istruzione. Per tutte le istruzioni R “op” è una sequenza di </text:span><text:span text:style-name="T52">6 bit a valore</text:span><text:span text:style-name="T4"> 0 dato che la operazione è specificata nel campo “funct”.</text:span></text:p>
        </text:list-item>
        <text:list-item>
          <text:p text:style-name="P117"><text:span text:style-name="T4">rs: primo operando, </text:span><text:span text:style-name="T52">è un registro del processore</text:span><text:span text:style-name="T4">, si indica l’indirizzo mediante 5 bit.</text:span></text:p>
        </text:list-item>
        <text:list-item>
          <text:p text:style-name="P118"><text:span text:style-name="T4">rt: secondo operando, </text:span><text:span text:style-name="T52">è un registro del processore</text:span><text:span text:style-name="T4">, si indica l’indirizzo mediante 5 bit.</text:span></text:p>
        </text:list-item>
        <text:list-item>
          <text:p text:style-name="P117"><text:span text:style-name="T4">rd: registro di destinazione, </text:span><text:span text:style-name="T53">il contenuto precedente</text:span><text:span text:style-name="T4"> verrà sovrascritto dal risultato, si indica l’indirizzo mediante </text:span><text:span text:style-name="T53">5</text:span><text:span text:style-name="T4"> bit.</text:span></text:p>
        </text:list-item>
        <text:list-item>
          <text:p text:style-name="P119">Shamt: usato solo nelle istruzioni di shift, indica lo scorrimento di bit da applicare al registro. Dato che non è possibile non specificare un parametro è impostato a 0 per tutte le istruzioni che non lo utilizzano attivamente</text:p>
        </text:list-item>
        <text:list-item>
          <text:p text:style-name="P117"><text:span text:style-name="T4">funct: </text:span><text:span text:style-name="T52">operazione da eseguire nella istruzione, campo presente solo nelle istruzioni R.</text:span></text:p>
        </text:list-item>
      </text:list>
      <text:p text:style-name="P120"/>
      <text:p text:style-name="P121"><text:span text:style-name="T4">Il campo “op”, nei formati diversi da R, specifica l’azione associata all’istruzione. Presente in tutti i linguaggi macchina. Questo campo viene usato anche per capire oltre al </text:span><text:span text:style-name="T38">tipo anche il formato</text:span><text:span text:style-name="T4"> della istruzione. </text:span><text:span text:style-name="T54">I nomi rs e rd ricordano i nomi dei registri utilizzati per elaborare i dati (spiegato dopo).</text:span></text:p>
      <text:h text:style-name="Heading_20_2" text:outline-level="2"><text:bookmark-start text:name="__RefHeading___Toc3601_648367460"/>L’Indirizzamento tramite registro<text:bookmark-end text:name="__RefHeading___Toc3601_648367460"/></text:h>
      <text:p text:style-name="P122">Il formato R è associato <text:span text:style-name="T55">solo</text:span> alle istruzioni di tipo R</text:p>
      <text:p text:style-name="P123">I 5 bit rs,rt,rd sono gli indirizzi del registro del processore su cui eseguire le operazioni dell’istruzione</text:p>
      <text:p text:style-name="P124">Tendo conto delle regole sintattiche è possibile tradurre l’istruzione Assembly in istruzione Macchina, quindi convertendo i vari campi in sequenze binarie.</text:p>
      <text:p text:style-name="P124"/>
      <text:h text:style-name="P125" text:outline-level="2"><text:bookmark-start text:name="__RefHeading___Toc3603_648367460"/>Formato di Tipo R per add e sub<text:bookmark-end text:name="__RefHeading___Toc3603_648367460"/></text:h>
      <text:p text:style-name="P126">Hanno formato di Tipo R, quindi tramite <text:span text:style-name="T2">registro</text:span>. Hanno le stesse regole sintattiche, cambia solo il <text:span text:style-name="T48">campo “funct” (ricordare che “op code” nelle istruzioni R è composto da 6 bit a 0).</text:span></text:p>
      <table:table table:name="Tabella3" table:style-name="Tabella3">
        <table:table-column table:style-name="Tabella3.A" table:number-columns-repeated="3"/>
        <table:table-row>
          <table:table-cell table:style-name="Tabella3.A1" office:value-type="string">
            <text:p text:style-name="P127">Funzione</text:p>
          </table:table-cell>
          <table:table-cell table:style-name="Tabella3.A1" office:value-type="string">
            <text:p text:style-name="P127">Campo funct in decimale</text:p>
          </table:table-cell>
          <table:table-cell table:style-name="Tabella3.C1" office:value-type="string">
            <text:p text:style-name="P127">Campo funct in binario</text:p>
          </table:table-cell>
        </table:table-row>
        <table:table-row>
          <table:table-cell table:style-name="Tabella3.A2" office:value-type="string">
            <text:p text:style-name="P127">Add</text:p>
          </table:table-cell>
          <table:table-cell table:style-name="Tabella3.A2" office:value-type="string">
            <text:p text:style-name="P127">32</text:p>
          </table:table-cell>
          <table:table-cell table:style-name="Tabella3.C2" office:value-type="string">
            <text:p text:style-name="P127">100000</text:p>
          </table:table-cell>
        </table:table-row>
        <table:table-row>
          <table:table-cell table:style-name="Tabella3.A2" office:value-type="string">
            <text:p text:style-name="P127">Sub</text:p>
          </table:table-cell>
          <table:table-cell table:style-name="Tabella3.A2" office:value-type="string">
            <text:p text:style-name="P127">34</text:p>
          </table:table-cell>
          <table:table-cell table:style-name="Tabella3.C2" office:value-type="string">
            <text:p text:style-name="P127">100010</text:p>
          </table:table-cell>
        </table:table-row>
      </table:table>
      <text:p text:style-name="P128"/>
      <text:p text:style-name="P128">I registri del processore essendo 32 possono essere identificati con indirizzi a 5 bit (2<text:span text:style-name="T33">5</text:span><text:span text:style-name="T31">=32</text:span>)</text:p>
      <text:p text:style-name="Hint">A differenza della istruzione <text:span text:style-name="T56">assembly, nella sequenza binaria l’indirizzo di destinazione è l’ultimo campo dei registri, “rd”. Gli operandi precedono l’indirizzo di destinazione.</text:span></text:p>
      <text:p text:style-name="P129">Il campo “shamt“ anche se non è <text:span text:style-name="T57">propriamente</text:span> usato deve essere impostato come una sequenza di 5 bit a 0.</text:p>
      <text:p text:style-name="Text_20_body">Esempio:</text:p>
      <text:p text:style-name="P130">add $t0, $s1, $s2</text:p>
      <text:p text:style-name="P126">Diventa in decimale/binario</text:p>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row>
          <table:table-cell table:style-name="Tabella4.A1" office:value-type="string">
            <text:p text:style-name="P131">0 / 00000 <text:span text:style-name="T57">(op code)</text:span></text:p>
          </table:table-cell>
          <table:table-cell table:style-name="Tabella4.A1" office:value-type="string">
            <text:p text:style-name="P131">17 / 10001 ($s1)</text:p>
          </table:table-cell>
          <table:table-cell table:style-name="Tabella4.A1" office:value-type="string">
            <text:p text:style-name="P131">18 / 10010 ($s2)</text:p>
          </table:table-cell>
          <table:table-cell table:style-name="Tabella4.A1" office:value-type="string">
            <text:p text:style-name="P131">8 / 01000 ($0)</text:p>
          </table:table-cell>
          <table:table-cell table:style-name="Tabella4.A1" office:value-type="string">
            <text:p text:style-name="P131">0 / 00000 (shamt)</text:p>
          </table:table-cell>
          <table:table-cell table:style-name="Tabella4.F1" office:value-type="string">
            <text:p text:style-name="P131">32/ 100000 <text:span text:style-name="T57">(funct)</text:span></text:p>
          </table:table-cell>
        </table:table-row>
      </table:table>
      <text:p text:style-name="P126"/>
      <text:p text:style-name="P132">Unendo il tutto si ottiene il codice macchina, nel caso si volesse fare la sottrazione basta cambiare il campo “funct”, gli ultimi 6 bit della sequenza.</text:p>
      <text:p text:style-name="Code">00000010001100100100000000100000</text:p>
      <text:p text:style-name="Text_20_body"/>
      <text:p text:style-name="P133">Ci siamo comportati inversamente all’assemler. Noi sappiamo dare un significato alla operazione, la macchina esegue i comandi senza “ciecamente”, sa solo dove prendere i dati e come elaborarli.</text:p>
      <text:p text:style-name="P133">Vedere esercizi.</text:p>
      <text:h text:style-name="Heading_20_1" text:outline-level="1"><text:bookmark-start text:name="__RefHeading___Toc3605_648367460"/><text:span text:style-name="T58">L</text:span>e istruzioni Logiche e di <text:span text:style-name="T58">Shift</text:span><text:bookmark-end text:name="__RefHeading___Toc3605_648367460"/></text:h>
      <text:h text:style-name="Heading_20_2" text:outline-level="2"><text:bookmark-start text:name="__RefHeading___Toc3607_648367460"/>Operatori logici AND, OR e di shift<text:bookmark-end text:name="__RefHeading___Toc3607_648367460"/></text:h>
      <text:p text:style-name="P134">Gli operatori logici sono funzioni booleani che accettano operandi booleani e restituiscono un valore booleano. Viene dato al valore 0 “falso” e al valore 1 “vero”. Ogni operatore logico è definito dalla relativa tabella di verità.</text:p>
      <table:table table:name="Tabella5" table:style-name="Tabella5">
        <table:table-column table:style-name="Tabella5.A" table:number-columns-repeated="2"/>
        <table:table-column table:style-name="Tabella5.C" table:number-columns-repeated="4"/>
        <table:table-column table:style-name="Tabella5.G"/>
        <table:table-row>
          <table:table-cell table:style-name="Tabella5.A1" office:value-type="string">
            <text:p text:style-name="P135">X</text:p>
          </table:table-cell>
          <table:table-cell table:style-name="Tabella5.A1" office:value-type="string">
            <text:p text:style-name="P135">Y</text:p>
          </table:table-cell>
          <table:table-cell table:style-name="Tabella5.A1" office:value-type="string">
            <text:p text:style-name="P135">AND</text:p>
          </table:table-cell>
          <table:table-cell table:style-name="Tabella5.A1" table:number-rows-spanned="5" office:value-type="string">
            <text:p text:style-name="Table_20_Contents"/>
          </table:table-cell>
          <table:table-cell table:style-name="Tabella5.A1" office:value-type="string">
            <text:p text:style-name="P135">X</text:p>
          </table:table-cell>
          <table:table-cell table:style-name="Tabella5.A1" office:value-type="string">
            <text:p text:style-name="P136">Y</text:p>
          </table:table-cell>
          <table:table-cell table:style-name="Tabella5.G1" office:value-type="string">
            <text:p text:style-name="P135">OR</text:p>
          </table:table-cell>
        </table:table-row>
        <table:table-row>
          <table:table-cell table:style-name="Tabella5.A2" office:value-type="string">
            <text:p text:style-name="P137">0</text:p>
          </table:table-cell>
          <table:table-cell table:style-name="Tabella5.A2" office:value-type="string">
            <text:p text:style-name="P137">0</text:p>
          </table:table-cell>
          <table:table-cell table:style-name="Tabella5.A2" office:value-type="string">
            <text:p text:style-name="P137">0</text:p>
          </table:table-cell>
          <table:covered-table-cell table:style-name="Tabella5.A1"/>
          <table:table-cell table:style-name="Tabella5.A2" office:value-type="string">
            <text:p text:style-name="P137">0</text:p>
          </table:table-cell>
          <table:table-cell table:style-name="Tabella5.A2" office:value-type="string">
            <text:p text:style-name="P137">0</text:p>
          </table:table-cell>
          <table:table-cell table:style-name="Tabella5.G2" office:value-type="string">
            <text:p text:style-name="P137">0</text:p>
          </table:table-cell>
        </table:table-row>
        <table:table-row>
          <table:table-cell table:style-name="Tabella5.A2" office:value-type="string">
            <text:p text:style-name="P137">0</text:p>
          </table:table-cell>
          <table:table-cell table:style-name="Tabella5.A2" office:value-type="string">
            <text:p text:style-name="P137">1</text:p>
          </table:table-cell>
          <table:table-cell table:style-name="Tabella5.A2" office:value-type="string">
            <text:p text:style-name="P137">0</text:p>
          </table:table-cell>
          <table:covered-table-cell table:style-name="Tabella5.A1"/>
          <table:table-cell table:style-name="Tabella5.A2" office:value-type="string">
            <text:p text:style-name="P137">0</text:p>
          </table:table-cell>
          <table:table-cell table:style-name="Tabella5.A2" office:value-type="string">
            <text:p text:style-name="P137">1</text:p>
          </table:table-cell>
          <table:table-cell table:style-name="Tabella5.G2" office:value-type="string">
            <text:p text:style-name="P137">1</text:p>
          </table:table-cell>
        </table:table-row>
        <table:table-row>
          <table:table-cell table:style-name="Tabella5.A2" office:value-type="string">
            <text:p text:style-name="P137">1</text:p>
          </table:table-cell>
          <table:table-cell table:style-name="Tabella5.A2" office:value-type="string">
            <text:p text:style-name="P137">0</text:p>
          </table:table-cell>
          <table:table-cell table:style-name="Tabella5.A2" office:value-type="string">
            <text:p text:style-name="P137">0</text:p>
          </table:table-cell>
          <table:covered-table-cell table:style-name="Tabella5.A1"/>
          <table:table-cell table:style-name="Tabella5.A2" office:value-type="string">
            <text:p text:style-name="P137">1</text:p>
          </table:table-cell>
          <table:table-cell table:style-name="Tabella5.A2" office:value-type="string">
            <text:p text:style-name="P137">0</text:p>
          </table:table-cell>
          <table:table-cell table:style-name="Tabella5.G2" office:value-type="string">
            <text:p text:style-name="P137">1</text:p>
          </table:table-cell>
        </table:table-row>
        <table:table-row>
          <table:table-cell table:style-name="Tabella5.A2" office:value-type="string">
            <text:p text:style-name="P137">1</text:p>
          </table:table-cell>
          <table:table-cell table:style-name="Tabella5.A2" office:value-type="string">
            <text:p text:style-name="P137">1</text:p>
          </table:table-cell>
          <table:table-cell table:style-name="Tabella5.A2" office:value-type="string">
            <text:p text:style-name="P137">1</text:p>
          </table:table-cell>
          <table:covered-table-cell table:style-name="Tabella5.A1"/>
          <table:table-cell table:style-name="Tabella5.A2" office:value-type="string">
            <text:p text:style-name="P137">1</text:p>
          </table:table-cell>
          <table:table-cell table:style-name="Tabella5.A2" office:value-type="string">
            <text:p text:style-name="P137">1</text:p>
          </table:table-cell>
          <table:table-cell table:style-name="Tabella5.G2" office:value-type="string">
            <text:p text:style-name="P137">1</text:p>
          </table:table-cell>
        </table:table-row>
      </table:table>
      <text:p text:style-name="P134"><text:soft-page-break/></text:p>
      <text:p text:style-name="P138">AND ha valore “vero” quando <text:span text:style-name="T2">entrambi</text:span><text:span text:style-name="T32"> gli operatori hanno valore vero</text:span></text:p>
      <text:p text:style-name="P138"><text:span text:style-name="T32">OR ha valore “falso” quando </text:span><text:span text:style-name="T2">entrambi</text:span><text:span text:style-name="T32"> gli operatori hanno valore falso</text:span></text:p>
      <text:p text:style-name="P139">AND e OR sono operatori duali.</text:p>
      <text:p text:style-name="P140">Tali operatori sono usati per costruire espressioni per rappresentare condizioni che modificano il flusso del programma, oppure possono essere applicati su una sequenza di bit, “operatori Logici bit a bit”.</text:p>
      <text:p text:style-name="P140">L’AND è chiamato maschera perché nasconde il valore originale di una sequenza, lo 0 nasconde il bit originale della sequenza forzando il valore finale a 0, il valore 1 lascia immutato il valore originale.</text:p>
      <text:p text:style-name="P141">L’OR (duale) serve a forzare dei valori di una sequenza ad 1, con il valore “vero” si forzano i valori originali della sequenza ad 1, con lo 0 si lasciano invariati</text:p>
      <table:table table:name="Tabella6" table:style-name="Tabella6">
        <table:table-column table:style-name="Tabella6.A"/>
        <table:table-column table:style-name="Tabella6.B"/>
        <table:table-column table:style-name="Tabella6.C"/>
        <table:table-column table:style-name="Tabella6.D"/>
        <table:table-row>
          <table:table-cell table:style-name="Tabella6.A1" office:value-type="string">
            <text:p text:style-name="P142">Operatore</text:p>
          </table:table-cell>
          <table:table-cell table:style-name="Tabella6.A1" office:value-type="string">
            <text:p text:style-name="P142">AND</text:p>
          </table:table-cell>
          <table:table-cell table:style-name="Tabella6.A1" table:number-rows-spanned="4" office:value-type="string">
            <text:p text:style-name="Table_20_Contents"/>
          </table:table-cell>
          <table:table-cell table:style-name="Tabella6.D1" office:value-type="string">
            <text:p text:style-name="P142">OR</text:p>
          </table:table-cell>
        </table:table-row>
        <table:table-row>
          <table:table-cell table:style-name="Tabella6.A2" office:value-type="string">
            <text:p text:style-name="P142">Operando 1</text:p>
          </table:table-cell>
          <table:table-cell table:style-name="Tabella6.A2" office:value-type="string">
            <text:p text:style-name="Table_20_Contents">10110110</text:p>
          </table:table-cell>
          <table:covered-table-cell table:style-name="Tabella6.A1"/>
          <table:table-cell table:style-name="Tabella6.D2" office:value-type="string">
            <text:p text:style-name="Table_20_Contents">101001<text:span text:style-name="T59">1</text:span>0</text:p>
          </table:table-cell>
        </table:table-row>
        <table:table-row>
          <table:table-cell table:style-name="Tabella6.A2" office:value-type="string">
            <text:p text:style-name="P142">Operando 2</text:p>
          </table:table-cell>
          <table:table-cell table:style-name="Tabella6.A2" office:value-type="string">
            <text:p text:style-name="P143"><text:span text:style-name="T60">0000</text:span>1111</text:p>
          </table:table-cell>
          <table:covered-table-cell table:style-name="Tabella6.A1"/>
          <table:table-cell table:style-name="Tabella6.D2" office:value-type="string">
            <text:p text:style-name="Table_20_Contents"><text:span text:style-name="T60">1111</text:span>000<text:span text:style-name="T59">0</text:span> </text:p>
          </table:table-cell>
        </table:table-row>
        <table:table-row>
          <table:table-cell table:style-name="Tabella6.A2" office:value-type="string">
            <text:p text:style-name="P142">Risultato</text:p>
          </table:table-cell>
          <table:table-cell table:style-name="Tabella6.A2" office:value-type="string">
            <text:p text:style-name="Table_20_Contents"><text:span text:style-name="T60">0000</text:span>0110</text:p>
          </table:table-cell>
          <table:covered-table-cell table:style-name="Tabella6.A1"/>
          <table:table-cell table:style-name="Tabella6.D2" office:value-type="string">
            <text:p text:style-name="Table_20_Contents"><text:span text:style-name="T60">1111</text:span>01<text:span text:style-name="T59">1</text:span>0</text:p>
          </table:table-cell>
        </table:table-row>
      </table:table>
      <text:p text:style-name="P141"/>
      <text:p text:style-name="P144">Lo shift (scorrimento) sposta i bit di una sequenza a destra o a sinistra lasciando invariato l’ordine immettendo bit a valore 0 nelle posizioni lasciate vuote e perdendo i bit che escono dalla sequenza.</text:p>
      <text:p text:style-name="P145">Lo shift a sinistra viene usato per moltiplicare per potenze di 2 il valore (se in notazione pesata), lo shift a destra divide invece il valore rappresentato, perdendo la parte fratta (i bit persi devono essere 0, altrimenti cambia il valore del numero rappresentato). E’ analogo in decimale moltiplicando o dividendo per 10, in questo caso essendo la base 2 si divide o moltiplica per 2.</text:p>
      <text:p text:style-name="P145">Tali operazioni di shift sono molto più rapide di operazioni aritmetiche effettuate dall’ALU.</text:p>
      <text:h text:style-name="Heading_20_2" text:outline-level="2"><text:bookmark-start text:name="__RefHeading___Toc3609_648367460"/>Assembly MIPS: le istruzioni AND, OR, SLL, SRL<text:bookmark-end text:name="__RefHeading___Toc3609_648367460"/></text:h>
      <text:p text:style-name="P145">In tutti i linguaggi di programmazione le regole formali definiscono in maniera univoca le azioni che l’hardware deve svolgere. Nell’Assembly MIPS si usano le seguenti strutture base:</text:p>
      <text:list text:style-name="L22">
        <text:list-item>
          <text:p text:style-name="P146">Simboli inglesi e numeri in notazione <text:span text:style-name="T61">decimale.</text:span></text:p>
        </text:list-item>
        <text:list-item>
          <text:p text:style-name="P146">Una singola istruzione a riga fatta da codice operativo (tipo <text:span text:style-name="T61">istruzione</text:span> e <text:span text:style-name="T62">indirizzamento dei dati</text:span>)</text:p>
        </text:list-item>
        <text:list-item>
          <text:p text:style-name="P147">Commenti, partono appena l’assembler trova il simbolo “#”, se si vogliono commentare più righe è necessario fare iniziare ogni riga con “#”.</text:p>
        </text:list-item>
      </text:list>
      <text:p text:style-name="P148">Le istruzioni assembly AND/OR effettuano gli operatori logici bit a bit su due registri del processore scrivendo il risultato dell’operazione su un terzo registro indicato a livello di istruzione (usando gli indirizzi). AND <text:span text:style-name="T61">(“&amp;”)</text:span> e OR <text:span text:style-name="T61">(“|”)</text:span> sono analoghi, cambia solo il codice di “funct”. </text:p>
      <text:p text:style-name="P149">Sono istruzioni di tipo R con indirizzamento tramite registro, identico ad add/sub.</text:p>
      <text:p text:style-name="P150">Assembly:</text:p>
      <text:p text:style-name="P150">and $t0, $s1, $s2 <text:tab/><text:tab/># And bit a bit effettuato su $s1 e $s2, <text:span text:style-name="T63">il risultato </text:span>va in $t0, <text:span text:style-name="T63">$s1 e $s2 sono </text:span><text:span text:style-name="T64">immutati</text:span></text:p>
      <text:p text:style-name="P150">C/C++:</text:p>
      <text:p text:style-name="P150">a = b &amp; c;<text:tab/><text:tab/>//a=$t0 , b=$s1 , c=$s2</text:p>
      <text:p text:style-name="P151"/>
      <text:p text:style-name="P151"><text:soft-page-break/></text:p>
      <text:p text:style-name="P151"/>
      <text:p text:style-name="P151">Le istruzioni di shift hanno codice operativo “sll” (shift left logical) o a destra “srl” (shift right logical), usano un solo operando (in un registro). I bit che escono dalla sequenza sono persi e le posizioni lasciate vuote sono valorizzate a 0.</text:p>
      <text:p text:style-name="P152">Assembly:</text:p>
      <text:p text:style-name="P152">sll $t1, $s0, 3<text:tab/><text:tab/># shift a sinistra di tre posizioni di $s0, risultato in $t1. $s0 <text:span text:style-name="T64">è immutato</text:span>. 3 spostamenti.</text:p>
      <text:p text:style-name="P152">C/C++:</text:p>
      <text:p text:style-name="P152">a = b &lt;&lt; 3<text:tab/><text:tab/># a=$t1, b=$s0</text:p>
      <text:p text:style-name="P153">Effettuando 3 spostamenti si moltiplica per 8 = 2<text:span text:style-name="T33">3</text:span><text:span text:style-name="T31">. </text:span><text:span text:style-name="T65">Lo shift a destra segue le medesime regole, </text:span><text:span text:style-name="T66">dividendo</text:span><text:span text:style-name="T65">. </text:span><text:span text:style-name="T66">Molto più rapido lo shift rispetto a moltiplicare/dividere per 2 tramite ALU.</text:span></text:p>
      <text:h text:style-name="Heading_20_2" text:outline-level="2"><text:bookmark-start text:name="__RefHeading___Toc3611_648367460"/>Assembly MIPS: le istruzioni AND, OR, SLL, SRL<text:bookmark-end text:name="__RefHeading___Toc3611_648367460"/></text:h>
      <text:p text:style-name="P154">Anche “ssl” e “srl” sono istruzioni di <text:span text:style-name="T2">formato Tipo R</text:span> (come “AND” e “OR”) ed usano l'indirizzamento tramite registro, come tutte le istruzioni aritmetico/logiche (il campo “op” è tutto a 0)</text:p>
      <table:table table:name="Tabella7" table:style-name="Tabella7">
        <table:table-column table:style-name="Tabella7.A" table:number-columns-repeated="3"/>
        <table:table-row>
          <table:table-cell table:style-name="Tabella7.A1" office:value-type="string">
            <text:p text:style-name="P155">Funzione</text:p>
          </table:table-cell>
          <table:table-cell table:style-name="Tabella7.A1" office:value-type="string">
            <text:p text:style-name="P155">Campo funct in decimale</text:p>
          </table:table-cell>
          <table:table-cell table:style-name="Tabella7.C1" office:value-type="string">
            <text:p text:style-name="P155">Campo funct in binario</text:p>
          </table:table-cell>
        </table:table-row>
        <table:table-row>
          <table:table-cell table:style-name="Tabella7.A2" office:value-type="string">
            <text:p text:style-name="P156">sll</text:p>
          </table:table-cell>
          <table:table-cell table:style-name="Tabella7.A2" office:value-type="string">
            <text:p text:style-name="P156">0</text:p>
          </table:table-cell>
          <table:table-cell table:style-name="Tabella7.C2" office:value-type="string">
            <text:p text:style-name="P155"><text:span text:style-name="T67">0</text:span>00000</text:p>
          </table:table-cell>
        </table:table-row>
        <table:table-row>
          <table:table-cell table:style-name="Tabella7.A2" office:value-type="string">
            <text:p text:style-name="P156">srl</text:p>
          </table:table-cell>
          <table:table-cell table:style-name="Tabella7.A2" office:value-type="string">
            <text:p text:style-name="P156">2</text:p>
          </table:table-cell>
          <table:table-cell table:style-name="Tabella7.C2" office:value-type="string">
            <text:p text:style-name="P155"><text:span text:style-name="T67">0</text:span>000<text:span text:style-name="T67">0</text:span>1</text:p>
          </table:table-cell>
        </table:table-row>
      </table:table>
      <text:p text:style-name="P157"/>
      <text:p text:style-name="P154">Il campo “rs” (il primo registro da indicare, subito dopo “op”, bit 6-10) non viene utilizzato, per questo motivo è riempito con una serie di 5 bit a 0 (cioè il registro $zero che è in lettura). In questo caso il campo “shamt” deve contenere il numero di bit da “shiftare”, è un numero positivo, e essendo composto da <text:s/>5 bit può spostare praticamente tutti i bit, in quanto effettuando uno spostamento di 32 posizioni imposterà il registro con un numero contenente tutti i bit a 0 (sia per “sll” che per “srl”).</text:p>
      <text:p text:style-name="P154">La traduzione in linguaggio macchina contiene lo spostamento del registro destinazione come ultimo anziché come primo registro della istruzione assembly:</text:p>
      <text:p text:style-name="P158">ssl $t0, $s1, 7<text:tab/><text:tab/># $t0 destinazione, $s1 registro su cui spostare I bit, 7 I bit da spostare. $s1 resta invariato</text:p>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row>
          <table:table-cell table:style-name="Tabella8.A1" office:value-type="string">
            <text:p text:style-name="P159">Op 0 / 000000</text:p>
          </table:table-cell>
          <table:table-cell table:style-name="Tabella8.A1" office:value-type="string">
            <text:p text:style-name="P159">Rs 0 / 00000</text:p>
          </table:table-cell>
          <table:table-cell table:style-name="Tabella8.A1" office:value-type="string">
            <text:p text:style-name="P159">Rt 17 / 10001 <text:span text:style-name="T68">(s1)</text:span></text:p>
          </table:table-cell>
          <table:table-cell table:style-name="Tabella8.A1" office:value-type="string">
            <text:p text:style-name="P159">Rd 8 / 01000 <text:span text:style-name="T68">($t0)</text:span></text:p>
          </table:table-cell>
          <table:table-cell table:style-name="Tabella8.A1" office:value-type="string">
            <text:p text:style-name="P159">Shamt 7 / 00111 <text:span text:style-name="T68">(sll)</text:span></text:p>
          </table:table-cell>
          <table:table-cell table:style-name="Tabella8.F1" office:value-type="string">
            <text:p text:style-name="P159">000000</text:p>
          </table:table-cell>
        </table:table-row>
      </table:table>
      <text:p text:style-name="Hint"><text:line-break/><text:span text:style-name="T67">Formato Tipo R usano </text:span><text:span text:style-name="T69">solo</text:span><text:span text:style-name="T67"> il tipo di indirizzamento tramite registro, tutti i campi sono popolati dall’indirizzo dei registri dei processori che hanno l’informazione.</text:span></text:p>
      <text:p text:style-name="P160">Ricordare che Formato tipo R e indirizzamentro tramite registro sono cose diverse</text:p>
      <text:h text:style-name="Heading_20_1" text:outline-level="1"><text:bookmark-start text:name="__RefHeading___Toc3613_648367460"/><text:span text:style-name="T67">F</text:span>ormato di Tipo I per addi e Indirizzamento immediat<text:span text:style-name="T67">o</text:span><text:bookmark-end text:name="__RefHeading___Toc3613_648367460"/></text:h>
      <text:h text:style-name="Heading_20_2" text:outline-level="2"><text:bookmark-start text:name="__RefHeading___Toc3615_648367460"/>Il Formato di Tipo I e le relative Modalità di Indirizzament<text:span text:style-name="T67">o</text:span><text:bookmark-end text:name="__RefHeading___Toc3615_648367460"/></text:h>
      <text:p text:style-name="P154">Formato I (Immediate), quindi immediato. Un operando è un numero intero in notazione a 2 <text:soft-page-break/>direttamente nella istruzione macchina, esplicitato nella istruzione stessa.</text:p>
      <text:p text:style-name="P154">Il campo immediato viene utilizzato in vari tipi di indirizzamento nel formato I (<text:a xlink:type="simple" xlink:href="#8.1.1.Formati e modalità di indirizzamento nelle istruzioni del MIPS|outline" text:style-name="Internet_20_link" text:visited-style-name="Visited_20_Internet_20_Link">rivedere</text:a>).</text:p>
      <text:p text:style-name="P161">Come in tutte le istruzioni Assembly MIPS i primi sei bit sono relativi al <text:span text:style-name="T22">Codice Operativo</text:span><text:span text:style-name="T23">, la macchina con questo campo distingue il formato e la modalità di indirizzamento.</text:span></text:p>
      <text:p text:style-name="P161"><text:span text:style-name="T23">Successivamente sono presenti due indirizzi relativi a registri del processore, i restanti </text:span><text:span text:style-name="T70">16 bit</text:span><text:span text:style-name="T23"> (32-6-5-5 = 16) sono disponibili per l’operando immediato (in complemento a 2).</text:span></text:p>
      <text:p text:style-name="P161"><text:span text:style-name="T23">Tutti i calcoli relativi all’operando immediato sono eseguiti dall’ALU, ma essa lavora SOLO con dati a 32 bit (non 16) e di conseguenza prima di essere inviati a tale unità i dati sono </text:span><text:a xlink:type="simple" xlink:href="#7.4.Regola per l’estensione del segno|outline" text:style-name="Internet_20_link" text:visited-style-name="Visited_20_Internet_20_Link"><text:span text:style-name="T23">estesi di segno</text:span></text:a><text:span text:style-name="T23"> per aumentarne la lunghezza a 32 bit. </text:span><text:span text:style-name="T71">Il campo immediato contiene valori che vanno da un minimo di -2</text:span><text:span text:style-name="T72">16-1</text:span><text:span text:style-name="T73"> a un massimo di 2</text:span><text:span text:style-name="T72">16-1</text:span><text:span text:style-name="T73">-1 [-2</text:span><text:span text:style-name="T72">15</text:span><text:span text:style-name="T73">; 2</text:span><text:span text:style-name="T72">15</text:span><text:span text:style-name="T73">-1].</text:span></text:p>
      <table:table table:name="Tabella9" table:style-name="Tabella9">
        <table:table-column table:style-name="Tabella9.A" table:number-columns-repeated="3"/>
        <table:table-column table:style-name="Tabella9.D"/>
        <table:table-row>
          <table:table-cell table:style-name="Tabella9.A1" office:value-type="string">
            <text:p text:style-name="P162">Op - 6 bit</text:p>
          </table:table-cell>
          <table:table-cell table:style-name="Tabella9.A1" office:value-type="string">
            <text:p text:style-name="P162">Rs – registro CPU 5 bit</text:p>
          </table:table-cell>
          <table:table-cell table:style-name="Tabella9.A1" office:value-type="string">
            <text:p text:style-name="P162">Rt – registro CPU 5 bit</text:p>
          </table:table-cell>
          <table:table-cell table:style-name="Tabella9.D1" office:value-type="string">
            <text:p text:style-name="P162">Intero immediato – 16 bit</text:p>
          </table:table-cell>
        </table:table-row>
      </table:table>
      <text:p text:style-name="P163"><text:line-break/>La modalità di indirizzamento stabilisce regole per determinare gli indirizzi dei registri da utilizzare per eseguire l’operazione mediante il contenuto dei campi della istruzione</text:p>
      <text:p text:style-name="P164">Di seguito le varie modalità di indirizzamento (stesso formato quindi ordine e lunghezza dei campi) delle istruzioni I:</text:p>
      <text:list text:style-name="L23">
        <text:list-item>
          <text:p text:style-name="P165"><text:span text:style-name="T2">Indirizzamento immediato</text:span>: numero immediato, fornisce un operando tramite registro CPU e il secondo è il numero in complemento a 2 presente nella istruzione (istr. aritmetico/logiche).</text:p>
        </text:list-item>
        <text:list-item>
          <text:p text:style-name="P165"><text:span text:style-name="T2">Indirizzamento tramite base e offset (spiazzamento)</text:span>: il numero immediato è utilizzato per leggere o scrivere un dato dalla memoria centrale (trasferimento dati)</text:p>
        </text:list-item>
        <text:list-item>
          <text:p text:style-name="P165"><text:span text:style-name="T2">Indirizzamento relativo al Contatore di Programma (Program Counter)</text:span>: numero immediato utilizzato per calcolare l’istruzione a cui saltare per proseguire con l’esecuzione, salto condizionato.</text:p>
        </text:list-item>
      </text:list>
      <text:p text:style-name="P163">Tutte le istruzioni hanno il medesimo formato ma vengono utilizzate da funzioni molto diverse.<text:span text:style-name="T74"> Stesso formato, diversa istruzione, medesima codifica immediata. </text:span></text:p>
      <text:h text:style-name="Heading_20_2" text:outline-level="2"><text:bookmark-start text:name="__RefHeading___Toc3617_648367460"/>L’Indirizzamento immediat<text:span text:style-name="T74">o</text:span><text:bookmark-end text:name="__RefHeading___Toc3617_648367460"/></text:h>
      <text:p text:style-name="P166">Nelle istruzioni Formato I un operando è il campo a 16 bit dell’istruzione, i due registri forniscono l’altro operando e il registro di destinazione.</text:p>
      <text:h text:style-name="Heading_20_2" text:outline-level="2"><text:bookmark-start text:name="__RefHeading___Toc3619_648367460"/>Formato di Tipo I e Indirizzamento Immediato per istruzione addi<text:bookmark-end text:name="__RefHeading___Toc3619_648367460"/></text:h>
      <text:p text:style-name="P166">L’istruzione MIPS “addi” (add immediate) è realizzata con istruzioni di Tipo I e indirizzamento immediato.</text:p>
      <text:p text:style-name="P166">Il codice operativo (“op”) è il valore decimale 8 e fornisce alla CPU il formato e le informazioni di indirizzamento.</text:p>
      <text:p text:style-name="P167">Assembly</text:p>
      <text:p text:style-name="P167">addi $t1, $s7, -13<text:tab/><text:tab/># $t1 è la destinazione, $s7 è il primo operando, -13 è il secondo operando. $s7 resta immutato</text:p>
      <text:p text:style-name="P167">C/C++</text:p>
      <text:p text:style-name="P167">a = b + (-13)<text:tab/><text:tab/>// a = $t1, b = $s7</text:p>
      <text:p text:style-name="P168"><text:soft-page-break/>Come nelle istruzioni in formato R destinazione e operando a livello macchina sono invertiti, l’istruzione sopra diventa</text:p>
      <table:table table:name="Tabella10" table:style-name="Tabella10">
        <table:table-column table:style-name="Tabella10.A"/>
        <table:table-column table:style-name="Tabella10.B"/>
        <table:table-column table:style-name="Tabella10.C"/>
        <table:table-column table:style-name="Tabella10.D"/>
        <table:table-row>
          <table:table-cell table:style-name="Tabella10.A1" office:value-type="string">
            <text:p text:style-name="P169">Op - <text:s/>8 / 001000</text:p>
          </table:table-cell>
          <table:table-cell table:style-name="Tabella10.A1" office:value-type="string">
            <text:p text:style-name="P169">$s7 - 23 / 10111</text:p>
          </table:table-cell>
          <table:table-cell table:style-name="Tabella10.A1" office:value-type="string">
            <text:p text:style-name="P169">$t1 - 9 / 01001</text:p>
          </table:table-cell>
          <table:table-cell table:style-name="Tabella10.D1" office:value-type="string">
            <text:p text:style-name="P169">Immediato -13 / 1111111111110011</text:p>
          </table:table-cell>
        </table:table-row>
      </table:table>
      <text:p text:style-name="P168">In linguaggio macchina è </text:p>
      <text:p text:style-name="Code">00100010111010011111111111110011</text:p>
      <text:h text:style-name="Heading_20_1" text:outline-level="1"><text:bookmark-start text:name="__RefHeading___Toc3621_648367460"/><text:span text:style-name="T75">I</text:span>struzioni lw e sw Assembly MIPS e Indirizzamento tramite Base e Offset<text:bookmark-end text:name="__RefHeading___Toc3621_648367460"/></text:h>
      <text:h text:style-name="Heading_20_2" text:outline-level="2"><text:bookmark-start text:name="__RefHeading___Toc3623_648367460"/><text:s/>La memoria principale della architettura MIPS<text:bookmark-end text:name="__RefHeading___Toc3623_648367460"/></text:h>
      <text:p text:style-name="P170">Sia i dati che le istruzioni sono salvate in sequenze binarie, salvate in un dispositivo di memorizzazione (memoria centrale tipicamente).</text:p>
      <text:p text:style-name="P170">Ogni sequenza binaria salvabile è costituita da una <text:span text:style-name="T2">locazione</text:span> detta <text:span text:style-name="T2">registro</text:span><text:span text:style-name="T32">. I registri hanno due modalità di accesso: in lettura dove la sequenza è prelevata senza modifiche al registro, in scrittura dove la sequenza viene sostituita perdendo la vecchia sequenza.</text:span></text:p>
      <text:p text:style-name="P171">I blocchi di registri sono più registri posti sequenzialmente. La memoria principale è un blocco di registri diverso dai registri in CPU collegata tramite BUS, viene usato per salvare dati e programmi.</text:p>
      <text:p text:style-name="P171">La velocità di accesso ai registri è molto diversa rispetto ai registri interni alla CPU.</text:p>
      <text:p text:style-name="P171">Ogni locazione ha una lunghezza definita ed è associata ad un un indirizzo, se non abbiamo l’indirizzo non è possibile accedere al dato, è come non averlo. Gli indirizzi sono tanti quante le locazioni.</text:p>
      <text:p text:style-name="P171">Gli indirizzi partono da 0 fino ad arrivare ad N-1, <text:span text:style-name="T76">ogni cella ha un suo indirizzo numerico</text:span>.</text:p>
      <text:p text:style-name="P171">Ricordare:</text:p>
      <text:list text:style-name="L24">
        <text:list-item>
          <text:p text:style-name="P172">1 cifra è detta bit, binary digit.</text:p>
        </text:list-item>
      </text:list>
      <text:list text:style-name="L25">
        <text:list-item>
          <text:p text:style-name="P173">8 cifre binarie sono dette Byte, sinteticamente B</text:p>
        </text:list-item>
        <text:list-item>
          <text:p text:style-name="P173">32 cifre binarie sono dette parola, word. 4 Byte. 32 bit.</text:p>
        </text:list-item>
      </text:list>
      <text:p text:style-name="P171"/>
      <text:p text:style-name="Hint">I processori MIPS hanno registri nella memoria principale di lunghezza fissata di 1 byte, quindi ogni registro memorizza 8bit. <text:span text:style-name="T76">Di conseguenza 8 bit è la quantità minima di informazione che può essere letta e scritta.</text:span></text:p>
      <text:p text:style-name="P174">Essendo i registri di 32 bit (word) per rappresentare un registro/istruzione/dato sono utilizzati 4 locazioni di memoria consecutive.</text:p>
      <text:p text:style-name="P175"/>
      <text:p text:style-name="P175"><text:span text:style-name="T77">D</text:span><text:span text:style-name="T32">ato che la lunghezza massima di un numero dipende dalla lunghezza dei bit della sequenza e i registri CPU sono limitati a 32 bit si ha che gli indirizzi massimi indicizzabili sul MIPS sono 2</text:span><text:span text:style-name="T78">32</text:span><text:span text:style-name="T79"> (scelta progettuale della architettura).</text:span></text:p>
      <text:p text:style-name="P176">Le misure di grandezza della memoria, essendo indirizzate con indirizzi binari, devono essere potenze del 2.</text:p>
      <text:p text:style-name="P174">Essendo ogni istruzione/dato lungo 32 bit, nel processore MIPS, si ha a disposizione circa 1 Giga di parole (1 miliardo).</text:p>
      <text:h text:style-name="Heading_20_2" text:outline-level="2"><text:bookmark-start text:name="__RefHeading___Toc3625_648367460"/><text:soft-page-break/><text:s/>Istruzione Assembly MIPS Load Word<text:bookmark-end text:name="__RefHeading___Toc3625_648367460"/></text:h>
      <text:p text:style-name="P177">La memoria principale è un blocco di locazioni simile ad i registri in CPU, ma di dimensioni maggiori e molto più lenta. I registri in CPU sono limitati, ma necessari ad alcuni tipi di operazioni. Le istruzioni di trasferimento leggono o scrivono su/dalla memoria.</text:p>
      <text:p text:style-name="P177">Negli applicativi di grosse dimensioni le variabili sono portati in memoria principale per liberare i registri in CPU e lette al momento dell’utilizzo. I compilatori cercano di usare al massimo i registri disponibili.</text:p>
      <text:p text:style-name="P177">Le istruzioni di lettura/scrittura dalla memoria richiedono a minimo l’utilizzo di una singola locazione di memoria, quindi un Byte (8bit). Il numero di locazioni aumenta in base alla lunghezza delle strutture, <text:s/>come le 4 necessarie per la word (uso più comune), utilizzata per i numeri.</text:p>
      <text:p text:style-name="P177">Solitamente le celle di memoria utilizzate sono consecutive, aumentando la velocità di accesso.</text:p>
      <text:p text:style-name="P178">Istruzione load word <text:span text:style-name="T80">(in assembly “lw”)</text:span></text:p>
      <text:p text:style-name="P179">Indirizzamentro tramite Base ed Offset</text:p>
      <text:p text:style-name="P177">Legge la memoria e scrive in un registro della CPU, la parte di memoria letta resta immutata. In questo caso si accede a 4 locazioni consecutive</text:p>
      <text:p text:style-name="P180">lw $t1, 80($s0)<text:tab/><text:tab/><text:span text:style-name="T81">#$t1 è il registro CPU di destinazione, 80 è l’offset, $s0 è il registro CPU con indirizzo Base</text:span></text:p>
      <text:p text:style-name="P181">Sintattica:</text:p>
      <text:list text:style-name="L26">
        <text:list-item>
          <text:p text:style-name="P182">“lw” - è il codice operativo (“op” o “opcode”)</text:p>
        </text:list-item>
        <text:list-item>
          <text:p text:style-name="P183">“<text:span text:style-name="T82">$</text:span><text:span text:style-name="T83">t1 </text:span>” - registro di destinazione, verrà scritto il dato letto dalla memoria centrale</text:p>
        </text:list-item>
        <text:list-item>
          <text:p text:style-name="P183"><text:span text:style-name="T84">“80” - </text:span><text:span text:style-name="T2">numero intero di offset (spiazzamento)</text:span>. Indica di quante posizioni è necessario spostarsi dal registro di base</text:p>
        </text:list-item>
        <text:list-item>
          <text:p text:style-name="P183"><text:span text:style-name="T84">“$s0” - </text:span><text:span text:style-name="T2">Registro </text:span><text:span text:style-name="T19">Base</text:span><text:span text:style-name="T81"> </text:span>in cui è salvato come l’indirizzo in memoria centrale.</text:p>
        </text:list-item>
      </text:list>
      <text:p text:style-name="P184">L’indirizzo da leggere in memoria centrale è ricavato dalla <text:span text:style-name="T2">somma tra indirizzo di base e l’offset</text:span>.</text:p>
      <text:h text:style-name="Heading_20_2" text:outline-level="2"><text:bookmark-start text:name="__RefHeading___Toc3627_648367460"/><text:s/>Indirizzamento tramite Base e Offset per lw<text:bookmark-end text:name="__RefHeading___Toc3627_648367460"/></text:h>
      <text:p text:style-name="P185">L’indirizzamento tramite Base e Offset usato da load word e store word calcola l’indirizzo a 32 bit della memoria centrale tramite:</text:p>
      <text:p text:style-name="Information">Indirizzo di Memoria = contenuto del Registro Base + Offset</text:p>
      <text:p text:style-name="P186">Nelle istruzioni “lw” e “sw” l’offset è una costante a 16 bit inserita dentro l’istruzione. La base è un indirizzo specifico dato che lungo 32 bit e può puntare a qualsiasi locazione di memoria.</text:p>
      <text:p text:style-name="P187">Anche se si devono leggere 4 locazioni basta fornire l’indirizzo al primo byte della parola, gli altri sono letti automaticamente concatenando le sequenze dei vari Byte.</text:p>
      <text:p text:style-name="P187">L’indirizzo di base non viene modificato da “lw” e “sw”.</text:p>
      <text:p text:style-name="P187">Ci sono due possibili modi per creare il dato concatenando le sequenze delle varie locazioni, dal byte a sinistra riempiendo verso destra la sequenza con le locazioni successive o viceversa:</text:p>
      <text:list text:style-name="L27">
        <text:list-item>
          <text:p text:style-name="P188">Big-endian (big end) usano il byte indicato in memoria come la parte più significativa (a destra) procedendo al caricamento dei byte meno significativi leggendo le celle successive in memoria</text:p>
        </text:list-item>
        <text:list-item>
          <text:p text:style-name="P188">Little-endian (little end) usano i byte indicato in memoria come la parte meno significativa procedendo a caricare le parti più significative avanzando le celle in memoria.</text:p>
        </text:list-item>
      </text:list>
      <text:p text:style-name="Hint">Il MIPS è Big-endian, <text:span text:style-name="T85">parte dalla cifra più significativa (vedere pag</text:span><text:span text:style-name="T86">ina</text:span><text:span text:style-name="T85"> 171)</text:span></text:p>
      <text:h text:style-name="P189" text:outline-level="2"><text:bookmark-start text:name="__RefHeading___Toc3629_648367460"/><text:soft-page-break/><text:s/>Istruzione Assembly MIPS Store Word<text:bookmark-end text:name="__RefHeading___Toc3629_648367460"/></text:h>
      <text:p text:style-name="P190">Effettua l’inverso di load word, legge da un registro in CPU e lo porta in memoria. Il registro è immutato dopo l’operazione,i dati in memoria principale vengono sovrascritti.</text:p>
      <text:p text:style-name="P191">sw $t1, 60($s0)<text:tab/><text:tab/>#$t1 è la sorgente dei dati, 60 è l’offset, $s0 è il registro base che punta alla locazione in RAM</text:p>
      <text:p text:style-name="P192">Utilizza indirizzamento tramite base e offset anche store word “sw”.</text:p>
      <text:p text:style-name="Hint">L'operazione di spostamento di una variabile da un registro alla Memoria è denominata register</text:p>
      <text:p text:style-name="Hint">spilling (versamento dei registri), mentre l'operazione inversa di spostamento di una variabile dalla</text:p>
      <text:p text:style-name="Hint">Memoria a un registro è detta register filling (riempimento dei registri)</text:p>
      <text:h text:style-name="Heading_20_2" text:outline-level="2"><text:bookmark-start text:name="__RefHeading___Toc3631_648367460"/><text:s/>Indirizzamento tramite Base e Offset per sw<text:bookmark-end text:name="__RefHeading___Toc3631_648367460"/></text:h>
      <text:p text:style-name="P190">Analogo alla store word, la memoria è scritta anziché letta. I registri restano immutati, cambia la RAM.</text:p>
      <text:p text:style-name="P193">In linguaggi ad alto livello si usano i puntatori per accedere alla memoria centrale. L’assembly è molto complesso dato che permette l’accesso diretto al programmatore. Il Java nasconde totalmente l’accesso in memoria diretto al programmatore astraendo il concetto di puntatore (impliciti).</text:p>
      <text:h text:style-name="Heading_20_1" text:outline-level="1"><text:bookmark-start text:name="__RefHeading___Toc3633_648367460"/><text:span text:style-name="T87">F</text:span>ormato di Tipo I per lw e sw e gestione del Tipo di dato Arra<text:span text:style-name="T87">y</text:span><text:bookmark-end text:name="__RefHeading___Toc3633_648367460"/></text:h>
      <text:h text:style-name="Heading_20_2" text:outline-level="2"><text:bookmark-start text:name="__RefHeading___Toc3635_648367460"/>Formato di tipo <text:span text:style-name="T88">I</text:span> e indirizzamento tramite base e offset per lw e sw<text:bookmark-end text:name="__RefHeading___Toc3635_648367460"/></text:h>
      <text:p text:style-name="P194">Le istruzioni “lw” e “sw” sono istruzioni i Tipo I con <text:span text:style-name="T2">indirizzamento tramite base offset</text:span>.</text:p>
      <text:p text:style-name="P194">Il codice operativo per lw è il decimale 35 (100011) ed indica alla macchina sia il tipo che l’indirizzamento. Nella traduzione il campo destinazione è l’ultimo indirizzo al contrario della istruzione Assembly (come nelle istruzioni R).</text:p>
      <text:p text:style-name="Code">lw $t1, 7 ($s0)<text:tab/><text:tab/><text:span text:style-name="T89">#destinazione $t1, $s0 base, 7 offset</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195">Op - <text:s/>35 / 100011</text:p>
          </table:table-cell>
          <table:table-cell table:style-name="Tabella11.A1" office:value-type="string">
            <text:p text:style-name="P195">Rs $s0 - <text:span text:style-name="T90">16 / 10000</text:span></text:p>
          </table:table-cell>
          <table:table-cell table:style-name="Tabella11.A1" office:value-type="string">
            <text:p text:style-name="P196">Rt $t1 - 9 / 01001</text:p>
          </table:table-cell>
          <table:table-cell table:style-name="Tabella11.D1" office:value-type="string">
            <text:p text:style-name="P196">Immediato 7 / 0000000000000111</text:p>
          </table:table-cell>
        </table:table-row>
      </table:table>
      <text:p text:style-name="Text_20_body"/>
      <text:p text:style-name="P197">Istruzione Store Word “sw”</text:p>
      <text:p text:style-name="P198">Anche la store è di tipo I con indirizzamento tramite base e offset. Il codice operativo è il decimale 43 ( 101011).</text:p>
      <text:p text:style-name="P199">Durante la “lw” e la “sw” il campo immediato viene esteso di segno, portandolo da 16 a 32 bit e inviato all’ALU per ottenere l’indirizzo di accesso completo della memoria principale. <text:span text:style-name="T91">Basta indicare la prima locazione di memoria dove è salvato il dato, le altre saranno lette automaticamente (big-endian).</text:span></text:p>
      <text:h text:style-name="Heading_20_2" text:outline-level="2"><text:bookmark-start text:name="__RefHeading___Toc3637_648367460"/>Gestione del Tipo di dato Array<text:bookmark-end text:name="__RefHeading___Toc3637_648367460"/></text:h>
      <text:p text:style-name="P200">I linguaggi ad alto livello presentano il tipo di dato Array, strutturato e complesso rispetto ad un dato primitivo. E’ una lista di elementi in spazi contigui di memoria dove ogni elemento è accessibile tramite un indice (parte dall’elemento 0 fino a N-1 dove N è la lunghezza dell’array).</text:p>
      <text:p text:style-name="P200">Un array è identificato da un nome e contiene elementi dello stesso dipo, la dimensione è il numero <text:soft-page-break/>massimo di elementi che può contenere.</text:p>
      <text:p text:style-name="P201">C++ / Array</text:p>
      <text:p text:style-name="P201">int A[10];<text:tab/><text:tab/>// si crea un array chiamato “A” di elementi interi</text:p>
      <text:p text:style-name="P201">A[0] - A[1] - A[2] - A[3] - A[4] - <text:s/>A[5] - <text:s/>A[6] - <text:s/>A[7] - <text:s/>A[8] - <text:s/>A[9]<text:tab/><text:tab/>NON esiste l’elemento A[10]</text:p>
      <text:p text:style-name="P200">Se si prova ad accedere ad A[10] si otterrà un “Array out of bound” e si sta accedendo a locazioni non destinate agli elementi dell’array. Alcuni linguaggi (Java) controllano gli indici evitando tale errore.</text:p>
      <text:p text:style-name="P200">Inizializzando un array si occupa uno spazio di memoria che dipende dal tipo degli elementi e dalla lunghezza dell’array (“dimensioneSingoloElemento” x “lunghezzaArray”).</text:p>
      <text:p text:style-name="P202">In assembly la gestione di un <text:span text:style-name="T92">array implica l’uso di “lw” e “sw”, si assume che il primo Byte del primo elemento è l’indirizzo base da dove parte l’Array e l’Offset è utilizzato per gestire l’indice.</text:span></text:p>
      <text:p text:style-name="P203">Prendendo come riferimento un Array di interi di 10 elementi, dove un intero è composto da 32 bit, quindi 4 locazioni di memoria consecutive possiamo calcolare l’indice A[k] riferendoci ad A[0] come <text:span text:style-name="T2">indirizzo base dell’Array</text:span> e aggiungendo un offset pari a “4 x K” per accedere alla prima locazione di memoria dell’elemento K. L’indirizzo base è <text:span text:style-name="T2">fondamentale</text:span> per la gestione dell’Array.</text:p>
      <text:p text:style-name="P203">In linguaggi come il C sono presenti i puntatori, se si perde il puntatore viene perso anche l’array.</text:p>
      <text:p text:style-name="P204">In Java gli array si gestiscono tramite riferimenti, le parentesi hanno una priorità maggiore rispetto agli altri operatori del linguaggio. Sono implementati anche controlli automatici per gli “out of bound”</text:p>
      <text:h text:style-name="Heading_20_1" text:outline-level="1"><text:bookmark-start text:name="__RefHeading___Toc3639_648367460"/><text:span text:style-name="T92">I</text:span>struzioni di salto condizionato su uguaglianza e disuguaglianza<text:bookmark-end text:name="__RefHeading___Toc3639_648367460"/></text:h>
      <text:h text:style-name="Heading_20_2" text:outline-level="2"><text:bookmark-start text:name="__RefHeading___Toc3641_648367460"/>Istruzioni Assembly MIPS beq e bne<text:bookmark-end text:name="__RefHeading___Toc3641_648367460"/></text:h>
      <text:p text:style-name="P205">Utilizzate per cambiare il flusso di esecuzione di un programma, cambia la sequenza delle operazioni, può essere condizionato (se è verificata una condizione) o incondizionato (sempre eseguito).</text:p>
      <text:p text:style-name="P205">Tutti i linguaggi prevedono una forma di istruzioni di salto tralasciando quindi parti del codice o ripetendone altre. I salti hanno la necessità di sapere a quale istruzione saltare, cioè l’istruzione che dovrà essere eseguita. Tramite le <text:span text:style-name="T2">etichette</text:span> è possibile identificare univocamente l’istruzione e riferirci all’indirizzo di memoria dove è salvata.</text:p>
      <text:p text:style-name="P205">Il Program Counter (“PC”) vine automaticamente modificato impostando l’istruzione successiva nel caso l’istruzione non sia di salto, altrimenti viene impostato l’indirizzo della parola di memoria che ha l’istruzione desiderata (essendo delle word sono 4 locazioni di memoria non una, puntare alla istruzione successiva significa che il PC diventa PC+4).</text:p>
      <text:p text:style-name="P205">Nel MIPS sono presenti due istruzioni per il salto condizionato che operano confrontando due registri del processore. “beq” (branch equal) salta se il contenuto è il medesimo, “bne” (branch not equal) salta se il contenuto è diverso.</text:p>
      <text:p text:style-name="P205">L’istruzione di salto NON cambia la memoria o i registri, cambia solo il PC, se la condizione non è verificata si esegue l’istruzione successiva.</text:p>
      <text:p text:style-name="P206">beq $t0, $t5, nome_etichetta<text:tab/><text:tab/># beq codice operativo, $t0-$t5 registri da confrontare, istruzione a cui saltare</text:p>
      <text:p text:style-name="P206">addi $s3, $s3,1</text:p>
      <text:p text:style-name="P206"><text:soft-page-break/>nome_etichetta: sw $s3, 0($s1)</text:p>
      <text:p text:style-name="P207">L’operazione confronta i 32 bit dei due registri, se il valore è il medesimo si esegue un salto alla istruzione identificata da “nome_etichetta”. L’istruzione “bne segue le medesime regole”.</text:p>
      <text:p text:style-name="P207">Le etichette vanno inserite solo per le istruzioni a cui si vuole saltare, nel caso sopra se la condizione è verificata si salta alla istruzione “sw” senza eseguire l’istruzione di somma.</text:p>
      <text:h text:style-name="Heading_20_2" text:outline-level="2"><text:bookmark-start text:name="__RefHeading___Toc3643_648367460"/>Formato di Tipo I per beq e bn<text:span text:style-name="T93">e</text:span><text:bookmark-end text:name="__RefHeading___Toc3643_648367460"/></text:h>
      <text:p text:style-name="P208">Non esiste una trasposizione in linguaggio macchina della “Etichetta” usata in Assembly per sapere a quale operazione saltare, bisogna fornire l’indirizzo in memoria. L’indirizzo viene costruito utilizzando le informazioni disponibili nella istruzione di branch, tali istruzioni sono di <text:span text:style-name="T2">formato tipo I</text:span><text:span text:style-name="T32"> e utilizzano l’</text:span><text:span text:style-name="T2">indirizzamento relativo al Program Counter</text:span>.</text:p>
      <text:p text:style-name="P208">Il codice operativo per “beq” è 4 (000100), i due registri da confrontare sono in “rs” e “rt”, le istruzioni da saltare sono scritti in notazione a 2 nel campo immediato. È possibile fornire un numero positivo o negativo di istruzioni da saltare rispetto alla istruzione “beq”.</text:p>
      <text:p text:style-name="P208">Nella traduzione in linguaggio macchina non è necessario invertire i due operandi.</text:p>
      <text:p text:style-name="P209">Beq $t0, $t5, num_incremento</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10">op - 4 / 00100</text:p>
          </table:table-cell>
          <table:table-cell table:style-name="Tabella12.A1" office:value-type="string">
            <text:p text:style-name="P210">rs $t0 - 8 / 01000</text:p>
          </table:table-cell>
          <table:table-cell table:style-name="Tabella12.A1" office:value-type="string">
            <text:p text:style-name="P210">rt $t5 – 13 / 01101</text:p>
          </table:table-cell>
          <table:table-cell table:style-name="Tabella12.D1" office:value-type="string">
            <text:p text:style-name="P210">Immediato – num istr. da saltare</text:p>
          </table:table-cell>
        </table:table-row>
      </table:table>
      <text:p text:style-name="P211">Il numero delle istruzioni da saltare è compilato dall’Assembler durante la traduzione, ricerca la etichetta e ne calcola il numero di istruzioni di distanza.</text:p>
      <text:p text:style-name="P212">RICORDARE! Quando si esegue una istruzione il PC punta alla successiva, nell’esempio di codice sopra durante la valutazione di “beq” il registro PC punta alla istruzione “addi”. L’assembler tiene conto di ciò sapendo che il PC punta già all’istruzione successiva.</text:p>
      <text:p text:style-name="P211">L’istruzione “bne” ha codice operativo 5 (000101), con regole analoghe.</text:p>
      <text:h text:style-name="P213" text:outline-level="2"><text:bookmark-start text:name="__RefHeading___Toc3645_648367460"/>Indirizzamento relativo al Program Counter per beq e bne<text:bookmark-end text:name="__RefHeading___Toc3645_648367460"/></text:h>
      <text:p text:style-name="P211">Le istruzioni di salto condizionato calcolano l’indirizzo base al valore contenuto nel PC addizionando il valore contenuto nella parte immediata della istruzione. L’addizione è fatta dall’ALU dopo che il campo immediato è stato esteso a 32 bit. L’ampiezza del salto va da -2<text:span text:style-name="T33">16-</text:span><text:span text:style-name="T31">1 fino a 2</text:span><text:span text:style-name="T33">16-1</text:span><text:span text:style-name="T31">-1 </text:span><text:span text:style-name="T94">[</text:span><text:span text:style-name="T31">-2</text:span><text:span text:style-name="T33">15</text:span><text:span text:style-name="T31">; 2</text:span><text:span text:style-name="T33">15</text:span><text:span text:style-name="T31">-1</text:span><text:span text:style-name="T94">].</text:span></text:p>
      <text:p text:style-name="P214">Dato che ogni istruzione è lunga 4 Byte il valore contenuto nel campo immediato viene moltiplicato per 4 dopo essere stato esteso, viene fatto in automatico dall’hardware (shift a sinistra di 2 posizioni).</text:p>
      <text:p text:style-name="P215">L’indirizzamento è simile a quello di base e offset, nel caso di salto l’offset è quello presente nel PC.</text:p>
      <text:p text:style-name="P215">Indirizzo dell’istruzione a cui saltare = Program Counter + 4 x campo immediato esteso a 32 bit.</text:p>
      <text:h text:style-name="Heading_20_1" text:outline-level="1"><text:bookmark-start text:name="__RefHeading___Toc3647_648367460"/>Istruzione di salto incondizionato<text:bookmark-end text:name="__RefHeading___Toc3647_648367460"/></text:h>
      <text:h text:style-name="Heading_20_2" text:outline-level="2"><text:bookmark-start text:name="__RefHeading___Toc3649_648367460"/>Istruzione Assembly MIPS j<text:bookmark-end text:name="__RefHeading___Toc3649_648367460"/></text:h>
      <text:p text:style-name="P216">L’istruzione di salto incondizionato è fatto con codice operativo “j” (“jump”).</text:p>
      <text:p text:style-name="P216">Non ha nessun operando ma solo l’etichetta (posta PRIMA della istruzione desiderata) a cui saltare in maniera incondizionata. Come nel caso precedente l’etichetta è un identificatore univoco di una istruzione, il salto NON modifica alcun valore nei registri in CPU eccetto quello del PC.</text:p>
      <text:p text:style-name="P217"><text:soft-page-break/>j nome_etichetta</text:p>
      <text:p text:style-name="P216">Questo tipo di istruzione necessita istruzioni di controlli effettuate precedente dell’istruzione per non bloccare l’esecuzione del programma.</text:p>
      <text:h text:style-name="Heading_20_2" text:outline-level="2"><text:bookmark-start text:name="__RefHeading___Toc3651_648367460"/>Formato di Tipo J per j<text:bookmark-end text:name="__RefHeading___Toc3651_648367460"/></text:h>
      <text:p text:style-name="P218">Le istruzioni sono lunghe 32 bit e salvate nella memoria principale. Quando si effettua un salto è necessario fornire la locazione della istruzione che vogliamo raggiungere.</text:p>
      <text:p text:style-name="P218">L’istruzione “j” utilizza il <text:span text:style-name="T2">formato tipo j</text:span><text:span text:style-name="T32">, questo tipo di istruzione dedica il massimo spazio disponibile per identificare l’indirizzo a cui saltare, </text:span><text:span text:style-name="T95">oltre i 6 bit del codice operativo è presente un altro campo da 26 bit per fornire parte dell’indirizzo.</text:span></text:p>
      <table:table table:name="Tabella13" table:style-name="Tabella13">
        <table:table-column table:style-name="Tabella13.A"/>
        <table:table-column table:style-name="Tabella13.B"/>
        <table:table-row>
          <table:table-cell table:style-name="Tabella13.A1" office:value-type="string">
            <text:p text:style-name="P219">op - 6 bit</text:p>
          </table:table-cell>
          <table:table-cell table:style-name="Tabella13.B1" office:value-type="string">
            <text:p text:style-name="P219">Indirizzo di salto incompleto – 26 bit</text:p>
          </table:table-cell>
        </table:table-row>
      </table:table>
      <text:p text:style-name="P220"><text:span text:style-name="T32">Il codice operativo è dato dal valore decimale 2 (000010), l’altro indica 26 dei 32 bit della istruzione. I 6 bit mancanti dell’indirizzo vengono calcolati automaticamente dall’hardware a livello circuitale tramite l’</text:span><text:span text:style-name="T2">indirizzamento pseudodiretto</text:span><text:span text:style-name="T32">, nella istruzione viene fornita la parte essenziale dell’indirizzo.</text:span></text:p>
      <text:h text:style-name="Heading_20_2" text:outline-level="2"><text:bookmark-start text:name="__RefHeading___Toc3653_648367460"/>Indirizzamento pseudodiretto per “<text:span text:style-name="T96">j”</text:span><text:bookmark-end text:name="__RefHeading___Toc3653_648367460"/></text:h>
      <text:p text:style-name="P221">Indirizzamento pseudodiretto</text:p>
      <text:p text:style-name="P222">I 26 bit dell’indirizzo indicano solo la parte principale, i 6 bit restanti non indicati sono ottenuti tramite:</text:p>
      <text:list text:style-name="L28">
        <text:list-item>
          <text:p text:style-name="P223">I quattro bit più significativi del Program Counter</text:p>
        </text:list-item>
        <text:list-item>
          <text:p text:style-name="P223">I 26 bit del campo indirizzo, indicato nella istruzione in formato “J”.</text:p>
        </text:list-item>
        <text:list-item>
          <text:p text:style-name="P223">Due bit 00 nelle posizioni meno significative. Si usa la proprietà della notazione posizionale pesata, i multipli di 4 terminano con due 0 finali. La memoria principale ha blocchi di 8 bit, quindi ne servono 4 per ottenere l’istruzione.</text:p>
        </text:list-item>
      </text:list>
      <text:p text:style-name="P222">I 4 bit più significativi sono quelli che cambiano meno durante l’esecuzione del programma. Fissando i 4 bit si ottiene che i 28 bit indicano 2<text:span text:style-name="T33">28</text:span><text:span text:style-name="T31"> = 256 Mega Byte (2</text:span><text:span text:style-name="T33">8</text:span><text:span text:style-name="T31"> x 2</text:span><text:span text:style-name="T33">20</text:span><text:span text:style-name="T31">). In 256 MegaByte è possibile salvare 64 Mega di parole o di istruzioni.</text:span></text:p>
      <text:p text:style-name="P222">Se il programma può essere memorizzato in tale spazio i primi 4 bit di indirizzamento non cambiano, è quindi possibile leggerli dal PC.</text:p>
      <text:p text:style-name="P222">I primi 4 bit formano un segmento di memoria chiamato <text:span text:style-name="T2">pagina di memoria</text:span>.</text:p>
      <text:p text:style-name="P222"/>
      <text:p text:style-name="P220"><text:span text:style-name="T32"/></text:p>
      <text:h text:style-name="P224" text:outline-level="1"><text:bookmark-start text:name="__RefHeading___Toc3655_648367460"/><text:span text:style-name="T97">T</text:span>raduzione in Assembly MIPS della istruzione if-else e dei cicli for e whil<text:span text:style-name="T97">e</text:span><text:bookmark-end text:name="__RefHeading___Toc3655_648367460"/></text:h>
      <text:h text:style-name="P225" text:outline-level="2"><text:bookmark-start text:name="__RefHeading___Toc3657_648367460"/>Traduzione dell’istruzione if-else<text:bookmark-end text:name="__RefHeading___Toc3657_648367460"/></text:h>
      <text:p text:style-name="P226">Sono implementazione di controlli per evitare che pezzi di codice non facciano terminare l’esecuzione.</text:p>
      <text:p text:style-name="P226">La condizione “if-else” permette di eseguire due insiemi di istruzioni alternative in base ad una espressione logica. <text:span text:style-name="T98">In assembly tale condizione deve essere ricreata tramite controlli e salti condizionati e non.</text:span></text:p>
      <text:p text:style-name="P227"><text:soft-page-break/>int test, a, b, f;</text:p>
      <text:p text:style-name="P227">if ( test == 0 ) { <text:tab/><text:tab/>//salta a ELSE se test == 0 è falsa</text:p>
      <text:p text:style-name="P227"><text:tab/>f = a ;</text:p>
      <text:p text:style-name="P227">}</text:p>
      <text:p text:style-name="P227">else {</text:p>
      <text:p text:style-name="P227"><text:tab/>f = b ;</text:p>
      <text:p text:style-name="P227">}</text:p>
      <text:p text:style-name="P227">test = ab ;</text:p>
      <text:p text:style-name="P228">In Assembly:</text:p>
      <text:p text:style-name="P229">test = $t5<text:tab/> a = $t1<text:tab/><text:tab/>b = $t2 <text:tab/><text:tab/>f = $s0</text:p>
      <text:p text:style-name="P230">bne $t5, $zero, ELSE <text:tab/># salta a ELSE, se test == 0 è falsa <text:span text:style-name="T98">(se $t5 è 0 si continua dalla ists. successiva)</text:span>, se test != 0 è vera</text:p>
      <text:p text:style-name="P230">addi $s0, $t1, 0 <text:tab/><text:tab/># f = a</text:p>
      <text:p text:style-name="P230">j END_IF <text:tab/><text:tab/># esce da if-else</text:p>
      <text:p text:style-name="P230">ELSE: addi $s0, $t2, 0 <text:tab/># f = b</text:p>
      <text:p text:style-name="P230">END_IF: sub $t5, $t1, $t2 # test = ab</text:p>
      <text:p text:style-name="P228">Viene utilizzato l’operatore non uguale a zero per mantenere la stessa struttura e ordine delle istruzioni in C. Logicamente si salta se è diverso da zero, come nel nostro caso, altrimenti si prosegue con la esecuzione</text:p>
      <text:p text:style-name="P231">Importante l’istruzione “j END_IF” altrimenti dopo l’if sarebbe stato eseguito anche l’else, in questo modo dopo avere eseguito il blocco dell’if si riprende dopo il blocco istruzioni dell’else.</text:p>
      <text:h text:style-name="P225" text:outline-level="2"><text:bookmark-start text:name="__RefHeading___Toc3659_648367460"/>Traduzione del ciclo fo<text:span text:style-name="T98">r</text:span><text:bookmark-end text:name="__RefHeading___Toc3659_648367460"/></text:h>
      <text:p text:style-name="P228">Si ripete una esecuzione fino a che la condizione risulta vera. Il for ripete un blocco di istruzioni per un numero fissato di volte. <text:span text:style-name="T99">Solitamente una variabile di controllo conta il numero di ripetizioni, ogni esecuzione si incrementa la variabile. Ogni ciclo si verifica la condizione fino a che non risulta falsa.</text:span></text:p>
      <text:p text:style-name="P232">Se la condizione è falsa il ciclo termina senza eseguire nemmeno una volta le istruzioni, andando alla istruzione successiva. Il ciclo può portare ad una esecuzione infinita <text:span text:style-name="T100">se la condizione è sempre vera.</text:span></text:p>
      <text:p text:style-name="P232"/>
      <text:p text:style-name="P232"/>
      <text:p text:style-name="P230"><text:span text:style-name="T100">i</text:span>nt somma, k, Max ;</text:p>
      <text:p text:style-name="P230">Max = 5 ;</text:p>
      <text:p text:style-name="P230">for ( k = 0 ; k != Max ; k = k+1 ) {<text:tab/><text:tab/>//uscita dal ciclo for se k != Max è falsa</text:p>
      <text:p text:style-name="P230"><text:tab/>somma = somma + k ;</text:p>
      <text:p text:style-name="P230">}</text:p>
      <text:p text:style-name="P230">Max = 0 </text:p>
      <text:p text:style-name="P230"/>
      <text:p text:style-name="P230"><text:soft-page-break/>- - <text:span text:style-name="T100">In Assembly - -</text:span></text:p>
      <text:p text:style-name="P229">somma = $s1<text:tab/>k = $t0<text:tab/><text:tab/>Max = $t5</text:p>
      <text:p text:style-name="P229"/>
      <text:p text:style-name="P229">addi $t5, $zero, 5 <text:tab/><text:tab/># Max = 5</text:p>
      <text:p text:style-name="P229">add $t0, $zero, $zero <text:tab/><text:tab/># k = 0 inizializzazione</text:p>
      <text:p text:style-name="P229">FOR: beq $t0, $t5, END_FOR <text:tab/># uscita dal ciclo for se k != Max è falsa, se k == Max è vera</text:p>
      <text:p text:style-name="P229">add $s1, $s1, $t0 <text:tab/><text:tab/><text:tab/># somma = somma + k</text:p>
      <text:p text:style-name="P229">addi $t0, $t0, 1 <text:tab/><text:tab/><text:tab/># k = k+1 incremento</text:p>
      <text:p text:style-name="P229">j FOR <text:tab/><text:tab/><text:tab/><text:tab/># ripete il ciclo for</text:p>
      <text:p text:style-name="P229">END_FOR: add $t5, $zero, $zero <text:tab/># Max = 0</text:p>
      <text:p text:style-name="P233">Come nella condizione “if-else” la condizione del salto è invertita per mantenere lo stesso ordine.</text:p>
      <text:p text:style-name="P234">Da notare che la inizializzazione di “k” a 0 è fatta fuori dal ciclo.</text:p>
      <text:h text:style-name="P225" text:outline-level="2"><text:bookmark-start text:name="__RefHeading___Toc3661_648367460"/>Traduzione del ciclo whil<text:span text:style-name="T101">e</text:span><text:bookmark-end text:name="__RefHeading___Toc3661_648367460"/></text:h>
      <text:p text:style-name="P234">Il while cicla fino a che una condizione risulta vera, <text:span text:style-name="T102">se tale condizione è falsa si salta il blocco di codice senza eseguirlo. A differenza del for non è indicato il numero di volte per cui ciclare, come nel caso precedente è possibile incorrere in un ciclo infinito se la condizione risulta sempre vera.</text:span></text:p>
      <text:p text:style-name="P230">conta = 0 ;</text:p>
      <text:p text:style-name="P230">while ( val != 0 ) {<text:tab/><text:tab/>//uscita dal ciclo while se val != 0 è falsa</text:p>
      <text:p text:style-name="P230"><text:tab/>val = val &gt;&gt;1 ; <text:tab/><text:tab/>// <text:span text:style-name="T102">la condizione divide per due, al massimo dopo 32 iterazioni si avranno tutti bit a 0</text:span></text:p>
      <text:p text:style-name="P230"><text:tab/>conta = conta + 1 ;</text:p>
      <text:p text:style-name="P230">}</text:p>
      <text:p text:style-name="P230">val = 7 ;</text:p>
      <text:p text:style-name="P235"/>
      <text:p text:style-name="P235">- - Assembly - -</text:p>
      <text:p text:style-name="P235">val = $s1<text:tab/>conta = $t0</text:p>
      <text:p text:style-name="P235">add $t0, $zero, $zero <text:tab/><text:tab/><text:tab/># conta = 0</text:p>
      <text:p text:style-name="P235">WHILE: beq $s1, $zero, END_WHILE <text:tab/>#uscita dal ciclo while, se val != 0 è falsa e si cicla, se val == 0 è vera si esce</text:p>
      <text:p text:style-name="P235">srl $s1, $s1, 1 <text:tab/><text:tab/><text:tab/><text:tab/># val = val &gt;&gt;1</text:p>
      <text:p text:style-name="P235">addi $t0, $t0, 1 <text:tab/><text:tab/><text:tab/><text:tab/># conta = conta + 1</text:p>
      <text:p text:style-name="P235">j WHILE <text:tab/><text:tab/><text:tab/><text:tab/># ripete il ciclo while</text:p>
      <text:p text:style-name="P235">END_WHILE : addi $<text:span text:style-name="T103">s1</text:span>, $zero, 7 <text:tab/><text:tab/># val = 7</text:p>
      <text:p text:style-name="P236">Equivalente al while, senza inizializzazione. La condizione di termine è invertita come nel “for”.</text:p>
      <text:h text:style-name="P224" text:outline-level="1"><text:bookmark-start text:name="__RefHeading___Toc3663_648367460"/><text:soft-page-break/><text:span text:style-name="T104">G</text:span>estione della chiamata di procedura con le istruzioni jal e jr<text:bookmark-end text:name="__RefHeading___Toc3663_648367460"/></text:h>
      <text:h text:style-name="P225" text:outline-level="2"><text:bookmark-start text:name="__RefHeading___Toc3665_648367460"/>La chiamata di procedura<text:bookmark-end text:name="__RefHeading___Toc3665_648367460"/></text:h>
      <text:p text:style-name="P237">Le procedure sono programmi con compiti specifici, compilati separatamente e disponibili per essere chiamate dal programma principale. Riutilizzo del codice, paradigma procedurale+.</text:p>
      <text:p text:style-name="P237">Le procedure sono funzioni se restituiscono valori, sono identificate da un nome e la lista di parametri.</text:p>
      <text:p text:style-name="P237">Il programma principale e la procedura comunicano attraverso la lista dei parametri, al termine la procedura può restituire valori e riprende l’esecuzione dal punto in cui è avvenuta la chiamata. Essendo salvati in parti dell’eseguibile diverse il passaggio dal programma alla procedura avviene tramite un salto, quindi modificando il registro PC. Al termine si torna all’indirizzo successivo della chiamata nel programma principale (indirizzo di ritorno), è necessario anche considerare un sistema per il recupero degli eventuali risultati. Per fare tutto ciò esistono opportune istruzioni.</text:p>
      <text:h text:style-name="P225" text:outline-level="2"><text:bookmark-start text:name="__RefHeading___Toc3667_648367460"/>Le istruzioni Assembly MIPS jal e j<text:span text:style-name="T105">r</text:span><text:bookmark-end text:name="__RefHeading___Toc3667_648367460"/></text:h>
      <text:p text:style-name="P238">Per la procedura sono necessari: parametri, valori di ritorno, registro di ritorno. Per fare tutto ciò sono riservati opportuni registri del processore:</text:p>
      <text:list text:style-name="L29">
        <text:list-item>
          <text:p text:style-name="P239">da $a0 a $a3 sono 4 registri predisposti per i parametri della procedura. <text:span text:style-name="T106">In cui impostare i valori prima della chiamata a procedura.</text:span></text:p>
        </text:list-item>
        <text:list-item>
          <text:p text:style-name="P239">$v0 e $v1 sono registri per i due valori di ritorno, <text:span text:style-name="T106">da impostare al termine della procedura.</text:span></text:p>
        </text:list-item>
        <text:list-item>
          <text:p text:style-name="P239">$ra indirizzo di ritorno a cui andare al termine della chiamata a procedurale</text:p>
        </text:list-item>
      </text:list>
      <text:p text:style-name="P240">Per le chiamate a procedura in assmebly è disponibile l’istruzione di salto “jal” (Jump And Link). Tale istruzione imposta il program counter (Jump) e salva in $ra il registro di riorno (Link), cioè l’istruzione successiva alla chiamata a procedura. Il registro $ra consente di continuare l’esecuzione da dove era interrotta.</text:p>
      <text:p text:style-name="P240">La procedura per terminare l’esecuzione e restituire il controllo alla procedura utilizza l’istruzione “jr” (Jump Register) che effettua il ritorno al programma chiamante. Il registro contiene già i 32 bit dell’indirizzo di memoria, non è necessario l’indirizzamento pseudodiretto. Vedere pag. 141.</text:p>
      <text:p text:style-name="Code">-- <text:span text:style-name="T106">Programma principale --</text:span></text:p>
      <text:p text:style-name="P241">add $a0, $t0, $zero<text:tab/><text:tab/>#si imposta un parametro per la procedura</text:p>
      <text:p text:style-name="P241">jal nome_procedura<text:tab/><text:tab/>#si invoca la procedura</text:p>
      <text:p text:style-name="P241">-- Procedura --</text:p>
      <text:p text:style-name="P241">add $v0, $s1, $zero<text:tab/><text:tab/>#valore di ritorno della procedura</text:p>
      <text:p text:style-name="P241">jr $ra<text:tab/><text:tab/><text:tab/><text:tab/>#si torna alla esecuzione del programma principale</text:p>
      <text:h text:style-name="Heading_20_2" text:outline-level="2"><text:bookmark-start text:name="__RefHeading___Toc3669_648367460"/>Annidamento di chiamate di procedura e call stac<text:span text:style-name="T107">k</text:span><text:bookmark-end text:name="__RefHeading___Toc3669_648367460"/></text:h>
      <text:p text:style-name="P242">Le procedure possono chiamare altre procedure oppure se stesse (ricorsiva) durante l’esecuzione.</text:p>
      <text:p text:style-name="P242">Tali procedure sono quindi annidate fino ad arrivare alla procedura foglia che non chiama altre procedure. Quando si effettua una procedura la chiamante resta in attesa del termine della figlia, ovviamente non è possibile utilizzare i registri $a.</text:p>
      <text:p text:style-name="P242"><text:soft-page-break/>è necessario gestire uno stack (pila) contenente la lista dei vari parametri passati alle funzioni rispettando l’ordine di chiamata (LIFO). L’ultimo elemento inserito sarà il primo la cui procedra terminerà l’esecuzione e quindi anche il primo ad essere estratto.</text:p>
      <text:p text:style-name="P242">Lo stack sono gestiti tramite “push” (inserito un nuovo elemento), e “pop” (si preleva l’ultimo elemento).</text:p>
      <text:p text:style-name="P242">La <text:span text:style-name="T2">call stack</text:span> è una struttura che salva le informazioni delle chiamate di procedura attive <text:span text:style-name="T108">(indirizzo di ritorno, parametri, etc..)</text:span>, cioè quelle non terminate. Le informazioni della singola esecuzione è chiamato “<text:span text:style-name="T2">frame</text:span>” della procedura. Ad ogni chiamata si genera un nuovo frame inserito in testa allo stack, <text:span text:style-name="T108">al termine della procedura foglia la procedura cancellerà il relativo frame.</text:span></text:p>
      <text:p text:style-name="P243">La call-stack è associato ad ogni programma ed occupa uno spazio limitato di memoria riservato all’avvio, se il programma effettua chiamate infinite si esaurirà lo spazio in stack generando il “call stack overflow”. I linguaggi ad alto livello gestiscono la stack-call automaticamente, in assembly deve essere fatto dal programmatore in base anche dal sistema operativo, oppure effettuato dal traduttore.</text:p>
      <text:h text:style-name="Heading_20_2" text:outline-level="2"><text:bookmark-start text:name="__RefHeading___Toc3671_648367460"/>Formato e Modalità di Indirizzamento di <text:span text:style-name="T108">jal</text:span><text:bookmark-end text:name="__RefHeading___Toc3671_648367460"/></text:h>
      <text:p text:style-name="P243"><text:a xlink:type="simple" xlink:href="#14.3.Indirizzamento pseudodiretto per “j”|outline" text:style-name="Internet_20_link" text:visited-style-name="Visited_20_Internet_20_Link">Indirizzamento pseudodiretto.</text:a></text:p>
      <text:h text:style-name="Heading_20_2" text:outline-level="2"><text:bookmark-start text:name="__RefHeading___Toc3673_648367460"/>Formato e Modalità di Indirizzamento di jr<text:bookmark-end text:name="__RefHeading___Toc3673_648367460"/></text:h>
      <text:p text:style-name="P244">Utilizzata per leggere il valore del registro e scriverlo nel PC, per riprendere l’esecuzione dalla istruzione successiva alla chiamata a procedura.</text:p>
      <text:p text:style-name="P245">Il “Jump Register” utilizza il <text:span text:style-name="T109">Formato di tipo R</text:span><text:span text:style-name="T3"> e </text:span><text:span text:style-name="T109">indirizzamento tramite registro</text:span>.</text:p>
      <text:p text:style-name="P245">Il campo “op” è formato da 6 bit a 0, l’operazione in “funct” è data dal valore decimale 8 (001000) ed è necessario impostare valorizzato solo il primo campo registri “rs” con l’indirizzo del registro da cui leggere il valore <text:span text:style-name="T110">dell’indirizzo</text:span>, normalmente è “$ra” cioè l’indirizzo 31. <text:span text:style-name="T110">Tutti gli altri campi sono valorizzati a 0.</text:span></text:p>
      <text:h text:style-name="Heading_20_1" text:outline-level="1"><text:bookmark-start text:name="__RefHeading___Toc3675_648367460"/>Istruzioni di confronto e interi unsigned<text:bookmark-end text:name="__RefHeading___Toc3675_648367460"/></text:h>
      <text:h text:style-name="Heading_20_2" text:outline-level="2"><text:bookmark-start text:name="__RefHeading___Toc3677_648367460"/>Istruzione Assembly MIPS slt<text:bookmark-end text:name="__RefHeading___Toc3677_648367460"/></text:h>
      <text:p text:style-name="P246">Nei linguaggi ad alto livello esistono molti operandi per il controllo del flusso, la istruzione “slt” (“Set on Less Then”) si va ad aggiungere alle “beq” e “bne”. Permette di confrontare in base alla relazione d’ordine del minore due registri (imposta ad 1 se minore), utilizzando un registro aggiuntivo per memorizzarne il risultato. <text:span text:style-name="T3">Non effettua automaticamente nessun salto</text:span><text:span text:style-name="T4">, </text:span><text:span text:style-name="T111">tale confronto è fatto dall’ALU.</text:span></text:p>
      <text:p text:style-name="P247">slt $s0, $t1, $t2<text:tab/><text:tab/><text:tab/># pone in $s0 <text:span text:style-name="T22">vero </text:span><text:span text:style-name="T23">(1) </text:span>se $t1&lt;$t2, altrimenti <text:span text:style-name="T22">false</text:span><text:span text:style-name="T23"> (0) in $s0</text:span></text:p>
      <text:p text:style-name="P248">I due registri confrontati restano immutati, viene modificato solo il registro destinazione.</text:p>
      <text:p text:style-name="P248"><text:span text:style-name="T3">SI EFFETTUA IL CONFRONTO SU VALORI IN COMPLEMENTO A 2, CIOÈ CON SEGNO</text:span>.</text:p>
      <text:p text:style-name="P248">È una istruzione formato tipo R con indirizzamento tramite registro, il campo “op operation code” è formato da 6 bit a 0, il campo “funct” è impostato dal valore decimale 42 (101010).</text:p>
      <text:p text:style-name="P248">L’ordine dei registri degli operandi è il medesimo tra Assembly e codice macchina, quello di destinazione invece è invertito nell’ultimo indirizzo nel linguaggio macchina. Esempi pag. 263.</text:p>
      <text:h text:style-name="P249" text:outline-level="2"><text:bookmark-start text:name="__RefHeading___Toc3679_648367460"/><text:soft-page-break/>Tipo di dato unsigned<text:bookmark-end text:name="__RefHeading___Toc3679_648367460"/></text:h>
      <text:p text:style-name="P248">Per la gestione di alcuni dati (soprattutto puntatori) si ricorre a numeri senza segno (“unsigned”), sono rappresentati in notazione posizionale pesata invece che complemento a 2.</text:p>
      <text:list text:style-name="L30">
        <text:list-item>
          <text:p text:style-name="P250">Notazione in complemento a 2:[ -2<text:span text:style-name="T33">n-1 </text:span><text:span text:style-name="T31">; 2</text:span><text:span text:style-name="T33">n-1</text:span><text:span text:style-name="T31">-1 </text:span>]</text:p>
        </text:list-item>
        <text:list-item>
          <text:p text:style-name="P250">Notazione posizionale pesata:[ 0, 2<text:span text:style-name="T33">n</text:span><text:span text:style-name="T31">-1 </text:span>]</text:p>
        </text:list-item>
      </text:list>
      <text:p text:style-name="P248">Per N=8 si ha: in complemento a 2 [-128, 127 ]; in notazione pesata [ 0, 255 ].</text:p>
      <text:p text:style-name="P248">In Assembly è possibile gestire i dati unsigned aggiungendo il suffisso “u” alla istruzione. Le istruzioni conservano il formato e l’indirizzamento delle controparti con segno.</text:p>
      <text:p text:style-name="P248">In MIPS si utilizzano tutti e 32 i bit del registro durante l’esecuzione delle operazioni.</text:p>
      <text:h text:style-name="Heading_20_2" text:outline-level="2"><text:bookmark-start text:name="__RefHeading___Toc3681_648367460"/>Istruzioni aritmetiche con operandi unsigned addu e subu<text:bookmark-end text:name="__RefHeading___Toc3681_648367460"/></text:h>
      <text:p text:style-name="Code">addu $s0, $t1, $t2</text:p>
      <text:p text:style-name="Code">subu $s0, $t1, $t2</text:p>
      <text:p text:style-name="P251">Il controllo dell’overflow è diverso in quanto NON vale il check sul valore degli ulltimi due riporti calcolati usata in notazione a complemento a 2</text:p>
      <text:p text:style-name="P252">AND, OR, e tutte le operazioni logiche sono fatte senza segno, ma direttamente sui singoli bit.</text:p>
      <text:h text:style-name="Heading_20_2" text:outline-level="2"><text:bookmark-start text:name="__RefHeading___Toc3683_648367460"/>Istruzione di confronto tra operandi unsigned sltu<text:bookmark-end text:name="__RefHeading___Toc3683_648367460"/></text:h>
      <text:p text:style-name="Code">sltu $s0, $t1, $t2</text:p>
      <text:p text:style-name="P253">Cambia solo il campo “funct” della istruzione passando al valore 43 (101011). La notazione in complemento a 2 utilizza l’ultimo bit come valore negativo, di conseguenza saranno minori di tutti i valori che hanno il valore dell’ultimo bit a 0. Utilizzando “sltu” la cosa si inverte in quanto si passa alla notazione pesata (“unsigned”).</text:p>
      <text:h text:style-name="Heading_20_1" text:outline-level="1"><text:bookmark-start text:name="__RefHeading___Toc3685_648367460"/>Operandi immediati e costanti a 32 bit<text:bookmark-end text:name="__RefHeading___Toc3685_648367460"/></text:h>
      <text:h text:style-name="Heading_20_2" text:outline-level="2"><text:bookmark-start text:name="__RefHeading___Toc3687_648367460"/>Istruzione di confronto con operando immediato slti<text:bookmark-end text:name="__RefHeading___Toc3687_648367460"/></text:h>
      <text:p text:style-name="Text_20_body">Controllo di esecuzione, controllo di un numero <text:span text:style-name="T112">costante</text:span> espresso direttamente in espressione.</text:p>
      <text:p text:style-name="P254">Oltre al confronto tra registri esiste la versione di confronto immediato. Stesse regole di “addi”, l’operazione è “<text:span text:style-name="T2">slti</text:span>”, confronta un registro e un valore costante. <text:span text:style-name="T2">Formato I</text:span><text:span text:style-name="T32">, indirizzamento </text:span><text:span text:style-name="T2">immediato</text:span>.</text:p>
      <text:p text:style-name="Code">slti $t1, $s7, -13<text:tab/><text:tab/><text:span text:style-name="T113">#$t1 è il risultato, true se $s7 &lt; -13, false altrimenti</text:span></text:p>
      <text:p text:style-name="P254">Il codice operativo è rappresentato dal valore 10 (001010). In linguaggio macchina il registro di destinazione è il secondo (inversione). Il campo immediato è di 16 bit in complemento a 2.</text:p>
      <text:p text:style-name="P254">L’ALU effettua il controllo, di conseguenza il campo a 16 bit è esteso a 32.</text:p>
      <text:h text:style-name="Heading_20_2" text:outline-level="2"><text:bookmark-start text:name="__RefHeading___Toc3689_648367460"/>Istruzioni logiche con operando immediato andi e ori<text:bookmark-end text:name="__RefHeading___Toc3689_648367460"/></text:h>
      <text:p text:style-name="P254">Sono operatori che lavorano bit a bit, NON su numeri, non esiste la controparte “unsigned”. In entrambi i casi i 16bit non specificati sono automaticamente completati con 0, <text:span text:style-name="T3">non viene esteso il </text:span><text:soft-page-break/><text:span text:style-name="T3">segno</text:span>. Sono Istruzioni con formato tipo I e indirizzamento immediato. “<text:span text:style-name="T68">andi” ha codice operativo 12 e “ori” ha codice “13”.</text:span></text:p>
      <text:h text:style-name="Heading_20_2" text:outline-level="2"><text:bookmark-start text:name="__RefHeading___Toc3691_648367460"/>Costanti a 32 bit<text:bookmark-end text:name="__RefHeading___Toc3691_648367460"/></text:h>
      <text:p text:style-name="P255">Dato che i registri e le istruzioni sono entrambi di lunghezza prefissata a 32 bit si è limitati a costanti a 16 bit (lunghezza del campo immediato). Per gestire costanti maggiori di 16 bit si ricorre a tecniche di combinazione delle istruzioni disponibili, suddividendo il numero in due sotto sequenze da 16 bit ed utilizzando la funzione di shift:</text:p>
      <text:p text:style-name="P256">Confronto con costante 65539 = 35536 + 3</text:p>
      <text:p text:style-name="P256">ori $s0, $zero, 1<text:tab/><text:tab/># pone il valore 1 nel registro $s0 (parte alta)</text:p>
      <text:p text:style-name="P256">sll $s0, $s0, 16<text:tab/><text:tab/><text:tab/># shift di $s0 di 16 posizioni a sinistra (shift della parte alta)</text:p>
      <text:p text:style-name="P256">ori $s0, $s0, 3<text:tab/><text:tab/><text:tab/># OR bit a bit tra il contenuto di $s0 e il valore 3 (parte bassa)</text:p>
      <text:p text:style-name="P257">Siamo riusciti a scrivere una costante in $s0 senza passare dalla memoria centrale.</text:p>
      <text:h text:style-name="Heading_20_1" text:outline-level="1"><text:bookmark-start text:name="__RefHeading___Toc3693_648367460"/>Codifica dei caratteri e Tipi di dato carattere e stringa<text:bookmark-end text:name="__RefHeading___Toc3693_648367460"/></text:h>
      <text:h text:style-name="Heading_20_2" text:outline-level="2"><text:bookmark-start text:name="__RefHeading___Toc3695_648367460"/>Codifica ASCII per i caratteri<text:bookmark-end text:name="__RefHeading___Toc3695_648367460"/></text:h>
      <text:p text:style-name="P258">I testi alfanumerici sono rappresentati in vari modi all’interno della macchina:</text:p>
      <text:p text:style-name="P258">ASCII (American Standard Code for Information Interchange) del 1968 utilizza sequenze di 7bit. Ad ogni simbolo è associato un numero tra 0 e 127, i codici da 23 a 126 sono stampabili (95 codici), gli altri sono usati per formattare o come simboli di controllo. Importante la sequenza di 7 bit a 0 (“Null” oppure “\0”) usata nel C per indicare il carattere di fine stringa. I caratteri non stampabili sono rappresentati con una barra e una lettera/numero associato al carattere.</text:p>
      <text:p text:style-name="P258">La codifica ASCII è molto limitata e per questo è stata creato “Extended ASCII” a 8 bit per carattere, include l’asci normale inserendo il bit più significativo con 0. Sono state aggiunti caratteri accentati e altri simboli.</text:p>
      <text:p text:style-name="P258">Rimangono ancora fuori altri simboli non basati sull’alfabeto greco/latino come i caratteri cinesi o giapponesi.</text:p>
      <text:h text:style-name="Heading_20_2" text:outline-level="2"><text:bookmark-start text:name="__RefHeading___Toc3697_648367460"/>Codifica Unicode per i caratteri<text:bookmark-end text:name="__RefHeading___Toc3697_648367460"/></text:h>
      <text:p text:style-name="P258">L’Unicode Consortium è il formato internazionale per gestire i testi in lingue diverse. Sono previste varie codifiche a 8-16-32 bit (UTF-8, UTF-16, UTF-32 UTF = Unicode Transformation Format).</text:p>
      <text:p text:style-name="P258">La codifica ASCII è un sottoinsieme della codifica UNICODE.</text:p>
      <text:p text:style-name="P259">Il più utilizzato è l’<text:span text:style-name="T3">UTF-8 che utilizza gruppi di Byte in numero variabile</text:span><text:span text:style-name="T4">, ciò consente di utilizzare il minor spazio possibile in base alla lingua su cui stiamo scrivendo.</text:span></text:p>
      <text:h text:style-name="Heading_20_2" text:outline-level="2"><text:bookmark-start text:name="__RefHeading___Toc3699_648367460"/>Gestione dei tipi di dato carattere e stringa in Assembly MIPS<text:bookmark-end text:name="__RefHeading___Toc3699_648367460"/></text:h>
      <text:p text:style-name="P260">Per la gestione dei caratteri vengono utilizzati prevalentemente i caratteri “unsigned”, in questo modo nei registri NON viene effettuata l’estensione di segno che cambierebbe il carattere codificato.</text:p>
      <text:p text:style-name="P261"/>
      <text:p text:style-name="P262"><text:soft-page-break/>Val = ‘A’</text:p>
      <text:p text:style-name="P262">ori $t0, $zero, 65<text:tab/><text:tab/># si imposta in $t0 il valore 65 senza estensione di segno</text:p>
      <text:p text:style-name="P261">Dato che in ASCII i caratteri crescono seguendo l’ordine di grandezza è possibile creare relazioni per gestire l’ordinamento tra caratteri. In aggiunta i caratteri minuscoli e maiuscoli differiscono di una costante pari a 32.</text:p>
      <text:p text:style-name="P261">Le stringhe sono array di caratteri. Esistono istruzioni di lettura dalla memoria in base al tipo di codifica (8 – 16 – 32 bit). Vedere esercizi pag. 299.</text:p>
      <text:h text:style-name="Heading_20_1" text:outline-level="1"><text:bookmark-start text:name="__RefHeading___Toc3701_648367460"/>Istruzioni Load e Store per Byte e half word, e Tipi di dato interi<text:bookmark-end text:name="__RefHeading___Toc3701_648367460"/></text:h>
      <text:h text:style-name="Heading_20_2" text:outline-level="2"><text:bookmark-start text:name="__RefHeading___Toc3703_648367460"/>ISTRUZIONI ASSEMBLY MISPS PER TRASFERIMENTO DI BYTE E HALF WORD<text:bookmark-end text:name="__RefHeading___Toc3703_648367460"/></text:h>
      <text:p text:style-name="P263">Sono istruzioni simili a load word e store word, ma anziché leggere 4 indirizzi contigui di memoria accedono a 2 oppure al singolo registro. Utilizzate anche per gestire i caratteri ASCII/UFT-16:</text:p>
      <text:list text:style-name="L31">
        <text:list-item>
          <text:p text:style-name="P264">suffisso “b” per il byte, 8 bit, singolo indirizzo di memoria</text:p>
        </text:list-item>
        <text:list-item>
          <text:p text:style-name="P264">suffisso “h” per la “half word”, 16 bit, mezza parola</text:p>
        </text:list-item>
      </text:list>
      <text:p text:style-name="P263">Le istruzioni disponibili sono le seguenti:</text:p>
      <text:list text:style-name="L32">
        <text:list-item>
          <text:p text:style-name="P265">lb (load Byte) - Esempio: “lb $t0, 50 ($s1)”. Scrive negli 8 bit meno significativi del registro, effettua la estensione del segno</text:p>
        </text:list-item>
        <text:list-item>
          <text:p text:style-name="P265">lbu (load Byte unsigned) Esempio: lbu $t0, 50 ($s1). Scrive negli 8 bit meno significativi del registro, non effettua la estensione del segno, i bit rimanenti sono posti a 0</text:p>
        </text:list-item>
        <text:list-item>
          <text:p text:style-name="P265">lh (load half word) Esempio: lh $t0, 50 ($s1). Scrive nei 16 bit meno significativi del registro i dati letti dalla memoria. Effettua la estensione del segno.</text:p>
        </text:list-item>
        <text:list-item>
          <text:p text:style-name="P265">lhu (load half word unsigned) Esempio: lhu $t0, 50 ($s1). Scrive nei 16 bit meno significativi del registro i dati letti dalla memoria. Non effettua la estensione del segno, i bit rimanenti sono a 0.</text:p>
        </text:list-item>
        <text:list-item>
          <text:p text:style-name="P265">sb (store Byte) Esempio: sb $t0, 50 ($s1). Scrive nel registro gli 8 bit meno significativi.</text:p>
        </text:list-item>
        <text:list-item>
          <text:p text:style-name="P265">sh (store half word) Esempio: sh $t0, 50 ( $s1). Scrive 16 bit meno significativi e li salva in due locazioni di memoria.</text:p>
        </text:list-item>
      </text:list>
      <text:p text:style-name="P266">Le istruzioni di “store” effettuano una scrittura su registri grandi 1 Byte, essi sono molto più piccoli rispetto ai 32 bit di lunghezza dei registri. Per questo motivo non sono presenti le istruzioni “store unsigned” in quanto non si ha mai un dato più piccolo della locazione in memoria centrale.</text:p>
      <text:p text:style-name="P267">Il MIPS è big-endian e la prima locazione di memoria del dato è quella con i bit più significativi.</text:p>
      <text:h text:style-name="Heading_20_2" text:outline-level="2"><text:bookmark-start text:name="__RefHeading___Toc3705_648367460"/>Formato e Indirizzamento per trasferimento di Byte e half word<text:bookmark-end text:name="__RefHeading___Toc3705_648367460"/></text:h>
      <text:p text:style-name="P268">Utilizzano il <text:a xlink:type="simple" xlink:href="#11.Istruzioni lw e sw Assembly MIPS e Indirizzamento tramite Base e Offset|outline" text:style-name="Internet_20_link" text:visited-style-name="Visited_20_Internet_20_Link">Formato tipo I e indirizzamento Base-Offset</text:a>.</text:p>
      <text:h text:style-name="Heading_20_2" text:outline-level="2"><text:bookmark-start text:name="__RefHeading___Toc3707_648367460"/>Tipi di dato primitivi per gli interi<text:bookmark-end text:name="__RefHeading___Toc3707_648367460"/></text:h>
      <text:p text:style-name="P268">Le istruzioni MIPS a 8, 16 e 23 bit vengono utilizzate nei linguaggi ad alto livello per la gestione dei vari tipi di dato primitivo. Nei linguaggi ad alto livello è possibile effettuare conversioni mediante:</text:p>
      <text:list text:style-name="L33">
        <text:list-item>
          <text:p text:style-name="P269"><text:soft-page-break/>widering conversion (conversione di ampliamento): aumenta il numero di bit della rappresentazione, tutti i valori originali sono rappresentabili</text:p>
        </text:list-item>
        <text:list-item>
          <text:p text:style-name="P269">narrowing conversion (conversione di restringimento): si restringe il numero di bit della rappresentazione, non tutti i valori originali sono rappresentabili.</text:p>
        </text:list-item>
      </text:list>
      <text:p text:style-name="P268"/>
      <text:h text:style-name="P270" text:outline-level="1"><text:bookmark-start text:name="__RefHeading___Toc3709_648367460"/>Tabella dei registri del processore MIPS<text:bookmark-end text:name="__RefHeading___Toc3709_648367460"/></text:h>
      <text:p text:style-name="P271">Registri utilizzati per i dati:</text:p>
      <text:list text:style-name="L34">
        <text:list-item>
          <text:p text:style-name="P272">da $t0 a $t7 hanno l’indirizzo che parte da 8 ed arriva a 15</text:p>
        </text:list-item>
        <text:list-item>
          <text:p text:style-name="P272">da $s0 a $s7 hanno indirizzo che parte da 16 ed arriva a 23</text:p>
        </text:list-item>
        <text:list-item>
          <text:p text:style-name="P272">$t8 e $t9 hanno indirizzo 24 e 25</text:p>
        </text:list-item>
      </text:list>
      <text:p text:style-name="P273"><text:span text:style-name="T114">Indirizzo che punta alla istruzione </text:span><text:span text:style-name="T115">successiva</text:span><text:span text:style-name="T116"> da eseguire:</text:span></text:p>
      <text:list text:style-name="L35">
        <text:list-item>
          <text:p text:style-name="P274">Program Counter <text:span text:style-name="T108">(PC)</text:span></text:p>
        </text:list-item>
      </text:list>
      <text:p text:style-name="P275">Gestione delle chiamate</text:p>
      <text:list text:continue-numbering="true" text:style-name="L35">
        <text:list-item>
          <text:p text:style-name="P276">$sp – stack pointer, puntatore in memoria</text:p>
        </text:list-item>
      </text:list>
      <text:h text:style-name="P277" text:outline-level="1"><text:bookmark-start text:name="__RefHeading___Toc168_1046217070"/>Glossario<text:bookmark-end text:name="__RefHeading___Toc168_1046217070"/></text:h>
      <text:list text:style-name="L36">
        <text:list-item>
          <text:p text:style-name="P278">ARCHITETTURA: insieme dei criteri <text:span text:style-name="T117">di</text:span> base <text:span text:style-name="T117">sui</text:span> quali è progettato e realizzato un computer</text:p>
        </text:list-item>
        <text:list-item>
          <text:p text:style-name="P278">Teoria della computazione: Studio dei problemi che possono essere risolti mediante computazione algoritmica</text:p>
        </text:list-item>
        <text:list-item>
          <text:p text:style-name="P279">PROGRAMMA : <text:span text:style-name="T11">algoritmo</text:span> scritto in un Linguaggio di Programmazione</text:p>
        </text:list-item>
        <text:list-item>
          <text:p text:style-name="P279">ISTRUZIONE: <text:span text:style-name="T11">azione</text:span> <text:span text:style-name="T11">operazione</text:span> scritta in un Linguaggio di Programmazione.</text:p>
        </text:list-item>
        <text:list-item>
          <text:p text:style-name="P280">Linguaggio di Programmazione: linguaggio formale utilizzato per la codifica di algoritmi</text:p>
        </text:list-item>
        <text:list-item>
          <text:p text:style-name="P281">BUS: Binary Unit System</text:p>
        </text:list-item>
        <text:list-item>
          <text:p text:style-name="P282">Locazione di memoria: Registro in memoria principale (NON IN CPU)</text:p>
        </text:list-item>
        <text:list-item>
          <text:p text:style-name="P283">Frame del Call Stack: blocco nel Call Stack relativo ad una chiamata.</text:p>
        </text:list-item>
        <text:list-item>
          <text:p text:style-name="P284">Assembly: linguaggio formale direttamente traducibile in linguaggio macchina.</text:p>
        </text:list-item>
        <text:list-item>
          <text:p text:style-name="P284">Assembler: traduttore da Assembly a linguaggio macchina.</text:p>
        </text:list-item>
        <text:list-item>
          <text:p text:style-name="P284"><text:span text:style-name="T118">UTF: </text:span>Unicode Transformation Format</text:p>
        </text:list-item>
        <text:list-item>
          <text:p text:style-name="P285">Pseudoistruzioni (Assembly): funzioni Assembly NON direttamente eseguibili dalla macchina ma realizzabili attraverso altre istruzioni (registro $at apposito per Assembler)</text:p>
        </text:list-item>
        <text:list-item>
          <text:p text:style-name="P286">Completezza funzionale: data una qualsiasi funzione booleana bastano AND, OR, NOT per costruire una espressione con la stessa tavola di verità della funzione data.</text:p>
        </text:list-item>
        <text:list-item>
          <text:p text:style-name="P287">Selettore di dati di tipo 2<text:span text:style-name="T33">N</text:span><text:span text:style-name="T31">-1: Multiplexer</text:span></text:p>
        </text:list-item>
      </text:list>
      <text:h text:style-name="P288" text:outline-level="1"><text:bookmark-start text:name="__RefHeading___Toc778_2372062789"/>Link utili<text:bookmark-end text:name="__RefHeading___Toc778_2372062789"/></text:h>
      <text:list text:style-name="L37">
        <text:list-item>
          <text:p text:style-name="P289"><text:a xlink:type="simple" xlink:href="https://en.wikibooks.org/wiki/MIPS_Assembly/MIPS_Details" text:style-name="Internet_20_link" text:visited-style-name="Visited_20_Internet_20_Link">https://en.wikibooks.org/wiki/MIPS_Assembly/MIPS_Details</text:a></text:p>
        </text:list-item>
        <text:list-item>
          <text:p text:style-name="P289"><text:a xlink:type="simple" xlink:href="https://en.wikibooks.org/wiki/MIPS_Assembly/Print_Version" text:style-name="Internet_20_link" text:visited-style-name="Visited_20_Internet_20_Link">https://en.wikibooks.org/wiki/MIPS_Assembly/Print_Version</text:a></text:p>
        </text:list-item>
        <text:list-item>
          <text:p text:style-name="P289"><text:a xlink:type="simple" xlink:href="https://en.wikibooks.org/wiki/MIPS_Assembly/MIPS_Details" text:style-name="Internet_20_link" text:visited-style-name="Visited_20_Internet_20_Link">https://en.wikibooks.org/wiki/MIPS_Assembly/MIPS_Details</text:a> – <text:span text:style-name="T119">registri + assembly/codice macchina</text:span></text:p>
        </text:list-item>
        <text:list-item>
          <text:p text:style-name="P289"><text:a xlink:type="simple" xlink:href="https://homepage.divms.uiowa.edu/~ghosh/6016.2.pdf" text:style-name="Internet_20_link" text:visited-style-name="Visited_20_Internet_20_Link">https://homepage.divms.uiowa.edu/~ghosh/6016.2.pdf</text:a> – <text:span text:style-name="T120">registri</text:span></text:p>
        </text:list-item>
        <text:list-item>
          <text:p text:style-name="P289"><text:a xlink:type="simple" xlink:href="https://homes.di.unimi.it/pedersini/AER/AE2_15_L3.pdf" text:style-name="Internet_20_link" text:visited-style-name="Visited_20_Internet_20_Link">https://homes.di.unimi.it/pedersini/AER/AE2_15_L3.pdf</text:a><text:span text:style-name="T120"> – </text:span><text:span text:style-name="T121">MIPS 32, vario</text:span></text:p>
        </text:list-item>
        <text:list-item>
          <text:p text:style-name="P289"><text:a xlink:type="simple" xlink:href="https://www.andreaminini.org/elettronica/circuiti-logici/porte-logiche" text:style-name="Internet_20_link" text:visited-style-name="Visited_20_Internet_20_Link">https://www.andreaminini.org/elettronica/circuiti-logici/porte-logiche</text:a><text:span text:style-name="T121"> – </text:span><text:span text:style-name="T122">porte logiche</text:span></text:p>
          <text:p text:style-name="P290"/>
        </text:list-item>
      </text:list>
      <text:h text:style-name="P291" text:outline-level="1"><text:bookmark-start text:name="__RefHeading___Toc780_2372062789"/><text:soft-page-break/>Numeri ricorrenti<text:bookmark-end text:name="__RefHeading___Toc780_2372062789"/></text:h>
      <text:list text:style-name="L38">
        <text:list-item>
          <text:p text:style-name="P292">32 registri nel pro<text:span text:style-name="T123">c</text:span>essore <text:span text:style-name="T124">da 0 a 31 (5 bit)</text:span></text:p>
        </text:list-item>
        <text:list-item>
          <text:p text:style-name="P292">32 bit di lunghezza per ogni registro</text:p>
        </text:list-item>
        <text:list-item>
          <text:p text:style-name="P292">5 bit necessari per avere l’INDIRIZZO del registro (sono 32 registri quindi 2<text:span text:style-name="T33">5</text:span>)</text:p>
        </text:list-item>
        <text:list-item>
          <text:p text:style-name="P293">32 bit di lunghezza di qualsiasi istruzione</text:p>
        </text:list-item>
        <text:list-item>
          <text:p text:style-name="P294">32 registri per i numeri FLOAT ($fx), oltre ai 32 registri già visti</text:p>
        </text:list-item>
        <text:list-item>
          <text:p text:style-name="P295">Ogni locazione di memoria è grande 1 Byte (8 bit), quindi per una istruzione o dato da mandare nel processore servono 4 locazioni consecutive</text:p>
        </text:list-item>
        <text:list-item>
          <text:p text:style-name="P296">2<text:span text:style-name="T33">32</text:span><text:span text:style-name="T31"> registri massimi di memoria principale indirizzabile, </text:span><text:span text:style-name="T125">4Gbyte o 1G</text:span><text:span text:style-name="T126">iga</text:span><text:span text:style-name="T125"> di </text:span><text:span text:style-name="T127">parole</text:span></text:p>
        </text:list-item>
        <text:list-item>
          <text:p text:style-name="P297"><text:span text:style-name="T128">S</text:span><text:span text:style-name="T129">alto in notazione Unicode tra ‘A’ ed ‘a’ di 32 caratteri</text:span></text:p>
        </text:list-item>
      </text:list>
      <text:h text:style-name="P298" text:outline-level="1"><text:bookmark-start text:name="__RefHeading___Toc782_2372062789"/>Pagine importanti<text:bookmark-end text:name="__RefHeading___Toc782_2372062789"/></text:h>
      <text:list text:style-name="L39">
        <text:list-item>
          <text:p text:style-name="P299">135 spiegazione su formato molto specifica. IMP</text:p>
        </text:list-item>
        <text:list-item>
          <text:p text:style-name="P300"><text:span text:style-name="T130">313-&gt;31</text:span><text:span text:style-name="T131">6</text:span> – recap di formato e indirizzamento di varie istruzioni. <text:span text:style-name="T130">Elenco completo.</text:span></text:p>
        </text:list-item>
        <text:list-item>
          <text:p text:style-name="P301">219 + 222 pagine di memoria.</text:p>
        </text:list-item>
        <text:list-item>
          <text:p text:style-name="P302">332 e seguenti, esempi applicativi su Array e Stringhe. <text:span text:style-name="T132">IMPORTANTE</text:span><text:span text:style-name="T133">. Lezione 22.</text:span></text:p>
        </text:list-item>
        <text:list-item>
          <text:p text:style-name="P303">359 – spiegazione numeri con la virgola IEEE 754</text:p>
        </text:list-item>
        <text:list-item>
          <text:p text:style-name="P304"><text:span text:style-name="T134">397-&gt;</text:span>405 – pagina delle principali proprietà dell’algebra booleana</text:p>
        </text:list-item>
        <text:list-item>
          <text:p text:style-name="P305"><text:span text:style-name="T135">354-</text:span><text:span text:style-name="T136">545</text:span> – implementazione unità di controllo</text:p>
        </text:list-item>
        <text:list-item>
          <text:p text:style-name="P306">550 - segnali di controllo dell’ALU</text:p>
        </text:list-item>
        <text:list-item>
          <text:p text:style-name="P307"><text:span text:style-name="T3">556</text:span> – tavole di verità per il funzionamento di CU e CU ALU</text:p>
        </text:list-item>
        <text:list-item>
          <text:p text:style-name="P307">557 – CPU comple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20%" fo:text-align="start" style:justify-single-word="false" fo:orphans="0" fo:widows="0" fo:hyphenation-ladder-count="no-limit" fo:hyphenation-keep="auto" loext:hyphenation-keep-type="column" style:punctuation-wrap="simple" style:writing-mode="lr-tb"/>
      <style:text-properties style:use-window-font-color="true" loext:opacity="0%" style:font-name="Liberation Sans" fo:font-family="'Liberation Sans'" style:font-family-generic="roman" style:font-pitch="variable" fo:font-size="11pt" fo:language="en" fo:country="US" style:letter-kerning="true"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20%"/>
      <style:text-properties fo:language="it" fo:country="IT" officeooo:rsid="00e08951" style:language-asian="zh" style:country-asian="CN" style:language-complex="hi" style:country-complex="IN"/>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paragraph-properties>
      <style:text-properties fo:color="#2185c5" loext:opacity="100%" fo:font-size="16pt" fo:font-weight="bold" style:font-size-asian="16pt" style:font-weight-asian="bold" style:font-size-complex="18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2594da" loext:opacity="100%" fo:font-size="15pt" fo:font-weight="bold" style:font-size-asian="15pt" style:font-weight-asian="bold"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2594da" loext:opacity="100%" fo:font-size="14pt" fo:font-weight="bold" style:font-size-asian="14pt" style:font-weight-asian="bold"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2594da" loext:opacity="100%" fo:font-size="13pt" fo:font-style="italic" fo:font-weight="bold" style:font-size-asian="13pt" style:font-style-asian="italic" style:font-weight-asian="bold" style:font-size-complex="13.5pt"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color="#2594da" loext:opacity="100%" fo:font-size="12pt" fo:font-weight="bold" style:font-size-asian="12pt" style:font-weight-asian="bold" style:font-size-complex="12pt" style:font-weight-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start" style:justify-single-word="false" fo:padding-left="0in" fo:padding-right="0in" fo:padding-top="0in" fo:padding-bottom="0.0138in" fo:border-left="none" fo:border-right="none" fo:border-top="none" fo:border-bottom="0.99pt solid #2185c5">
        <style:tab-stops/>
      </style:paragraph-properties>
      <style:text-properties fo:color="#3e454c" loext:opacity="100%" fo:font-size="25pt" fo:font-weight="normal" style:font-size-asian="25pt" style:font-weight-asian="normal" style:font-size-complex="28pt"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de" style:family="paragraph" style:parent-style-name="Standard">
      <loext:graphic-properties draw:fill="solid" draw:fill-color="#fff6e5"/>
      <style:paragraph-properties fo:margin-top="0.0598in" fo:margin-bottom="0in" style:contextual-spacing="false" fo:line-height="100%" fo:background-color="#fff6e5" fo:padding="0.0417in" fo:border="0.26pt solid #ff7f66" style:shadow="none">
        <style:tab-stops/>
      </style:paragraph-properties>
      <style:text-properties fo:color="#3e454c" loext:opacity="100%" style:font-name="Courier 10 Pitch" fo:font-family="'Courier 10 Pitch'" style:font-family-generic="roman" style:font-pitch="variable" fo:font-size="10pt" style:font-size-asian="10pt"/>
    </style:style>
    <style:style style:name="Alert" style:family="paragraph" style:parent-style-name="Standard">
      <style:paragraph-properties fo:padding-left="0.0417in" fo:padding-right="0in" fo:padding-top="0in" fo:padding-bottom="0in" fo:border-left="2.01pt solid #ff7f66" fo:border-right="none" fo:border-top="none" fo:border-bottom="none">
        <style:tab-stops/>
      </style:paragraph-properties>
      <style:text-properties fo:color="#ff3f1a" loext:opacity="100%"/>
    </style:style>
    <style:style style:name="Information" style:family="paragraph" style:parent-style-name="Standard">
      <style:paragraph-properties fo:padding-left="0.0138in" fo:padding-right="0in" fo:padding-top="0in" fo:padding-bottom="0in" fo:border-left="2.01pt solid #7ecefd" fo:border-right="none" fo:border-top="none" fo:border-bottom="none"/>
      <style:text-properties fo:color="#2185c5" loext:opacity="100%"/>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paragraph-properties fo:margin-top="0.0799in" fo:margin-bottom="0.1in" style:contextual-spacing="false" fo:text-align="center" style:justify-single-word="false"/>
      <style:text-properties fo:color="#3e454c" loext:opacity="100%"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666666" loext:opacity="100%" fo:font-size="9pt" style:font-size-asian="9pt"/>
    </style:style>
    <style:style style:name="Table_20_Contents" style:display-name="Table Contents" style:family="paragraph" style:parent-style-name="Standard" style:class="extra">
      <style:paragraph-properties text:number-lines="false" text:line-number="0"/>
      <style:text-properties fo:color="#3e454c" loext:opacity="100%" fo:font-size="10pt" style:font-size-asian="10pt"/>
    </style:style>
    <style:style style:name="Footer_20_right" style:display-name="Footer right" style:family="paragraph" style:parent-style-name="Standard" style:class="extra">
      <style:paragraph-properties fo:text-align="start" style:justify-single-word="false" text:number-lines="false" text:line-number="0">
        <style:tab-stops>
          <style:tab-stop style:position="3.4626in"/>
          <style:tab-stop style:position="6.9252in" style:type="right"/>
        </style:tab-stops>
      </style:paragraph-properties>
      <style:text-properties fo:color="#dd4814" loext:opacity="100%" fo:font-size="9pt" style:font-size-asian="9pt"/>
    </style:style>
    <style:style style:name="Footer_20_left" style:display-name="Footer left" style:family="paragraph" style:parent-style-name="Standard" style:class="extra">
      <style:paragraph-properties text:number-lines="false" text:line-number="0">
        <style:tab-stops>
          <style:tab-stop style:position="3.4626in"/>
          <style:tab-stop style:position="6.9252in" style:type="right"/>
        </style:tab-stops>
      </style:paragraph-properties>
      <style:text-properties fo:color="#666666" loext:opacity="100%"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ab-stops/>
      </style:paragraph-properties>
      <style:text-properties fo:font-size="10pt" fo:font-weight="bold" style:font-size-asian="10pt" style:font-weight-asian="bold" style:font-weight-complex="normal"/>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paragraph-properties fo:text-align="start" style:justify-single-word="false"/>
      <style:text-properties style:use-window-font-color="true" loext:opacity="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assandra_20_Cell_20_Elements" style:display-name="Cassandra Cell Elements" style:family="paragraph" style:parent-style-name="Table_20_Contents">
      <style:paragraph-properties fo:text-align="end" style:justify-single-word="false"/>
      <style:text-properties fo:color="#cccccc" loext:opacity="100%" fo:font-size="8pt" style:font-size-asian="8pt"/>
    </style:style>
    <style:style style:name="Marginalia" style:family="paragraph" style:parent-style-name="Text_20_body" style:class="text">
      <style:paragraph-properties fo:margin-left="1.5752in" fo:margin-right="0in" fo:text-indent="0in" style:auto-text-indent="false"/>
    </style:style>
    <style:style style:name="Hint" style:family="paragraph" style:parent-style-name="Information">
      <style:paragraph-properties fo:padding-left="0.0138in" fo:padding-right="0in" fo:padding-top="0in" fo:padding-bottom="0in" fo:border-left="2.01pt solid #51e289" fo:border-right="none" fo:border-top="none" fo:border-bottom="none"/>
      <style:text-properties fo:color="#21c561" loext:opacity="100%" fo:language="it" fo:country="IT" officeooo:rsid="00883c2d" style:language-asian="zh" style:country-asian="CN" style:language-complex="hi" style:country-complex="IN"/>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family-generic="roman" style:font-pitch="variable" fo:font-size="10pt" fo:background-color="#fff6e5" style:font-size-asian="10pt" loext:padding="0.028in" loext:border="0.26pt solid #c0c0c0" loext:shadow="non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Droid Sans Fallback" style:font-family-asian="'Droid Sans Fallback'"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6" loext:num-list-format="%2%.%3%.%4%.%5%.%6%"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7" loext:num-list-format="%3%.%4%.%5%.%6%.%7%" style:num-format="1" text:display-levels="5">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8" loext:num-list-format="%4%.%5%.%6%.%7%.%8%"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9" loext:num-list-format="%5%.%6%.%7%.%8%.%9%" style:num-format="1" text:display-levels="5">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tab-stops>
          <style:tab-stop style:position="6.25in" style:type="center"/>
          <style:tab-stop style:position="6.9252in" style:type="right"/>
        </style:tab-stops>
      </style:paragraph-properties>
      <style:text-properties officeooo:paragraph-rsid="00219ed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46in" fo:margin-left="0in" fo:margin-right="0in" fo:margin-top="0.3453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rchitetture e reti di calcolatori - 0081809INGINF05 - <text:a xlink:type="simple" xlink:href="https://github.com/AlessioCappe/MercatorumAppunti" text:style-name="Internet_20_link" text:visited-style-name="Visited_20_Internet_20_Link">https://github.com/AlessioCappe/MercatorumAppunti</text:a><text:tab/><text:tab/><text:page-number text:select-page="current">3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9:13:36</meta:creation-date>
    <dc:language>it-IT</dc:language>
    <dc:date>2025-02-09T14:23:14.192121818</dc:date>
    <meta:editing-cycles>143</meta:editing-cycles>
    <dc:title>Tech Docs Template</dc:title>
    <meta:editing-duration>P1DT21H55M18S</meta:editing-duration>
    <meta:generator>LibreOffice/24.8.4.2$Linux_X86_64 LibreOffice_project/480$Build-2</meta:generator>
    <meta:document-statistic meta:table-count="13" meta:image-count="0" meta:object-count="2" meta:page-count="35" meta:paragraph-count="866" meta:word-count="12506" meta:character-count="76329" meta:non-whitespace-character-count="64768"/>
    <meta:user-defined meta:name="AppVersion">15.0000</meta:user-defined>
  </office:meta>
</office:document-meta>
</file>

<file path=Object 1/content.xml><?xml version="1.0" encoding="utf-8"?>
<math xmlns="http://www.w3.org/1998/Math/MathML" display="block">
  <semantics>
    <mrow>
      <mrow>
        <mi>A</mi>
        <mo stretchy="false">+</mo>
        <mi>B</mi>
      </mrow>
      <mo stretchy="false">=</mo>
      <mrow>
        <mi>A</mi>
        <mo stretchy="false">+</mo>
        <mrow>
          <mo fence="true" form="prefix" stretchy="false">(</mo>
          <mrow>
            <mrow>
              <mo stretchy="false">−</mo>
              <mi>B</mi>
            </mrow>
          </mrow>
          <mo fence="true" form="postfix" stretchy="false">)</mo>
        </mrow>
      </mrow>
    </mrow>
    <annotation encoding="StarMath 5.0">A + B = A + ( -B ) </annotation>
  </semantics>
</math>
</file>

<file path=Object 2/content.xml><?xml version="1.0" encoding="utf-8"?>
<math xmlns="http://www.w3.org/1998/Math/MathML" display="block">
  <semantics>
    <mrow>
      <msub>
        <mi>C</mi>
        <mi>N</mi>
      </msub>
      <mo stretchy="false">≠</mo>
      <msub>
        <mi>C</mi>
        <mrow>
          <mi>N</mi>
          <mo stretchy="false">−</mo>
          <mn>1</mn>
        </mrow>
      </msub>
    </mrow>
    <annotation encoding="StarMath 5.0">C_N &lt;&gt; C_{N-1}</annotation>
  </semantics>
</math>
</file>